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0">
      <number:scientific-number number:decimal-places="2" number:min-integer-digits="1" number:min-exponent-digits="3"/>
    </number:number-style>
    <style:style style:name="ce2" style:family="table-cell" style:parent-style-name="Default" style:data-style-name="N36"/>
    <style:style style:name="ce3" style:family="table-cell" style:parent-style-name="Default" style:data-style-name="N0"/>
    <style:style style:name="ce4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Date (FSMI)</text:p>
          </table:table-cell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6/0</text:p>
          </table:table-cell>
          <table:table-cell/>
          <table:table-cell table:style-name="ce3" office:value-type="float" office:value="6.1">
            <text:p>6.1</text:p>
          </table:table-cell>
          <table:table-cell/>
          <table:table-cell office:value-type="float" office:value="6.2">
            <text:p>6.2</text:p>
          </table:table-cell>
          <table:table-cell/>
          <table:table-cell office:value-type="float" office:value="6.3">
            <text:p>6.3</text:p>
          </table:table-cell>
          <table:table-cell/>
          <table:table-cell office:value-type="float" office:value="6.4">
            <text:p>6.4</text:p>
          </table:table-cell>
          <table:table-cell/>
          <table:table-cell office:value-type="float" office:value="6.5">
            <text:p>6.5</text:p>
          </table:table-cell>
          <table:table-cell/>
          <table:table-cell office:value-type="float" office:value="6.6">
            <text:p>6.6</text:p>
          </table:table-cell>
          <table:table-cell/>
          <table:table-cell office:value-type="float" office:value="6.7">
            <text:p>6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 table:number-columns-repeated="2"/>
        </table:table-row>
        <table:table-row table:style-name="ro1">
          <table:table-cell office:value-type="string">
            <text:p>A0</text:p>
          </table:table-cell>
          <table:table-cell office:value-type="float" office:value="125.434">
            <text:p>125.434</text:p>
          </table:table-cell>
          <table:table-cell office:value-type="float" office:value="11.5426">
            <text:p>11.5426</text:p>
          </table:table-cell>
          <table:table-cell office:value-type="float" office:value="264.206">
            <text:p>264.206</text:p>
          </table:table-cell>
          <table:table-cell office:value-type="float" office:value="10.5613">
            <text:p>10.5613</text:p>
          </table:table-cell>
          <table:table-cell office:value-type="float" office:value="240.697">
            <text:p>240.697</text:p>
          </table:table-cell>
          <table:table-cell office:value-type="float" office:value="11.2207">
            <text:p>11.2207</text:p>
          </table:table-cell>
          <table:table-cell office:value-type="float" office:value="244.789">
            <text:p>244.789</text:p>
          </table:table-cell>
          <table:table-cell office:value-type="float" office:value="11.5238">
            <text:p>11.5238</text:p>
          </table:table-cell>
          <table:table-cell office:value-type="float" office:value="256.419">
            <text:p>256.419</text:p>
          </table:table-cell>
          <table:table-cell office:value-type="float" office:value="11.0758">
            <text:p>11.0758</text:p>
          </table:table-cell>
          <table:table-cell office:value-type="float" office:value="207.832">
            <text:p>207.832</text:p>
          </table:table-cell>
          <table:table-cell office:value-type="float" office:value="10.426">
            <text:p>10.426</text:p>
          </table:table-cell>
          <table:table-cell office:value-type="float" office:value="16.8918">
            <text:p>16.8918</text:p>
          </table:table-cell>
          <table:table-cell office:value-type="float" office:value="1.84267">
            <text:p>1.84267</text:p>
          </table:table-cell>
          <table:table-cell office:value-type="float" office:value="152.102">
            <text:p>152.102</text:p>
          </table:table-cell>
          <table:table-cell office:value-type="float" office:value="22.8666">
            <text:p>22.8666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5.6783">
            <text:p>45.6783</text:p>
          </table:table-cell>
          <table:table-cell office:value-type="float" office:value="0.549504">
            <text:p>0.549504</text:p>
          </table:table-cell>
          <table:table-cell office:value-type="float" office:value="51.1734">
            <text:p>51.1734</text:p>
          </table:table-cell>
          <table:table-cell office:value-type="float" office:value="0.297957">
            <text:p>0.297957</text:p>
          </table:table-cell>
          <table:table-cell office:value-type="float" office:value="51.0641">
            <text:p>51.0641</text:p>
          </table:table-cell>
          <table:table-cell office:value-type="float" office:value="0.348504">
            <text:p>0.348504</text:p>
          </table:table-cell>
          <table:table-cell office:value-type="float" office:value="51.2538">
            <text:p>51.2538</text:p>
          </table:table-cell>
          <table:table-cell office:value-type="float" office:value="0.355028">
            <text:p>0.355028</text:p>
          </table:table-cell>
          <table:table-cell office:value-type="float" office:value="50.2532">
            <text:p>50.2532</text:p>
          </table:table-cell>
          <table:table-cell office:value-type="float" office:value="0.329015">
            <text:p>0.329015</text:p>
          </table:table-cell>
          <table:table-cell office:value-type="float" office:value="50.5999">
            <text:p>50.5999</text:p>
          </table:table-cell>
          <table:table-cell office:value-type="float" office:value="0.381406">
            <text:p>0.381406</text:p>
          </table:table-cell>
          <table:table-cell office:value-type="float" office:value="53.7403">
            <text:p>53.7403</text:p>
          </table:table-cell>
          <table:table-cell office:value-type="float" office:value="0.842866">
            <text:p>0.842866</text:p>
          </table:table-cell>
          <table:table-cell office:value-type="float" office:value="43.6665">
            <text:p>43.6665</text:p>
          </table:table-cell>
          <table:table-cell office:value-type="float" office:value="0.738943">
            <text:p>0.73894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14.1237">
            <text:p>14.1237</text:p>
          </table:table-cell>
          <table:table-cell office:value-type="float" office:value="1.15402">
            <text:p>1.15402</text:p>
          </table:table-cell>
          <table:table-cell office:value-type="float" office:value="8.14881">
            <text:p>8.14881</text:p>
          </table:table-cell>
          <table:table-cell office:value-type="float" office:value="0.405986">
            <text:p>0.405986</text:p>
          </table:table-cell>
          <table:table-cell office:value-type="float" office:value="7.9094">
            <text:p>7.9094</text:p>
          </table:table-cell>
          <table:table-cell office:value-type="float" office:value="0.480164">
            <text:p>0.480164</text:p>
          </table:table-cell>
          <table:table-cell office:value-type="float" office:value="8.26159">
            <text:p>8.26159</text:p>
          </table:table-cell>
          <table:table-cell office:value-type="float" office:value="0.493644">
            <text:p>0.493644</text:p>
          </table:table-cell>
          <table:table-cell office:value-type="float" office:value="8.66182">
            <text:p>8.66182</text:p>
          </table:table-cell>
          <table:table-cell office:value-type="float" office:value="0.464415">
            <text:p>0.464415</text:p>
          </table:table-cell>
          <table:table-cell office:value-type="float" office:value="8.44986">
            <text:p>8.44986</text:p>
          </table:table-cell>
          <table:table-cell office:value-type="float" office:value="0.540253">
            <text:p>0.540253</text:p>
          </table:table-cell>
          <table:table-cell office:value-type="float" office:value="8.8777">
            <text:p>8.8777</text:p>
          </table:table-cell>
          <table:table-cell office:value-type="float" office:value="1.2096">
            <text:p>1.2096</text:p>
          </table:table-cell>
          <table:table-cell office:value-type="float" office:value="17.147">
            <text:p>17.147</text:p>
          </table:table-cell>
          <table:table-cell office:value-type="float" office:value="1.83451">
            <text:p>1.83451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601.134">
            <text:p>601.134</text:p>
          </table:table-cell>
          <table:table-cell office:value-type="float" office:value="5.23765">
            <text:p>5.23765</text:p>
          </table:table-cell>
          <table:table-cell office:value-type="float" office:value="860.893">
            <text:p>860.893</text:p>
          </table:table-cell>
          <table:table-cell office:value-type="float" office:value="8.87819">
            <text:p>8.87819</text:p>
          </table:table-cell>
          <table:table-cell office:value-type="float" office:value="857.044">
            <text:p>857.044</text:p>
          </table:table-cell>
          <table:table-cell office:value-type="float" office:value="9.43671">
            <text:p>9.43671</text:p>
          </table:table-cell>
          <table:table-cell office:value-type="float" office:value="863.36">
            <text:p>863.36</text:p>
          </table:table-cell>
          <table:table-cell office:value-type="float" office:value="9.70148">
            <text:p>9.70148</text:p>
          </table:table-cell>
          <table:table-cell office:value-type="float" office:value="984.266">
            <text:p>984.266</text:p>
          </table:table-cell>
          <table:table-cell office:value-type="float" office:value="9.20972">
            <text:p>9.20972</text:p>
          </table:table-cell>
          <table:table-cell office:value-type="float" office:value="883.25">
            <text:p>883.25</text:p>
          </table:table-cell>
          <table:table-cell office:value-type="float" office:value="8.70294">
            <text:p>8.70294</text:p>
          </table:table-cell>
          <table:table-cell office:value-type="float" office:value="139.062">
            <text:p>139.062</text:p>
          </table:table-cell>
          <table:table-cell office:value-type="float" office:value="1.58706">
            <text:p>1.58706</text:p>
          </table:table-cell>
          <table:table-cell office:value-type="float" office:value="531.932">
            <text:p>531.932</text:p>
          </table:table-cell>
          <table:table-cell office:value-type="float" office:value="8.86702">
            <text:p>8.86702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0.0308354">
            <text:p>-0.0308354</text:p>
          </table:table-cell>
          <table:table-cell office:value-type="float" office:value="0.587109">
            <text:p>0.587109</text:p>
          </table:table-cell>
          <table:table-cell office:value-type="float" office:value="4.49786">
            <text:p>4.49786</text:p>
          </table:table-cell>
          <table:table-cell office:value-type="float" office:value="0.566948">
            <text:p>0.566948</text:p>
          </table:table-cell>
          <table:table-cell office:value-type="float" office:value="4.49962">
            <text:p>4.49962</text:p>
          </table:table-cell>
          <table:table-cell office:value-type="float" office:value="0.609821">
            <text:p>0.609821</text:p>
          </table:table-cell>
          <table:table-cell office:value-type="float" office:value="4.64293">
            <text:p>4.64293</text:p>
          </table:table-cell>
          <table:table-cell office:value-type="float" office:value="0.632617">
            <text:p>0.632617</text:p>
          </table:table-cell>
          <table:table-cell office:value-type="float" office:value="4.20671">
            <text:p>4.20671</text:p>
          </table:table-cell>
          <table:table-cell office:value-type="float" office:value="0.613388">
            <text:p>0.613388</text:p>
          </table:table-cell>
          <table:table-cell office:value-type="float" office:value="4.49606">
            <text:p>4.49606</text:p>
          </table:table-cell>
          <table:table-cell office:value-type="float" office:value="0.580488">
            <text:p>0.580488</text:p>
          </table:table-cell>
          <table:table-cell office:value-type="float" office:value="0.086914">
            <text:p>0.086914</text:p>
          </table:table-cell>
          <table:table-cell office:value-type="float" office:value="0.105645">
            <text:p>0.105645</text:p>
          </table:table-cell>
          <table:table-cell office:value-type="float" office:value="-0.746333">
            <text:p>-0.746333</text:p>
          </table:table-cell>
          <table:table-cell office:value-type="float" office:value="0.917402">
            <text:p>0.917402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00797796">
            <text:p>-0.00797796</text:p>
          </table:table-cell>
          <table:table-cell office:value-type="float" office:value="0.00605132">
            <text:p>0.00605132</text:p>
          </table:table-cell>
          <table:table-cell office:value-type="float" office:value="-0.0584655">
            <text:p>-0.0584655</text:p>
          </table:table-cell>
          <table:table-cell office:value-type="float" office:value="0.00548495">
            <text:p>0.00548495</text:p>
          </table:table-cell>
          <table:table-cell office:value-type="float" office:value="-0.0593566">
            <text:p>-0.0593566</text:p>
          </table:table-cell>
          <table:table-cell office:value-type="float" office:value="0.00590265">
            <text:p>0.00590265</text:p>
          </table:table-cell>
          <table:table-cell office:value-type="float" office:value="-0.0606168">
            <text:p>-0.0606168</text:p>
          </table:table-cell>
          <table:table-cell office:value-type="float" office:value="0.00611969">
            <text:p>0.00611969</text:p>
          </table:table-cell>
          <table:table-cell office:value-type="float" office:value="-0.0592593">
            <text:p>-0.0592593</text:p>
          </table:table-cell>
          <table:table-cell office:value-type="float" office:value="0.00597185">
            <text:p>0.00597185</text:p>
          </table:table-cell>
          <table:table-cell office:value-type="float" office:value="-0.0573728">
            <text:p>-0.0573728</text:p>
          </table:table-cell>
          <table:table-cell office:value-type="float" office:value="0.00563749">
            <text:p>0.00563749</text:p>
          </table:table-cell>
          <table:table-cell office:value-type="float" office:value="-0.00216352">
            <text:p>-0.00216352</text:p>
          </table:table-cell>
          <table:table-cell office:value-type="float" office:value="0.00100797">
            <text:p>0.00100797</text:p>
          </table:table-cell>
          <table:table-cell table:style-name="ce4" office:value-type="float" office:value="-0.0000275271">
            <text:p>-2.75E-005</text:p>
          </table:table-cell>
          <table:table-cell office:value-type="float" office:value="0.00986541">
            <text:p>0.00986541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8]" office:value-type="float" office:value="33.2587718700036">
            <text:p>33.25877187</text:p>
          </table:table-cell>
          <table:table-cell/>
          <table:table-cell table:formula="of:=2*SQRT(2*LN(2))*[.D8]" office:value-type="float" office:value="19.1889811311486">
            <text:p>19.1889811311</text:p>
          </table:table-cell>
          <table:table-cell office:value-type="string">
            <text:p>Max Row</text:p>
          </table:table-cell>
          <table:table-cell table:formula="of:=2*SQRT(2*LN(2))*[.F8]" office:value-type="float" office:value="18.6252136641678">
            <text:p>18.6252136642</text:p>
          </table:table-cell>
          <table:table-cell/>
          <table:table-cell table:formula="of:=2*SQRT(2*LN(2))*[.H8]" office:value-type="float" office:value="19.4545577358272">
            <text:p>19.4545577358</text:p>
          </table:table-cell>
          <table:table-cell/>
          <table:table-cell table:formula="of:=2*SQRT(2*LN(2))*[.J8]" office:value-type="float" office:value="20.39702736245">
            <text:p>20.3970273625</text:p>
          </table:table-cell>
          <table:table-cell/>
          <table:table-cell table:formula="of:=2*SQRT(2*LN(2))*[.L8]" office:value-type="float" office:value="19.8978997057052">
            <text:p>19.8978997057</text:p>
          </table:table-cell>
          <table:table-cell/>
          <table:table-cell table:formula="of:=2*SQRT(2*LN(2))*[.N8]" office:value-type="float" office:value="20.9053859137713">
            <text:p>20.9053859138</text:p>
          </table:table-cell>
          <table:table-cell/>
          <table:table-cell table:formula="of:=2*SQRT(2*LN(2))*[.P8]" office:value-type="float" office:value="40.3780993121457">
            <text:p>40.3780993121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720">
            <text:p>720</text:p>
          </table:table-cell>
          <table:table-cell/>
          <table:table-cell office:value-type="float" office:value="1185.57">
            <text:p>1185.57</text:p>
          </table:table-cell>
          <table:table-cell office:value-type="float" office:value="49">
            <text:p>49</text:p>
          </table:table-cell>
          <table:table-cell office:value-type="float" office:value="1162.29">
            <text:p>1162.29</text:p>
          </table:table-cell>
          <table:table-cell/>
          <table:table-cell office:value-type="float" office:value="1193">
            <text:p>1193</text:p>
          </table:table-cell>
          <table:table-cell/>
          <table:table-cell office:value-type="float" office:value="1298.43">
            <text:p>1298.43</text:p>
          </table:table-cell>
          <table:table-cell/>
          <table:table-cell office:value-type="float" office:value="1163.14">
            <text:p>1163.14</text:p>
          </table:table-cell>
          <table:table-cell/>
          <table:table-cell office:value-type="float" office:value="158.857">
            <text:p>158.857</text:p>
          </table:table-cell>
          <table:table-cell/>
          <table:table-cell office:value-type="float" office:value="673.5714">
            <text:p>673.5714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510.714">
            <text:p>510.714</text:p>
          </table:table-cell>
          <table:table-cell/>
          <table:table-cell office:value-type="float" office:value="717.571">
            <text:p>717.571</text:p>
          </table:table-cell>
          <table:table-cell/>
          <table:table-cell office:value-type="float" office:value="707.571">
            <text:p>707.571</text:p>
          </table:table-cell>
          <table:table-cell/>
          <table:table-cell office:value-type="float" office:value="720">
            <text:p>720</text:p>
          </table:table-cell>
          <table:table-cell/>
          <table:table-cell office:value-type="float" office:value="801.857">
            <text:p>801.857</text:p>
          </table:table-cell>
          <table:table-cell/>
          <table:table-cell office:value-type="float" office:value="754.143">
            <text:p>754.143</text:p>
          </table:table-cell>
          <table:table-cell/>
          <table:table-cell office:value-type="float" office:value="119.429">
            <text:p>119.429</text:p>
          </table:table-cell>
          <table:table-cell/>
          <table:table-cell office:value-type="float" office:value="439.143">
            <text:p>439.143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6/0</text:p>
          </table:table-cell>
          <table:table-cell/>
          <table:table-cell office:value-type="float" office:value="6.1">
            <text:p>6.1</text:p>
          </table:table-cell>
          <table:table-cell/>
          <table:table-cell office:value-type="float" office:value="6.2">
            <text:p>6.2</text:p>
          </table:table-cell>
          <table:table-cell/>
          <table:table-cell office:value-type="float" office:value="6.3">
            <text:p>6.3</text:p>
          </table:table-cell>
          <table:table-cell/>
          <table:table-cell office:value-type="float" office:value="6.4">
            <text:p>6.4</text:p>
          </table:table-cell>
          <table:table-cell/>
          <table:table-cell office:value-type="float" office:value="6.5">
            <text:p>6.5</text:p>
          </table:table-cell>
          <table:table-cell/>
          <table:table-cell office:value-type="float" office:value="6.6">
            <text:p>6.6</text:p>
          </table:table-cell>
          <table:table-cell/>
          <table:table-cell office:value-type="float" office:value="6.7">
            <text:p>6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619.661">
            <text:p>619.661</text:p>
          </table:table-cell>
          <table:table-cell office:value-type="float" office:value="13.2779">
            <text:p>13.2779</text:p>
          </table:table-cell>
          <table:table-cell office:value-type="float" office:value="1555.42">
            <text:p>1555.42</text:p>
          </table:table-cell>
          <table:table-cell office:value-type="float" office:value="37.65847">
            <text:p>37.65847</text:p>
          </table:table-cell>
          <table:table-cell office:value-type="float" office:value="1455.24">
            <text:p>1455.24</text:p>
          </table:table-cell>
          <table:table-cell office:value-type="float" office:value="36.2397">
            <text:p>36.2397</text:p>
          </table:table-cell>
          <table:table-cell office:value-type="float" office:value="1466.88">
            <text:p>1466.88</text:p>
          </table:table-cell>
          <table:table-cell office:value-type="float" office:value="35.0578">
            <text:p>35.0578</text:p>
          </table:table-cell>
          <table:table-cell office:value-type="float" office:value="1536.39">
            <text:p>1536.39</text:p>
          </table:table-cell>
          <table:table-cell office:value-type="float" office:value="37.39747">
            <text:p>37.39747</text:p>
          </table:table-cell>
          <table:table-cell office:value-type="float" office:value="1309.66">
            <text:p>1309.66</text:p>
          </table:table-cell>
          <table:table-cell office:value-type="float" office:value="32.4428">
            <text:p>32.4428</text:p>
          </table:table-cell>
          <table:table-cell office:value-type="float" office:value="94.0268">
            <text:p>94.0268</text:p>
          </table:table-cell>
          <table:table-cell office:value-type="float" office:value="4.54574">
            <text:p>4.54574</text:p>
          </table:table-cell>
          <table:table-cell office:value-type="float" office:value="547.098">
            <text:p>547.098</text:p>
          </table:table-cell>
          <table:table-cell office:value-type="float" office:value="13.1645">
            <text:p>13.1645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6.2223">
            <text:p>56.2223</text:p>
          </table:table-cell>
          <table:table-cell office:value-type="float" office:value="0.165915">
            <text:p>0.165915</text:p>
          </table:table-cell>
          <table:table-cell office:value-type="float" office:value="56.5767">
            <text:p>56.5767</text:p>
          </table:table-cell>
          <table:table-cell office:value-type="float" office:value="0.189722">
            <text:p>0.189722</text:p>
          </table:table-cell>
          <table:table-cell office:value-type="float" office:value="56.6802">
            <text:p>56.6802</text:p>
          </table:table-cell>
          <table:table-cell office:value-type="float" office:value="0.19609">
            <text:p>0.19609</text:p>
          </table:table-cell>
          <table:table-cell office:value-type="float" office:value="56.6072">
            <text:p>56.6072</text:p>
          </table:table-cell>
          <table:table-cell office:value-type="float" office:value="0.188022">
            <text:p>0.188022</text:p>
          </table:table-cell>
          <table:table-cell office:value-type="float" office:value="56.5552">
            <text:p>56.5552</text:p>
          </table:table-cell>
          <table:table-cell office:value-type="float" office:value="0.1906">
            <text:p>0.1906</text:p>
          </table:table-cell>
          <table:table-cell office:value-type="float" office:value="56.7144">
            <text:p>56.7144</text:p>
          </table:table-cell>
          <table:table-cell office:value-type="float" office:value="0.194781">
            <text:p>0.194781</text:p>
          </table:table-cell>
          <table:table-cell office:value-type="float" office:value="56.9044">
            <text:p>56.9044</text:p>
          </table:table-cell>
          <table:table-cell office:value-type="float" office:value="0.381748">
            <text:p>0.381748</text:p>
          </table:table-cell>
          <table:table-cell office:value-type="float" office:value="56.3526">
            <text:p>56.3526</text:p>
          </table:table-cell>
          <table:table-cell office:value-type="float" office:value="0.186515">
            <text:p>0.186515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39889">
            <text:p>8.39889</text:p>
          </table:table-cell>
          <table:table-cell office:value-type="float" office:value="0.226964">
            <text:p>0.226964</text:p>
          </table:table-cell>
          <table:table-cell office:value-type="float" office:value="8.64878">
            <text:p>8.64878</text:p>
          </table:table-cell>
          <table:table-cell office:value-type="float" office:value="0.26125">
            <text:p>0.26125</text:p>
          </table:table-cell>
          <table:table-cell office:value-type="float" office:value="8.66913">
            <text:p>8.66913</text:p>
          </table:table-cell>
          <table:table-cell office:value-type="float" office:value="0.271682">
            <text:p>0.271682</text:p>
          </table:table-cell>
          <table:table-cell office:value-type="float" office:value="8.65405">
            <text:p>8.65405</text:p>
          </table:table-cell>
          <table:table-cell office:value-type="float" office:value="0.260762">
            <text:p>0.260762</text:p>
          </table:table-cell>
          <table:table-cell office:value-type="float" office:value="8.63502">
            <text:p>8.63502</text:p>
          </table:table-cell>
          <table:table-cell office:value-type="float" office:value="0.262346">
            <text:p>0.262346</text:p>
          </table:table-cell>
          <table:table-cell office:value-type="float" office:value="8.59333">
            <text:p>8.59333</text:p>
          </table:table-cell>
          <table:table-cell office:value-type="float" office:value="0.268866">
            <text:p>0.268866</text:p>
          </table:table-cell>
          <table:table-cell office:value-type="float" office:value="8.82142">
            <text:p>8.82142</text:p>
          </table:table-cell>
          <table:table-cell office:value-type="float" office:value="0.525605">
            <text:p>0.525605</text:p>
          </table:table-cell>
          <table:table-cell office:value-type="float" office:value="8.36058">
            <text:p>8.36058</text:p>
          </table:table-cell>
          <table:table-cell office:value-type="float" office:value="0.254662">
            <text:p>0.25466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1016.26">
            <text:p>1016.26</text:p>
          </table:table-cell>
          <table:table-cell office:value-type="float" office:value="11.8698">
            <text:p>11.8698</text:p>
          </table:table-cell>
          <table:table-cell office:value-type="float" office:value="2750.83">
            <text:p>2750.83</text:p>
          </table:table-cell>
          <table:table-cell office:value-type="float" office:value="33.7803">
            <text:p>33.7803</text:p>
          </table:table-cell>
          <table:table-cell office:value-type="float" office:value="2603.22">
            <text:p>2603.22</text:p>
          </table:table-cell>
          <table:table-cell office:value-type="float" office:value="32.5377">
            <text:p>32.5377</text:p>
          </table:table-cell>
          <table:table-cell office:value-type="float" office:value="2628.66">
            <text:p>2628.66</text:p>
          </table:table-cell>
          <table:table-cell office:value-type="float" office:value="31.4562">
            <text:p>31.4562</text:p>
          </table:table-cell>
          <table:table-cell office:value-type="float" office:value="2708.1">
            <text:p>2708.1</text:p>
          </table:table-cell>
          <table:table-cell office:value-type="float" office:value="33.54">
            <text:p>33.54</text:p>
          </table:table-cell>
          <table:table-cell office:value-type="float" office:value="2574.81">
            <text:p>2574.81</text:p>
          </table:table-cell>
          <table:table-cell office:value-type="float" office:value="29.1419">
            <text:p>29.1419</text:p>
          </table:table-cell>
          <table:table-cell office:value-type="float" office:value="218.287">
            <text:p>218.287</text:p>
          </table:table-cell>
          <table:table-cell office:value-type="float" office:value="4.087">
            <text:p>4.087</text:p>
          </table:table-cell>
          <table:table-cell office:value-type="float" office:value="943.98">
            <text:p>943.98</text:p>
          </table:table-cell>
          <table:table-cell office:value-type="float" office:value="11.7814">
            <text:p>11.7814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4.04428">
            <text:p>-4.04428</text:p>
          </table:table-cell>
          <table:table-cell office:value-type="float" office:value="0.758579">
            <text:p>0.758579</text:p>
          </table:table-cell>
          <table:table-cell office:value-type="float" office:value="-12.5705">
            <text:p>-12.5705</text:p>
          </table:table-cell>
          <table:table-cell office:value-type="float" office:value="2.17145">
            <text:p>2.17145</text:p>
          </table:table-cell>
          <table:table-cell office:value-type="float" office:value="-11.9732">
            <text:p>-11.9732</text:p>
          </table:table-cell>
          <table:table-cell office:value-type="float" office:value="2.10389">
            <text:p>2.10389</text:p>
          </table:table-cell>
          <table:table-cell office:value-type="float" office:value="-11.6047">
            <text:p>-11.6047</text:p>
          </table:table-cell>
          <table:table-cell office:value-type="float" office:value="2.03637">
            <text:p>2.03637</text:p>
          </table:table-cell>
          <table:table-cell office:value-type="float" office:value="-12.9673">
            <text:p>-12.9673</text:p>
          </table:table-cell>
          <table:table-cell office:value-type="float" office:value="2.15506">
            <text:p>2.15506</text:p>
          </table:table-cell>
          <table:table-cell office:value-type="float" office:value="-11.1812">
            <text:p>-11.1812</text:p>
          </table:table-cell>
          <table:table-cell office:value-type="float" office:value="1.877013">
            <text:p>1.877013</text:p>
          </table:table-cell>
          <table:table-cell office:value-type="float" office:value="-0.0938872">
            <text:p>-0.0938872</text:p>
          </table:table-cell>
          <table:table-cell office:value-type="float" office:value="0.262495">
            <text:p>0.262495</text:p>
          </table:table-cell>
          <table:table-cell office:value-type="float" office:value="-0.482877">
            <text:p>-0.482877</text:p>
          </table:table-cell>
          <table:table-cell office:value-type="float" office:value="0.751206">
            <text:p>0.751206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12146">
            <text:p>0.012146</text:p>
          </table:table-cell>
          <table:table-cell office:value-type="float" office:value="0.00723694">
            <text:p>0.00723694</text:p>
          </table:table-cell>
          <table:table-cell office:value-type="float" office:value="0.0691211">
            <text:p>0.0691211</text:p>
          </table:table-cell>
          <table:table-cell office:value-type="float" office:value="0.0206643">
            <text:p>0.0206643</text:p>
          </table:table-cell>
          <table:table-cell office:value-type="float" office:value="0.06431471">
            <text:p>0.06431471</text:p>
          </table:table-cell>
          <table:table-cell office:value-type="float" office:value="0.0199987">
            <text:p>0.0199987</text:p>
          </table:table-cell>
          <table:table-cell office:value-type="float" office:value="0.0607715">
            <text:p>0.0607715</text:p>
          </table:table-cell>
          <table:table-cell office:value-type="float" office:value="0.0193647">
            <text:p>0.0193647</text:p>
          </table:table-cell>
          <table:table-cell office:value-type="float" office:value="0.0687559">
            <text:p>0.0687559</text:p>
          </table:table-cell>
          <table:table-cell office:value-type="float" office:value="0.0205116">
            <text:p>0.0205116</text:p>
          </table:table-cell>
          <table:table-cell office:value-type="float" office:value="0.0638055">
            <text:p>0.0638055</text:p>
          </table:table-cell>
          <table:table-cell office:value-type="float" office:value="0.0178416">
            <text:p>0.0178416</text:p>
          </table:table-cell>
          <table:table-cell office:value-type="float" office:value="-0.000947366">
            <text:p>-0.000947366</text:p>
          </table:table-cell>
          <table:table-cell office:value-type="float" office:value="0.00249378">
            <text:p>0.00249378</text:p>
          </table:table-cell>
          <table:table-cell office:value-type="float" office:value="0.0130172">
            <text:p>0.0130172</text:p>
          </table:table-cell>
          <table:table-cell office:value-type="float" office:value="0.00716131">
            <text:p>0.00716131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25]" office:value-type="float" office:value="19.77787452801">
            <text:p>19.777874528</text:p>
          </table:table-cell>
          <table:table-cell/>
          <table:table-cell table:formula="of:=2*SQRT(2*LN(2))*[.D25]" office:value-type="float" office:value="20.3663205090628">
            <text:p>20.3663205091</text:p>
          </table:table-cell>
          <table:table-cell office:value-type="string">
            <text:p>Max Row</text:p>
          </table:table-cell>
          <table:table-cell table:formula="of:=2*SQRT(2*LN(2))*[.F25]" office:value-type="float" office:value="20.4142410969791">
            <text:p>20.414241097</text:p>
          </table:table-cell>
          <table:table-cell/>
          <table:table-cell table:formula="of:=2*SQRT(2*LN(2))*[.H25]" office:value-type="float" office:value="20.3787304107001">
            <text:p>20.3787304107</text:p>
          </table:table-cell>
          <table:table-cell/>
          <table:table-cell table:formula="of:=2*SQRT(2*LN(2))*[.J25]" office:value-type="float" office:value="20.3339181852431">
            <text:p>20.3339181852</text:p>
          </table:table-cell>
          <table:table-cell/>
          <table:table-cell table:formula="of:=2*SQRT(2*LN(2))*[.L25]" office:value-type="float" office:value="20.2357457375658">
            <text:p>20.2357457376</text:p>
          </table:table-cell>
          <table:table-cell/>
          <table:table-cell table:formula="of:=2*SQRT(2*LN(2))*[.N25]" office:value-type="float" office:value="20.7728566416369">
            <text:p>20.7728566416</text:p>
          </table:table-cell>
          <table:table-cell/>
          <table:table-cell table:formula="of:=2*SQRT(2*LN(2))*[.P25]" office:value-type="float" office:value="19.6876613720849">
            <text:p>19.6876613721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414">
            <text:p>1414</text:p>
          </table:table-cell>
          <table:table-cell/>
          <table:table-cell office:value-type="float" office:value="3720.29">
            <text:p>3720.29</text:p>
          </table:table-cell>
          <table:table-cell office:value-type="float" office:value="54">
            <text:p>54</text:p>
          </table:table-cell>
          <table:table-cell office:value-type="float" office:value="3507.29">
            <text:p>3507.29</text:p>
          </table:table-cell>
          <table:table-cell/>
          <table:table-cell office:value-type="float" office:value="3551.29">
            <text:p>3551.29</text:p>
          </table:table-cell>
          <table:table-cell/>
          <table:table-cell office:value-type="float" office:value="3619.57">
            <text:p>3619.57</text:p>
          </table:table-cell>
          <table:table-cell/>
          <table:table-cell office:value-type="float" office:value="3365.57">
            <text:p>3365.57</text:p>
          </table:table-cell>
          <table:table-cell/>
          <table:table-cell office:value-type="float" office:value="309.857">
            <text:p>309.857</text:p>
          </table:table-cell>
          <table:table-cell/>
          <table:table-cell office:value-type="float" office:value="1244.71">
            <text:p>1244.71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729.714">
            <text:p>729.714</text:p>
          </table:table-cell>
          <table:table-cell/>
          <table:table-cell office:value-type="float" office:value="2135.71">
            <text:p>2135.71</text:p>
          </table:table-cell>
          <table:table-cell/>
          <table:table-cell office:value-type="float" office:value="1999">
            <text:p>1999</text:p>
          </table:table-cell>
          <table:table-cell/>
          <table:table-cell office:value-type="float" office:value="2032.86">
            <text:p>2032.86</text:p>
          </table:table-cell>
          <table:table-cell/>
          <table:table-cell office:value-type="float" office:value="2061.57">
            <text:p>2061.57</text:p>
          </table:table-cell>
          <table:table-cell/>
          <table:table-cell office:value-type="float" office:value="2041.14">
            <text:p>2041.14</text:p>
          </table:table-cell>
          <table:table-cell/>
          <table:table-cell office:value-type="float" office:value="187.714">
            <text:p>187.714</text:p>
          </table:table-cell>
          <table:table-cell/>
          <table:table-cell office:value-type="float" office:value="593.571">
            <text:p>593.571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(6-7)/0</text:p>
          </table:table-cell>
          <table:table-cell/>
          <table:table-cell office:value-type="string">
            <text:p>(6-7).1</text:p>
          </table:table-cell>
          <table:table-cell/>
          <table:table-cell office:value-type="string">
            <text:p>(6-7).2</text:p>
          </table:table-cell>
          <table:table-cell/>
          <table:table-cell office:value-type="string">
            <text:p>(6-7).3</text:p>
          </table:table-cell>
          <table:table-cell/>
          <table:table-cell office:value-type="string">
            <text:p>(6-7).4</text:p>
          </table:table-cell>
          <table:table-cell/>
          <table:table-cell office:value-type="string">
            <text:p>(6-7).5</text:p>
          </table:table-cell>
          <table:table-cell/>
          <table:table-cell office:value-type="string">
            <text:p>(6-7).6</text:p>
          </table:table-cell>
          <table:table-cell/>
          <table:table-cell office:value-type="string">
            <text:p>(6-7)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771.384">
            <text:p>771.384</text:p>
          </table:table-cell>
          <table:table-cell office:value-type="float" office:value="13.8112">
            <text:p>13.8112</text:p>
          </table:table-cell>
          <table:table-cell office:value-type="float" office:value="1992.29">
            <text:p>1992.29</text:p>
          </table:table-cell>
          <table:table-cell office:value-type="float" office:value="39.5544">
            <text:p>39.5544</text:p>
          </table:table-cell>
          <table:table-cell office:value-type="float" office:value="1885.77">
            <text:p>1885.77</text:p>
          </table:table-cell>
          <table:table-cell office:value-type="float" office:value="37.8313">
            <text:p>37.8313</text:p>
          </table:table-cell>
          <table:table-cell office:value-type="float" office:value="1891.4">
            <text:p>1891.4</text:p>
          </table:table-cell>
          <table:table-cell office:value-type="float" office:value="39.8146">
            <text:p>39.8146</text:p>
          </table:table-cell>
          <table:table-cell office:value-type="float" office:value="1998.2">
            <text:p>1998.2</text:p>
          </table:table-cell>
          <table:table-cell office:value-type="float" office:value="41.5396">
            <text:p>41.5396</text:p>
          </table:table-cell>
          <table:table-cell office:value-type="float" office:value="1711.13">
            <text:p>1711.13</text:p>
          </table:table-cell>
          <table:table-cell office:value-type="float" office:value="37.8364">
            <text:p>37.8364</text:p>
          </table:table-cell>
          <table:table-cell office:value-type="float" office:value="130.612">
            <text:p>130.612</text:p>
          </table:table-cell>
          <table:table-cell office:value-type="float" office:value="4.50883">
            <text:p>4.50883</text:p>
          </table:table-cell>
          <table:table-cell office:value-type="float" office:value="732.6">
            <text:p>732.6</text:p>
          </table:table-cell>
          <table:table-cell office:value-type="float" office:value="13.5625">
            <text:p>13.5625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8.062">
            <text:p>48.062</text:p>
          </table:table-cell>
          <table:table-cell office:value-type="float" office:value="0.136319">
            <text:p>0.136319</text:p>
          </table:table-cell>
          <table:table-cell office:value-type="float" office:value="48.0019">
            <text:p>48.0019</text:p>
          </table:table-cell>
          <table:table-cell office:value-type="float" office:value="0.152315">
            <text:p>0.152315</text:p>
          </table:table-cell>
          <table:table-cell office:value-type="float" office:value="48.1975">
            <text:p>48.1975</text:p>
          </table:table-cell>
          <table:table-cell office:value-type="float" office:value="0.153807">
            <text:p>0.153807</text:p>
          </table:table-cell>
          <table:table-cell office:value-type="float" office:value="48.128">
            <text:p>48.128</text:p>
          </table:table-cell>
          <table:table-cell office:value-type="float" office:value="0.161969">
            <text:p>0.161969</text:p>
          </table:table-cell>
          <table:table-cell office:value-type="float" office:value="48.1328">
            <text:p>48.1328</text:p>
          </table:table-cell>
          <table:table-cell office:value-type="float" office:value="0.159462">
            <text:p>0.159462</text:p>
          </table:table-cell>
          <table:table-cell office:value-type="float" office:value="48.2284">
            <text:p>48.2284</text:p>
          </table:table-cell>
          <table:table-cell office:value-type="float" office:value="0.169843">
            <text:p>0.169843</text:p>
          </table:table-cell>
          <table:table-cell office:value-type="float" office:value="49.2556">
            <text:p>49.2556</text:p>
          </table:table-cell>
          <table:table-cell office:value-type="float" office:value="0.265523">
            <text:p>0.265523</text:p>
          </table:table-cell>
          <table:table-cell office:value-type="float" office:value="47.0388">
            <text:p>47.0388</text:p>
          </table:table-cell>
          <table:table-cell office:value-type="float" office:value="0.141476">
            <text:p>0.141476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3671">
            <text:p>8.3671</text:p>
          </table:table-cell>
          <table:table-cell office:value-type="float" office:value="0.189019">
            <text:p>0.189019</text:p>
          </table:table-cell>
          <table:table-cell office:value-type="float" office:value="8.55917">
            <text:p>8.55917</text:p>
          </table:table-cell>
          <table:table-cell office:value-type="float" office:value="0.214759">
            <text:p>0.214759</text:p>
          </table:table-cell>
          <table:table-cell office:value-type="float" office:value="8.61074">
            <text:p>8.61074</text:p>
          </table:table-cell>
          <table:table-cell office:value-type="float" office:value="0.216509">
            <text:p>0.216509</text:p>
          </table:table-cell>
          <table:table-cell office:value-type="float" office:value="8.66535">
            <text:p>8.66535</text:p>
          </table:table-cell>
          <table:table-cell office:value-type="float" office:value="0.228545">
            <text:p>0.228545</text:p>
          </table:table-cell>
          <table:table-cell office:value-type="float" office:value="8.58221">
            <text:p>8.58221</text:p>
          </table:table-cell>
          <table:table-cell office:value-type="float" office:value="0.225442">
            <text:p>0.225442</text:p>
          </table:table-cell>
          <table:table-cell office:value-type="float" office:value="8.66595">
            <text:p>8.66595</text:p>
          </table:table-cell>
          <table:table-cell office:value-type="float" office:value="0.240667">
            <text:p>0.240667</text:p>
          </table:table-cell>
          <table:table-cell office:value-type="float" office:value="9.4147">
            <text:p>9.4147</text:p>
          </table:table-cell>
          <table:table-cell office:value-type="float" office:value="0.397817">
            <text:p>0.397817</text:p>
          </table:table-cell>
          <table:table-cell office:value-type="float" office:value="8.42369">
            <text:p>8.42369</text:p>
          </table:table-cell>
          <table:table-cell office:value-type="float" office:value="0.197846">
            <text:p>0.197846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418.498">
            <text:p>418.498</text:p>
          </table:table-cell>
          <table:table-cell office:value-type="float" office:value="11.2819">
            <text:p>11.2819</text:p>
          </table:table-cell>
          <table:table-cell office:value-type="float" office:value="1110.88">
            <text:p>1110.88</text:p>
          </table:table-cell>
          <table:table-cell office:value-type="float" office:value="32.1635">
            <text:p>32.1635</text:p>
          </table:table-cell>
          <table:table-cell office:value-type="float" office:value="1067.09">
            <text:p>1067.09</text:p>
          </table:table-cell>
          <table:table-cell office:value-type="float" office:value="30.8349">
            <text:p>30.8349</text:p>
          </table:table-cell>
          <table:table-cell office:value-type="float" office:value="1080.87">
            <text:p>1080.87</text:p>
          </table:table-cell>
          <table:table-cell office:value-type="float" office:value="32.3913">
            <text:p>32.3913</text:p>
          </table:table-cell>
          <table:table-cell office:value-type="float" office:value="1088.27">
            <text:p>1088.27</text:p>
          </table:table-cell>
          <table:table-cell office:value-type="float" office:value="33.796">
            <text:p>33.796</text:p>
          </table:table-cell>
          <table:table-cell office:value-type="float" office:value="1061.02">
            <text:p>1061.02</text:p>
          </table:table-cell>
          <table:table-cell office:value-type="float" office:value="30.7782">
            <text:p>30.7782</text:p>
          </table:table-cell>
          <table:table-cell table:number-columns-repeated="2" office:value-type="float" office:value="3.62118">
            <text:p>3.62118</text:p>
          </table:table-cell>
          <table:table-cell office:value-type="float" office:value="334.457">
            <text:p>334.457</text:p>
          </table:table-cell>
          <table:table-cell office:value-type="float" office:value="11.0573">
            <text:p>11.0573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2.60806">
            <text:p>-2.60806</text:p>
          </table:table-cell>
          <table:table-cell office:value-type="float" office:value="0.744019">
            <text:p>0.744019</text:p>
          </table:table-cell>
          <table:table-cell office:value-type="float" office:value="-10.0188">
            <text:p>-10.0188</text:p>
          </table:table-cell>
          <table:table-cell office:value-type="float" office:value="2.16266">
            <text:p>2.16266</text:p>
          </table:table-cell>
          <table:table-cell office:value-type="float" office:value="-9.75383">
            <text:p>-9.75383</text:p>
          </table:table-cell>
          <table:table-cell office:value-type="float" office:value="2.06765">
            <text:p>2.06765</text:p>
          </table:table-cell>
          <table:table-cell office:value-type="float" office:value="-9.812">
            <text:p>-9.812</text:p>
          </table:table-cell>
          <table:table-cell office:value-type="float" office:value="2.18294">
            <text:p>2.18294</text:p>
          </table:table-cell>
          <table:table-cell office:value-type="float" office:value="-9.49864">
            <text:p>-9.49864</text:p>
          </table:table-cell>
          <table:table-cell office:value-type="float" office:value="2.27803">
            <text:p>2.27803</text:p>
          </table:table-cell>
          <table:table-cell office:value-type="float" office:value="-8.66133">
            <text:p>-8.66133</text:p>
          </table:table-cell>
          <table:table-cell office:value-type="float" office:value="2.07944">
            <text:p>2.07944</text:p>
          </table:table-cell>
          <table:table-cell office:value-type="float" office:value="0.258795">
            <text:p>0.258795</text:p>
          </table:table-cell>
          <table:table-cell office:value-type="float" office:value="0.2588795">
            <text:p>0.2588795</text:p>
          </table:table-cell>
          <table:table-cell office:value-type="float" office:value="-3.17032">
            <text:p>-3.17032</text:p>
          </table:table-cell>
          <table:table-cell office:value-type="float" office:value="0.736396">
            <text:p>0.736396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185772">
            <text:p>0.0185772</text:p>
          </table:table-cell>
          <table:table-cell office:value-type="float" office:value="0.00732163">
            <text:p>0.00732163</text:p>
          </table:table-cell>
          <table:table-cell office:value-type="float" office:value="0.0648727">
            <text:p>0.0648727</text:p>
          </table:table-cell>
          <table:table-cell office:value-type="float" office:value="0.0213131">
            <text:p>0.0213131</text:p>
          </table:table-cell>
          <table:table-cell office:value-type="float" office:value="0.0643098">
            <text:p>0.0643098</text:p>
          </table:table-cell>
          <table:table-cell office:value-type="float" office:value="0.0203527">
            <text:p>0.0203527</text:p>
          </table:table-cell>
          <table:table-cell office:value-type="float" office:value="0.064992">
            <text:p>0.064992</text:p>
          </table:table-cell>
          <table:table-cell office:value-type="float" office:value="0.02515014">
            <text:p>0.02515014</text:p>
          </table:table-cell>
          <table:table-cell office:value-type="float" office:value="0.0604971">
            <text:p>0.0604971</text:p>
          </table:table-cell>
          <table:table-cell office:value-type="float" office:value="0.0224369">
            <text:p>0.0224369</text:p>
          </table:table-cell>
          <table:table-cell office:value-type="float" office:value="0.0550761">
            <text:p>0.0550761</text:p>
          </table:table-cell>
          <table:table-cell office:value-type="float" office:value="0.0204773">
            <text:p>0.0204773</text:p>
          </table:table-cell>
          <table:table-cell table:number-columns-repeated="2" office:value-type="float" office:value="0.00254002">
            <text:p>0.00254002</text:p>
          </table:table-cell>
          <table:table-cell office:value-type="float" office:value="0.0218667">
            <text:p>0.0218667</text:p>
          </table:table-cell>
          <table:table-cell office:value-type="float" office:value="0.00725153">
            <text:p>0.00725153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42]" office:value-type="float" office:value="19.7030147987785">
            <text:p>19.7030147988</text:p>
          </table:table-cell>
          <table:table-cell/>
          <table:table-cell table:formula="of:=2*SQRT(2*LN(2))*[.D42]" office:value-type="float" office:value="20.1553050848275">
            <text:p>20.1553050848</text:p>
          </table:table-cell>
          <table:table-cell office:value-type="string">
            <text:p>Max Row</text:p>
          </table:table-cell>
          <table:table-cell table:formula="of:=2*SQRT(2*LN(2))*[.F42]" office:value-type="float" office:value="20.2767431545498">
            <text:p>20.2767431545</text:p>
          </table:table-cell>
          <table:table-cell/>
          <table:table-cell table:formula="of:=2*SQRT(2*LN(2))*[.H42]" office:value-type="float" office:value="20.4053398772089">
            <text:p>20.4053398772</text:p>
          </table:table-cell>
          <table:table-cell/>
          <table:table-cell table:formula="of:=2*SQRT(2*LN(2))*[.J42]" office:value-type="float" office:value="20.2095601386651">
            <text:p>20.2095601387</text:p>
          </table:table-cell>
          <table:table-cell/>
          <table:table-cell table:formula="of:=2*SQRT(2*LN(2))*[.L42]" office:value-type="float" office:value="20.406752769236">
            <text:p>20.4067527692</text:p>
          </table:table-cell>
          <table:table-cell/>
          <table:table-cell table:formula="of:=2*SQRT(2*LN(2))*[.N42]" office:value-type="float" office:value="22.1699242779529">
            <text:p>22.169924278</text:p>
          </table:table-cell>
          <table:table-cell/>
          <table:table-cell table:formula="of:=2*SQRT(2*LN(2))*[.P42]" office:value-type="float" office:value="19.8362740651268">
            <text:p>19.8362740651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068.86">
            <text:p>1068.86</text:p>
          </table:table-cell>
          <table:table-cell/>
          <table:table-cell office:value-type="float" office:value="2656.57">
            <text:p>2656.57</text:p>
          </table:table-cell>
          <table:table-cell office:value-type="float" office:value="47">
            <text:p>47</text:p>
          </table:table-cell>
          <table:table-cell office:value-type="float" office:value="2528.57">
            <text:p>2528.57</text:p>
          </table:table-cell>
          <table:table-cell/>
          <table:table-cell office:value-type="float" office:value="2534.14">
            <text:p>2534.14</text:p>
          </table:table-cell>
          <table:table-cell/>
          <table:table-cell office:value-type="float" office:value="2640">
            <text:p>2640</text:p>
          </table:table-cell>
          <table:table-cell/>
          <table:table-cell office:value-type="float" office:value="2345.43">
            <text:p>2345.43</text:p>
          </table:table-cell>
          <table:table-cell/>
          <table:table-cell office:value-type="float" office:value="252.571">
            <text:p>252.571</text:p>
          </table:table-cell>
          <table:table-cell/>
          <table:table-cell office:value-type="float" office:value="922.143">
            <text:p>922.143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319.571">
            <text:p>319.571</text:p>
          </table:table-cell>
          <table:table-cell/>
          <table:table-cell office:value-type="float" office:value="711">
            <text:p>711</text:p>
          </table:table-cell>
          <table:table-cell/>
          <table:table-cell office:value-type="float" office:value="692.429">
            <text:p>692.429</text:p>
          </table:table-cell>
          <table:table-cell/>
          <table:table-cell office:value-type="float" office:value="706.857">
            <text:p>706.857</text:p>
          </table:table-cell>
          <table:table-cell/>
          <table:table-cell office:value-type="float" office:value="704.571">
            <text:p>704.571</text:p>
          </table:table-cell>
          <table:table-cell/>
          <table:table-cell office:value-type="float" office:value="690.429">
            <text:p>690.429</text:p>
          </table:table-cell>
          <table:table-cell/>
          <table:table-cell office:value-type="float" office:value="122.857">
            <text:p>122.857</text:p>
          </table:table-cell>
          <table:table-cell/>
          <table:table-cell office:value-type="float" office:value="218.571">
            <text:p>218.571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(6-7)/0</text:p>
          </table:table-cell>
          <table:table-cell/>
          <table:table-cell office:value-type="string">
            <text:p>(6-7).1</text:p>
          </table:table-cell>
          <table:table-cell/>
          <table:table-cell office:value-type="string">
            <text:p>(6-7).2</text:p>
          </table:table-cell>
          <table:table-cell/>
          <table:table-cell office:value-type="string">
            <text:p>(6-7).3</text:p>
          </table:table-cell>
          <table:table-cell/>
          <table:table-cell office:value-type="string">
            <text:p>(6-7).4</text:p>
          </table:table-cell>
          <table:table-cell/>
          <table:table-cell office:value-type="string">
            <text:p>(6-7).5</text:p>
          </table:table-cell>
          <table:table-cell/>
          <table:table-cell office:value-type="string">
            <text:p>(6-7).6</text:p>
          </table:table-cell>
          <table:table-cell/>
          <table:table-cell office:value-type="string">
            <text:p>(6-7)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590.499">
            <text:p>590.499</text:p>
          </table:table-cell>
          <table:table-cell office:value-type="float" office:value="25.5517">
            <text:p>25.5517</text:p>
          </table:table-cell>
          <table:table-cell office:value-type="float" office:value="2054.53">
            <text:p>2054.53</text:p>
          </table:table-cell>
          <table:table-cell office:value-type="float" office:value="42.3802">
            <text:p>42.3802</text:p>
          </table:table-cell>
          <table:table-cell office:value-type="float" office:value="1929.59">
            <text:p>1929.59</text:p>
          </table:table-cell>
          <table:table-cell office:value-type="float" office:value="40.6179">
            <text:p>40.6179</text:p>
          </table:table-cell>
          <table:table-cell office:value-type="float" office:value="1941.41">
            <text:p>1941.41</text:p>
          </table:table-cell>
          <table:table-cell office:value-type="float" office:value="42.8086">
            <text:p>42.8086</text:p>
          </table:table-cell>
          <table:table-cell office:value-type="float" office:value="2062.85">
            <text:p>2062.85</text:p>
          </table:table-cell>
          <table:table-cell office:value-type="float" office:value="43.925">
            <text:p>43.925</text:p>
          </table:table-cell>
          <table:table-cell office:value-type="float" office:value="1639.13">
            <text:p>1639.13</text:p>
          </table:table-cell>
          <table:table-cell office:value-type="float" office:value="47.9471">
            <text:p>47.9471</text:p>
          </table:table-cell>
          <table:table-cell office:value-type="string">
            <text:p>Data is messed</text:p>
          </table:table-cell>
          <table:table-cell/>
          <table:table-cell office:value-type="float" office:value="736.907">
            <text:p>736.907</text:p>
          </table:table-cell>
          <table:table-cell office:value-type="float" office:value="12.6164">
            <text:p>12.6164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5.1974">
            <text:p>45.1974</text:p>
          </table:table-cell>
          <table:table-cell office:value-type="float" office:value="0.331508">
            <text:p>0.331508</text:p>
          </table:table-cell>
          <table:table-cell office:value-type="float" office:value="46.723">
            <text:p>46.723</text:p>
          </table:table-cell>
          <table:table-cell office:value-type="float" office:value="0.159713">
            <text:p>0.159713</text:p>
          </table:table-cell>
          <table:table-cell office:value-type="float" office:value="46.8103">
            <text:p>46.8103</text:p>
          </table:table-cell>
          <table:table-cell office:value-type="float" office:value="0.162999">
            <text:p>0.162999</text:p>
          </table:table-cell>
          <table:table-cell office:value-type="float" office:value="46.8768">
            <text:p>46.8768</text:p>
          </table:table-cell>
          <table:table-cell office:value-type="float" office:value="0.170813">
            <text:p>0.170813</text:p>
          </table:table-cell>
          <table:table-cell office:value-type="float" office:value="46.8703">
            <text:p>46.8703</text:p>
          </table:table-cell>
          <table:table-cell office:value-type="float" office:value="0.164977">
            <text:p>0.164977</text:p>
          </table:table-cell>
          <table:table-cell office:value-type="float" office:value="46.8457">
            <text:p>46.8457</text:p>
          </table:table-cell>
          <table:table-cell office:value-type="float" office:value="0.2267">
            <text:p>0.2267</text:p>
          </table:table-cell>
          <table:table-cell office:value-type="string">
            <text:p>For some reason</text:p>
          </table:table-cell>
          <table:table-cell/>
          <table:table-cell office:value-type="float" office:value="46.7715">
            <text:p>46.7715</text:p>
          </table:table-cell>
          <table:table-cell office:value-type="float" office:value="0.131616">
            <text:p>0.131616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1719">
            <text:p>8.1719</text:p>
          </table:table-cell>
          <table:table-cell office:value-type="float" office:value="0.441388">
            <text:p>0.441388</text:p>
          </table:table-cell>
          <table:table-cell office:value-type="float" office:value="8.59881">
            <text:p>8.59881</text:p>
          </table:table-cell>
          <table:table-cell office:value-type="float" office:value="0.222608">
            <text:p>0.222608</text:p>
          </table:table-cell>
          <table:table-cell office:value-type="float" office:value="8.62695">
            <text:p>8.62695</text:p>
          </table:table-cell>
          <table:table-cell office:value-type="float" office:value="0.227647">
            <text:p>0.227647</text:p>
          </table:table-cell>
          <table:table-cell office:value-type="float" office:value="8.65954">
            <text:p>8.65954</text:p>
          </table:table-cell>
          <table:table-cell office:value-type="float" office:value="0.239072">
            <text:p>0.239072</text:p>
          </table:table-cell>
          <table:table-cell office:value-type="float" office:value="8.65994">
            <text:p>8.65994</text:p>
          </table:table-cell>
          <table:table-cell office:value-type="float" office:value="0.231046">
            <text:p>0.231046</text:p>
          </table:table-cell>
          <table:table-cell office:value-type="float" office:value="8.61052">
            <text:p>8.61052</text:p>
          </table:table-cell>
          <table:table-cell office:value-type="float" office:value="0.318501">
            <text:p>0.318501</text:p>
          </table:table-cell>
          <table:table-cell/>
          <table:table-cell/>
          <table:table-cell office:value-type="float" office:value="8.37063">
            <text:p>8.37063</text:p>
          </table:table-cell>
          <table:table-cell office:value-type="float" office:value="0.181554">
            <text:p>0.181554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646.111">
            <text:p>646.111</text:p>
          </table:table-cell>
          <table:table-cell office:value-type="float" office:value="20.5493">
            <text:p>20.5493</text:p>
          </table:table-cell>
          <table:table-cell office:value-type="float" office:value="519.345">
            <text:p>519.345</text:p>
          </table:table-cell>
          <table:table-cell office:value-type="float" office:value="34.1622">
            <text:p>34.1622</text:p>
          </table:table-cell>
          <table:table-cell office:value-type="float" office:value="553.376">
            <text:p>553.376</text:p>
          </table:table-cell>
          <table:table-cell office:value-type="float" office:value="32.7465">
            <text:p>32.7465</text:p>
          </table:table-cell>
          <table:table-cell office:value-type="float" office:value="570.089">
            <text:p>570.089</text:p>
          </table:table-cell>
          <table:table-cell office:value-type="float" office:value="34.5095">
            <text:p>34.5095</text:p>
          </table:table-cell>
          <table:table-cell office:value-type="float" office:value="525.773">
            <text:p>525.773</text:p>
          </table:table-cell>
          <table:table-cell office:value-type="float" office:value="35.4001">
            <text:p>35.4001</text:p>
          </table:table-cell>
          <table:table-cell office:value-type="float" office:value="629.134">
            <text:p>629.134</text:p>
          </table:table-cell>
          <table:table-cell office:value-type="float" office:value="38.5936">
            <text:p>38.5936</text:p>
          </table:table-cell>
          <table:table-cell table:number-columns-repeated="2"/>
          <table:table-cell office:value-type="float" office:value="178.879">
            <text:p>178.879</text:p>
          </table:table-cell>
          <table:table-cell office:value-type="float" office:value="10.202">
            <text:p>10.202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15.3119">
            <text:p>15.3119</text:p>
          </table:table-cell>
          <table:table-cell office:value-type="float" office:value="1.30081">
            <text:p>1.30081</text:p>
          </table:table-cell>
          <table:table-cell office:value-type="float" office:value="-5.62449">
            <text:p>-5.62449</text:p>
          </table:table-cell>
          <table:table-cell office:value-type="float" office:value="2.27828">
            <text:p>2.27828</text:p>
          </table:table-cell>
          <table:table-cell office:value-type="float" office:value="-5.9727">
            <text:p>-5.9727</text:p>
          </table:table-cell>
          <table:table-cell office:value-type="float" office:value="2.18844">
            <text:p>2.18844</text:p>
          </table:table-cell>
          <table:table-cell office:value-type="float" office:value="-6.17741">
            <text:p>-6.17741</text:p>
          </table:table-cell>
          <table:table-cell office:value-type="float" office:value="2.31156">
            <text:p>2.31156</text:p>
          </table:table-cell>
          <table:table-cell office:value-type="float" office:value="-5.90816">
            <text:p>-5.90816</text:p>
          </table:table-cell>
          <table:table-cell office:value-type="float" office:value="2.37302">
            <text:p>2.37302</text:p>
          </table:table-cell>
          <table:table-cell office:value-type="float" office:value="-3.79558">
            <text:p>-3.79558</text:p>
          </table:table-cell>
          <table:table-cell office:value-type="float" office:value="2.59703">
            <text:p>2.59703</text:p>
          </table:table-cell>
          <table:table-cell table:number-columns-repeated="2"/>
          <table:table-cell office:value-type="float" office:value="-1.37258">
            <text:p>-1.37258</text:p>
          </table:table-cell>
          <table:table-cell office:value-type="float" office:value="0.671944">
            <text:p>0.671944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117012">
            <text:p>-0.117012</text:p>
          </table:table-cell>
          <table:table-cell office:value-type="float" office:value="0.012953">
            <text:p>0.012953</text:p>
          </table:table-cell>
          <table:table-cell office:value-type="float" office:value="0.0452604">
            <text:p>0.0452604</text:p>
          </table:table-cell>
          <table:table-cell office:value-type="float" office:value="0.0225969">
            <text:p>0.0225969</text:p>
          </table:table-cell>
          <table:table-cell office:value-type="float" office:value="0.0512784">
            <text:p>0.0512784</text:p>
          </table:table-cell>
          <table:table-cell office:value-type="float" office:value="0.0216988">
            <text:p>0.0216988</text:p>
          </table:table-cell>
          <table:table-cell office:value-type="float" office:value="0.0534135">
            <text:p>0.0534135</text:p>
          </table:table-cell>
          <table:table-cell office:value-type="float" office:value="0.0229151">
            <text:p>0.0229151</text:p>
          </table:table-cell>
          <table:table-cell office:value-type="float" office:value="0.0492612">
            <text:p>0.0492612</text:p>
          </table:table-cell>
          <table:table-cell office:value-type="float" office:value="0.0235264">
            <text:p>0.0235264</text:p>
          </table:table-cell>
          <table:table-cell office:value-type="float" office:value="0.0445661">
            <text:p>0.0445661</text:p>
          </table:table-cell>
          <table:table-cell office:value-type="float" office:value="0.0257562">
            <text:p>0.0257562</text:p>
          </table:table-cell>
          <table:table-cell table:number-columns-repeated="2"/>
          <table:table-cell office:value-type="float" office:value="0.0122184">
            <text:p>0.0122184</text:p>
          </table:table-cell>
          <table:table-cell office:value-type="float" office:value="0.00665685">
            <text:p>0.00665685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59]" office:value-type="float" office:value="19.2433539259884">
            <text:p>19.243353926</text:p>
          </table:table-cell>
          <table:table-cell/>
          <table:table-cell table:formula="of:=2*SQRT(2*LN(2))*[.D59]" office:value-type="float" office:value="20.2486501514126">
            <text:p>20.2486501514</text:p>
          </table:table-cell>
          <table:table-cell office:value-type="string">
            <text:p>Max Row</text:p>
          </table:table-cell>
          <table:table-cell table:formula="of:=2*SQRT(2*LN(2))*[.F59]" office:value-type="float" office:value="20.3149147874797">
            <text:p>20.3149147875</text:p>
          </table:table-cell>
          <table:table-cell/>
          <table:table-cell table:formula="of:=2*SQRT(2*LN(2))*[.H59]" office:value-type="float" office:value="20.3916583727473">
            <text:p>20.3916583727</text:p>
          </table:table-cell>
          <table:table-cell/>
          <table:table-cell table:formula="of:=2*SQRT(2*LN(2))*[.J59]" office:value-type="float" office:value="20.3926003007653">
            <text:p>20.3926003008</text:p>
          </table:table-cell>
          <table:table-cell/>
          <table:table-cell table:formula="of:=2*SQRT(2*LN(2))*[.L59]" office:value-type="float" office:value="20.2762250941399">
            <text:p>20.2762250941</text:p>
          </table:table-cell>
          <table:table-cell/>
          <table:table-cell table:formula="of:=2*SQRT(2*LN(2))*[.N59]" office:value-type="float" office:value="0">
            <text:p>0</text:p>
          </table:table-cell>
          <table:table-cell/>
          <table:table-cell table:formula="of:=2*SQRT(2*LN(2))*[.P59]" office:value-type="float" office:value="19.7113273135374">
            <text:p>19.7113273135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667.43">
            <text:p>1667.43</text:p>
          </table:table-cell>
          <table:table-cell/>
          <table:table-cell office:value-type="float" office:value="2281.29">
            <text:p>2281.29</text:p>
          </table:table-cell>
          <table:table-cell/>
          <table:table-cell office:value-type="float" office:value="2194.71">
            <text:p>2194.71</text:p>
          </table:table-cell>
          <table:table-cell/>
          <table:table-cell office:value-type="float" office:value="2216.57">
            <text:p>2216.57</text:p>
          </table:table-cell>
          <table:table-cell/>
          <table:table-cell office:value-type="float" office:value="2295.43">
            <text:p>2295.43</text:p>
          </table:table-cell>
          <table:table-cell/>
          <table:table-cell office:value-type="float" office:value="2050.57">
            <text:p>2050.57</text:p>
          </table:table-cell>
          <table:table-cell table:number-columns-repeated="3"/>
          <table:table-cell office:value-type="float" office:value="852.857">
            <text:p>852.857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730.286">
            <text:p>730.286</text:p>
          </table:table-cell>
          <table:table-cell/>
          <table:table-cell office:value-type="float" office:value="348.85">
            <text:p>348.85</text:p>
          </table:table-cell>
          <table:table-cell/>
          <table:table-cell office:value-type="float" office:value="405.714">
            <text:p>405.714</text:p>
          </table:table-cell>
          <table:table-cell/>
          <table:table-cell office:value-type="float" office:value="418.286">
            <text:p>418.286</text:p>
          </table:table-cell>
          <table:table-cell/>
          <table:table-cell office:value-type="float" office:value="366.429">
            <text:p>366.429</text:p>
          </table:table-cell>
          <table:table-cell/>
          <table:table-cell office:value-type="float" office:value="480.857">
            <text:p>480.857</text:p>
          </table:table-cell>
          <table:table-cell table:number-columns-repeated="3"/>
          <table:table-cell office:value-type="float" office:value="138.286">
            <text:p>138.286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/0</text:p>
          </table:table-cell>
          <table:table-cell/>
          <table:table-cell office:value-type="float" office:value="7.1">
            <text:p>7.1</text:p>
          </table:table-cell>
          <table:table-cell/>
          <table:table-cell office:value-type="float" office:value="7.2">
            <text:p>7.2</text:p>
          </table:table-cell>
          <table:table-cell/>
          <table:table-cell office:value-type="float" office:value="7.3">
            <text:p>7.3</text:p>
          </table:table-cell>
          <table:table-cell/>
          <table:table-cell office:value-type="float" office:value="7.4">
            <text:p>7.4</text:p>
          </table:table-cell>
          <table:table-cell/>
          <table:table-cell office:value-type="float" office:value="7.5">
            <text:p>7.5</text:p>
          </table:table-cell>
          <table:table-cell/>
          <table:table-cell office:value-type="float" office:value="7.6">
            <text:p>7.6</text:p>
          </table:table-cell>
          <table:table-cell/>
          <table:table-cell office:value-type="float" office:value="7.7">
            <text:p>7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2020.49">
            <text:p>2020.49</text:p>
          </table:table-cell>
          <table:table-cell office:value-type="float" office:value="250.99">
            <text:p>250.99</text:p>
          </table:table-cell>
          <table:table-cell office:value-type="float" office:value="2027.41">
            <text:p>2027.41</text:p>
          </table:table-cell>
          <table:table-cell office:value-type="float" office:value="42.7328">
            <text:p>42.7328</text:p>
          </table:table-cell>
          <table:table-cell office:value-type="float" office:value="1918.25">
            <text:p>1918.25</text:p>
          </table:table-cell>
          <table:table-cell office:value-type="float" office:value="44.0659">
            <text:p>44.0659</text:p>
          </table:table-cell>
          <table:table-cell office:value-type="float" office:value="1926.86">
            <text:p>1926.86</text:p>
          </table:table-cell>
          <table:table-cell office:value-type="float" office:value="42.9116">
            <text:p>42.9116</text:p>
          </table:table-cell>
          <table:table-cell office:value-type="float" office:value="2023.55">
            <text:p>2023.55</text:p>
          </table:table-cell>
          <table:table-cell office:value-type="float" office:value="42.3555">
            <text:p>42.3555</text:p>
          </table:table-cell>
          <table:table-cell office:value-type="float" office:value="2014.74">
            <text:p>2014.74</text:p>
          </table:table-cell>
          <table:table-cell office:value-type="float" office:value="115.061">
            <text:p>115.061</text:p>
          </table:table-cell>
          <table:table-cell office:value-type="float" office:value="1395.93">
            <text:p>1395.93</text:p>
          </table:table-cell>
          <table:table-cell office:value-type="float" office:value="177.118">
            <text:p>177.118</text:p>
          </table:table-cell>
          <table:table-cell office:value-type="float" office:value="718.262">
            <text:p>718.262</text:p>
          </table:table-cell>
          <table:table-cell office:value-type="float" office:value="15.3414">
            <text:p>15.3414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8.998">
            <text:p>58.998</text:p>
          </table:table-cell>
          <table:table-cell office:value-type="float" office:value="0.431093">
            <text:p>0.431093</text:p>
          </table:table-cell>
          <table:table-cell office:value-type="float" office:value="47.6033">
            <text:p>47.6033</text:p>
          </table:table-cell>
          <table:table-cell office:value-type="float" office:value="0.163157">
            <text:p>0.163157</text:p>
          </table:table-cell>
          <table:table-cell office:value-type="float" office:value="47.4963">
            <text:p>47.4963</text:p>
          </table:table-cell>
          <table:table-cell office:value-type="float" office:value="0.178327">
            <text:p>0.178327</text:p>
          </table:table-cell>
          <table:table-cell office:value-type="float" office:value="47.4721">
            <text:p>47.4721</text:p>
          </table:table-cell>
          <table:table-cell office:value-type="float" office:value="0.173088">
            <text:p>0.173088</text:p>
          </table:table-cell>
          <table:table-cell office:value-type="float" office:value="47.6309">
            <text:p>47.6309</text:p>
          </table:table-cell>
          <table:table-cell office:value-type="float" office:value="0.161856">
            <text:p>0.161856</text:p>
          </table:table-cell>
          <table:table-cell office:value-type="float" office:value="50.2986">
            <text:p>50.2986</text:p>
          </table:table-cell>
          <table:table-cell office:value-type="float" office:value="0.392777">
            <text:p>0.392777</text:p>
          </table:table-cell>
          <table:table-cell office:value-type="float" office:value="60.3969">
            <text:p>60.3969</text:p>
          </table:table-cell>
          <table:table-cell office:value-type="float" office:value="1.06309">
            <text:p>1.06309</text:p>
          </table:table-cell>
          <table:table-cell office:value-type="float" office:value="47.8902">
            <text:p>47.8902</text:p>
          </table:table-cell>
          <table:table-cell office:value-type="float" office:value="0.164333">
            <text:p>0.16433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3.12198">
            <text:p>3.12198</text:p>
          </table:table-cell>
          <table:table-cell office:value-type="float" office:value="0.464781">
            <text:p>0.464781</text:p>
          </table:table-cell>
          <table:table-cell office:value-type="float" office:value="8.83393">
            <text:p>8.83393</text:p>
          </table:table-cell>
          <table:table-cell office:value-type="float" office:value="0.234421">
            <text:p>0.234421</text:p>
          </table:table-cell>
          <table:table-cell office:value-type="float" office:value="9.0177">
            <text:p>9.0177</text:p>
          </table:table-cell>
          <table:table-cell office:value-type="float" office:value="0.25866">
            <text:p>0.25866</text:p>
          </table:table-cell>
          <table:table-cell office:value-type="float" office:value="9.04499">
            <text:p>9.04499</text:p>
          </table:table-cell>
          <table:table-cell office:value-type="float" office:value="0.250058">
            <text:p>0.250058</text:p>
          </table:table-cell>
          <table:table-cell office:value-type="float" office:value="8.78424">
            <text:p>8.78424</text:p>
          </table:table-cell>
          <table:table-cell office:value-type="float" office:value="0.231744">
            <text:p>0.231744</text:p>
          </table:table-cell>
          <table:table-cell office:value-type="float" office:value="11.0818">
            <text:p>11.0818</text:p>
          </table:table-cell>
          <table:table-cell office:value-type="float" office:value="0.703547">
            <text:p>0.703547</text:p>
          </table:table-cell>
          <table:table-cell office:value-type="float" office:value="12.9149">
            <text:p>12.9149</text:p>
          </table:table-cell>
          <table:table-cell office:value-type="float" office:value="1.7238">
            <text:p>1.7238</text:p>
          </table:table-cell>
          <table:table-cell office:value-type="float" office:value="8.6237">
            <text:p>8.6237</text:p>
          </table:table-cell>
          <table:table-cell office:value-type="float" office:value="0.232903">
            <text:p>0.232903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1607.02">
            <text:p>1607.02</text:p>
          </table:table-cell>
          <table:table-cell office:value-type="float" office:value="147.686">
            <text:p>147.686</text:p>
          </table:table-cell>
          <table:table-cell office:value-type="float" office:value="208.402">
            <text:p>208.402</text:p>
          </table:table-cell>
          <table:table-cell office:value-type="float" office:value="34.3515">
            <text:p>34.3515</text:p>
          </table:table-cell>
          <table:table-cell office:value-type="float" office:value="340.023">
            <text:p>340.023</text:p>
          </table:table-cell>
          <table:table-cell office:value-type="float" office:value="35.2127">
            <text:p>35.2127</text:p>
          </table:table-cell>
          <table:table-cell office:value-type="float" office:value="369.683">
            <text:p>369.683</text:p>
          </table:table-cell>
          <table:table-cell office:value-type="float" office:value="34.3512">
            <text:p>34.3512</text:p>
          </table:table-cell>
          <table:table-cell office:value-type="float" office:value="228.069">
            <text:p>228.069</text:p>
          </table:table-cell>
          <table:table-cell office:value-type="float" office:value="34.1117">
            <text:p>34.1117</text:p>
          </table:table-cell>
          <table:table-cell office:value-type="float" office:value="1032.16">
            <text:p>1032.16</text:p>
          </table:table-cell>
          <table:table-cell office:value-type="float" office:value="79.8758">
            <text:p>79.8758</text:p>
          </table:table-cell>
          <table:table-cell office:value-type="float" office:value="2053.49">
            <text:p>2053.49</text:p>
          </table:table-cell>
          <table:table-cell office:value-type="float" office:value="38.444">
            <text:p>38.444</text:p>
          </table:table-cell>
          <table:table-cell office:value-type="float" office:value="174.132">
            <text:p>174.132</text:p>
          </table:table-cell>
          <table:table-cell office:value-type="float" office:value="12.4385">
            <text:p>12.4385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24.2624">
            <text:p>24.2624</text:p>
          </table:table-cell>
          <table:table-cell office:value-type="float" office:value="7.22647">
            <text:p>7.22647</text:p>
          </table:table-cell>
          <table:table-cell office:value-type="float" office:value="-5.61922">
            <text:p>-5.61922</text:p>
          </table:table-cell>
          <table:table-cell office:value-type="float" office:value="2.36522">
            <text:p>2.36522</text:p>
          </table:table-cell>
          <table:table-cell office:value-type="float" office:value="-8.17571">
            <text:p>-8.17571</text:p>
          </table:table-cell>
          <table:table-cell office:value-type="float" office:value="2.45286">
            <text:p>2.45286</text:p>
          </table:table-cell>
          <table:table-cell office:value-type="float" office:value="-9.01409">
            <text:p>-9.01409</text:p>
          </table:table-cell>
          <table:table-cell office:value-type="float" office:value="2.382">
            <text:p>2.382</text:p>
          </table:table-cell>
          <table:table-cell office:value-type="float" office:value="-5.40566">
            <text:p>-5.40566</text:p>
          </table:table-cell>
          <table:table-cell office:value-type="float" office:value="2.33889">
            <text:p>2.33889</text:p>
          </table:table-cell>
          <table:table-cell office:value-type="float" office:value="-15.628">
            <text:p>-15.628</text:p>
          </table:table-cell>
          <table:table-cell office:value-type="float" office:value="6.85456">
            <text:p>6.85456</text:p>
          </table:table-cell>
          <table:table-cell office:value-type="float" office:value="-29.9522">
            <text:p>-29.9522</text:p>
          </table:table-cell>
          <table:table-cell office:value-type="float" office:value="10.4087">
            <text:p>10.4087</text:p>
          </table:table-cell>
          <table:table-cell office:value-type="float" office:value="-2.25596">
            <text:p>-2.25596</text:p>
          </table:table-cell>
          <table:table-cell office:value-type="float" office:value="0.841805">
            <text:p>0.841805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235436">
            <text:p>-0.235436</text:p>
          </table:table-cell>
          <table:table-cell office:value-type="float" office:value="0.0681585">
            <text:p>0.0681585</text:p>
          </table:table-cell>
          <table:table-cell office:value-type="float" office:value="0.0608668">
            <text:p>0.0608668</text:p>
          </table:table-cell>
          <table:table-cell office:value-type="float" office:value="0.0233937">
            <text:p>0.0233937</text:p>
          </table:table-cell>
          <table:table-cell office:value-type="float" office:value="0.0858987">
            <text:p>0.0858987</text:p>
          </table:table-cell>
          <table:table-cell office:value-type="float" office:value="0.0242925">
            <text:p>0.0242925</text:p>
          </table:table-cell>
          <table:table-cell office:value-type="float" office:value="0.0934142">
            <text:p>0.0934142</text:p>
          </table:table-cell>
          <table:table-cell office:value-type="float" office:value="0.0235877">
            <text:p>0.0235877</text:p>
          </table:table-cell>
          <table:table-cell office:value-type="float" office:value="0.0573021">
            <text:p>0.0573021</text:p>
          </table:table-cell>
          <table:table-cell office:value-type="float" office:value="0.0231239">
            <text:p>0.0231239</text:p>
          </table:table-cell>
          <table:table-cell office:value-type="float" office:value="0.202605">
            <text:p>0.202605</text:p>
          </table:table-cell>
          <table:table-cell office:value-type="float" office:value="0.0671895">
            <text:p>0.0671895</text:p>
          </table:table-cell>
          <table:table-cell office:value-type="float" office:value="0.316909">
            <text:p>0.316909</text:p>
          </table:table-cell>
          <table:table-cell office:value-type="float" office:value="0.0934511">
            <text:p>0.0934511</text:p>
          </table:table-cell>
          <table:table-cell office:value-type="float" office:value="0.0225221">
            <text:p>0.0225221</text:p>
          </table:table-cell>
          <table:table-cell office:value-type="float" office:value="0.00830441">
            <text:p>0.00830441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76]" office:value-type="float" office:value="7.35170108418572">
            <text:p>7.3517010842</text:p>
          </table:table-cell>
          <table:table-cell/>
          <table:table-cell table:formula="of:=2*SQRT(2*LN(2))*[.D76]" office:value-type="float" office:value="20.8023154404003">
            <text:p>20.8023154404</text:p>
          </table:table-cell>
          <table:table-cell office:value-type="string">
            <text:p>Max Row</text:p>
          </table:table-cell>
          <table:table-cell table:formula="of:=2*SQRT(2*LN(2))*[.F76]" office:value-type="float" office:value="21.2350607200756">
            <text:p>21.2350607201</text:p>
          </table:table-cell>
          <table:table-cell/>
          <table:table-cell table:formula="of:=2*SQRT(2*LN(2))*[.H76]" office:value-type="float" office:value="21.2993237591045">
            <text:p>21.2993237591</text:p>
          </table:table-cell>
          <table:table-cell/>
          <table:table-cell table:formula="of:=2*SQRT(2*LN(2))*[.J76]" office:value-type="float" office:value="20.6853044323627">
            <text:p>20.6853044324</text:p>
          </table:table-cell>
          <table:table-cell/>
          <table:table-cell table:formula="of:=2*SQRT(2*LN(2))*[.L76]" office:value-type="float" office:value="26.095644775024">
            <text:p>26.095644775</text:p>
          </table:table-cell>
          <table:table-cell/>
          <table:table-cell table:formula="of:=2*SQRT(2*LN(2))*[.N76]" office:value-type="float" office:value="30.4122653995702">
            <text:p>30.4122653996</text:p>
          </table:table-cell>
          <table:table-cell/>
          <table:table-cell table:formula="of:=2*SQRT(2*LN(2))*[.P76]" office:value-type="float" office:value="20.3072616223334">
            <text:p>20.3072616223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4720.57">
            <text:p>4720.57</text:p>
          </table:table-cell>
          <table:table-cell/>
          <table:table-cell office:value-type="float" office:value="1993.57">
            <text:p>1993.57</text:p>
          </table:table-cell>
          <table:table-cell/>
          <table:table-cell office:value-type="float" office:value="1947.71">
            <text:p>1947.71</text:p>
          </table:table-cell>
          <table:table-cell/>
          <table:table-cell office:value-type="float" office:value="1955.71">
            <text:p>1955.71</text:p>
          </table:table-cell>
          <table:table-cell/>
          <table:table-cell office:value-type="float" office:value="1996.43">
            <text:p>1996.43</text:p>
          </table:table-cell>
          <table:table-cell/>
          <table:table-cell office:value-type="float" office:value="3013.43">
            <text:p>3013.43</text:p>
          </table:table-cell>
          <table:table-cell/>
          <table:table-cell office:value-type="float" office:value="3345.57">
            <text:p>3345.57</text:p>
          </table:table-cell>
          <table:table-cell/>
          <table:table-cell office:value-type="float" office:value="792.714">
            <text:p>792.714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1401.71">
            <text:p>1401.71</text:p>
          </table:table-cell>
          <table:table-cell/>
          <table:table-cell office:value-type="float" office:value="153.571">
            <text:p>153.571</text:p>
          </table:table-cell>
          <table:table-cell/>
          <table:table-cell office:value-type="float" office:value="238.571">
            <text:p>238.571</text:p>
          </table:table-cell>
          <table:table-cell/>
          <table:table-cell office:value-type="float" office:value="260.286">
            <text:p>260.286</text:p>
          </table:table-cell>
          <table:table-cell/>
          <table:table-cell office:value-type="float" office:value="181">
            <text:p>181</text:p>
          </table:table-cell>
          <table:table-cell/>
          <table:table-cell office:value-type="float" office:value="694.143">
            <text:p>694.143</text:p>
          </table:table-cell>
          <table:table-cell/>
          <table:table-cell office:value-type="float" office:value="1124.57">
            <text:p>1124.57</text:p>
          </table:table-cell>
          <table:table-cell/>
          <table:table-cell office:value-type="float" office:value="123">
            <text:p>123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/0</text:p>
          </table:table-cell>
          <table:table-cell/>
          <table:table-cell office:value-type="float" office:value="7.1">
            <text:p>7.1</text:p>
          </table:table-cell>
          <table:table-cell/>
          <table:table-cell office:value-type="float" office:value="7.2">
            <text:p>7.2</text:p>
          </table:table-cell>
          <table:table-cell/>
          <table:table-cell office:value-type="float" office:value="7.3">
            <text:p>7.3</text:p>
          </table:table-cell>
          <table:table-cell/>
          <table:table-cell office:value-type="float" office:value="7.4">
            <text:p>7.4</text:p>
          </table:table-cell>
          <table:table-cell/>
          <table:table-cell office:value-type="float" office:value="7.5">
            <text:p>7.5</text:p>
          </table:table-cell>
          <table:table-cell/>
          <table:table-cell office:value-type="float" office:value="7.6">
            <text:p>7.6</text:p>
          </table:table-cell>
          <table:table-cell/>
          <table:table-cell office:value-type="float" office:value="7.7">
            <text:p>7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860.15">
            <text:p>860.15</text:p>
          </table:table-cell>
          <table:table-cell office:value-type="float" office:value="38.2235">
            <text:p>38.2235</text:p>
          </table:table-cell>
          <table:table-cell office:value-type="float" office:value="2267.8">
            <text:p>2267.8</text:p>
          </table:table-cell>
          <table:table-cell office:value-type="float" office:value="93.0872">
            <text:p>93.0872</text:p>
          </table:table-cell>
          <table:table-cell office:value-type="float" office:value="2156.03">
            <text:p>2156.03</text:p>
          </table:table-cell>
          <table:table-cell office:value-type="float" office:value="87.6725">
            <text:p>87.6725</text:p>
          </table:table-cell>
          <table:table-cell office:value-type="float" office:value="2131.91">
            <text:p>2131.91</text:p>
          </table:table-cell>
          <table:table-cell office:value-type="float" office:value="89.5566">
            <text:p>89.5566</text:p>
          </table:table-cell>
          <table:table-cell office:value-type="float" office:value="2232.64">
            <text:p>2232.64</text:p>
          </table:table-cell>
          <table:table-cell office:value-type="float" office:value="92.4021">
            <text:p>92.4021</text:p>
          </table:table-cell>
          <table:table-cell office:value-type="float" office:value="1877.31">
            <text:p>1877.31</text:p>
          </table:table-cell>
          <table:table-cell office:value-type="float" office:value="85.1972">
            <text:p>85.1972</text:p>
          </table:table-cell>
          <table:table-cell office:value-type="float" office:value="315.94">
            <text:p>315.94</text:p>
          </table:table-cell>
          <table:table-cell office:value-type="float" office:value="85.1972">
            <text:p>85.1972</text:p>
          </table:table-cell>
          <table:table-cell office:value-type="float" office:value="786.02">
            <text:p>786.02</text:p>
          </table:table-cell>
          <table:table-cell office:value-type="float" office:value="27.4099">
            <text:p>27.4099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0.4842">
            <text:p>40.4842</text:p>
          </table:table-cell>
          <table:table-cell office:value-type="float" office:value="0.227204">
            <text:p>0.227204</text:p>
          </table:table-cell>
          <table:table-cell office:value-type="float" office:value="41.1046">
            <text:p>41.1046</text:p>
          </table:table-cell>
          <table:table-cell office:value-type="float" office:value="0.205034">
            <text:p>0.205034</text:p>
          </table:table-cell>
          <table:table-cell office:value-type="float" office:value="41.1937">
            <text:p>41.1937</text:p>
          </table:table-cell>
          <table:table-cell office:value-type="float" office:value="0.208105">
            <text:p>0.208105</text:p>
          </table:table-cell>
          <table:table-cell office:value-type="float" office:value="41.2094">
            <text:p>41.2094</text:p>
          </table:table-cell>
          <table:table-cell office:value-type="float" office:value="0.210219">
            <text:p>0.210219</text:p>
          </table:table-cell>
          <table:table-cell office:value-type="float" office:value="41.2444">
            <text:p>41.2444</text:p>
          </table:table-cell>
          <table:table-cell office:value-type="float" office:value="0.210168">
            <text:p>0.210168</text:p>
          </table:table-cell>
          <table:table-cell office:value-type="float" office:value="41.1276">
            <text:p>41.1276</text:p>
          </table:table-cell>
          <table:table-cell office:value-type="float" office:value="0.232128">
            <text:p>0.232128</text:p>
          </table:table-cell>
          <table:table-cell office:value-type="float" office:value="67.92">
            <text:p>67.92</text:p>
          </table:table-cell>
          <table:table-cell office:value-type="float" office:value="0.232128">
            <text:p>0.232128</text:p>
          </table:table-cell>
          <table:table-cell office:value-type="float" office:value="41.1384">
            <text:p>41.1384</text:p>
          </table:table-cell>
          <table:table-cell office:value-type="float" office:value="0.180764">
            <text:p>0.180764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8436">
            <text:p>8.8436</text:p>
          </table:table-cell>
          <table:table-cell office:value-type="float" office:value="0.4027966">
            <text:p>0.4027966</text:p>
          </table:table-cell>
          <table:table-cell office:value-type="float" office:value="9.1997">
            <text:p>9.1997</text:p>
          </table:table-cell>
          <table:table-cell office:value-type="float" office:value="0.371981">
            <text:p>0.371981</text:p>
          </table:table-cell>
          <table:table-cell office:value-type="float" office:value="9.3057">
            <text:p>9.3057</text:p>
          </table:table-cell>
          <table:table-cell office:value-type="float" office:value="0.373612">
            <text:p>0.373612</text:p>
          </table:table-cell>
          <table:table-cell office:value-type="float" office:value="9.24106">
            <text:p>9.24106</text:p>
          </table:table-cell>
          <table:table-cell office:value-type="float" office:value="0.381076">
            <text:p>0.381076</text:p>
          </table:table-cell>
          <table:table-cell office:value-type="float" office:value="9.31198">
            <text:p>9.31198</text:p>
          </table:table-cell>
          <table:table-cell office:value-type="float" office:value="0.378795">
            <text:p>0.378795</text:p>
          </table:table-cell>
          <table:table-cell office:value-type="float" office:value="9.28383">
            <text:p>9.28383</text:p>
          </table:table-cell>
          <table:table-cell office:value-type="float" office:value="0.416746">
            <text:p>0.416746</text:p>
          </table:table-cell>
          <table:table-cell office:value-type="float" office:value="0.955224">
            <text:p>0.955224</text:p>
          </table:table-cell>
          <table:table-cell office:value-type="float" office:value="0.416746">
            <text:p>0.416746</text:p>
          </table:table-cell>
          <table:table-cell office:value-type="float" office:value="9.09109">
            <text:p>9.09109</text:p>
          </table:table-cell>
          <table:table-cell office:value-type="float" office:value="0.319364">
            <text:p>0.319364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444.837">
            <text:p>444.837</text:p>
          </table:table-cell>
          <table:table-cell office:value-type="float" office:value="28.3824">
            <text:p>28.3824</text:p>
          </table:table-cell>
          <table:table-cell office:value-type="float" office:value="210.537">
            <text:p>210.537</text:p>
          </table:table-cell>
          <table:table-cell office:value-type="float" office:value="6505109">
            <text:p>6505109</text:p>
          </table:table-cell>
          <table:table-cell office:value-type="float" office:value="306.384">
            <text:p>306.384</text:p>
          </table:table-cell>
          <table:table-cell office:value-type="float" office:value="62.5446">
            <text:p>62.5446</text:p>
          </table:table-cell>
          <table:table-cell office:value-type="float" office:value="320.805">
            <text:p>320.805</text:p>
          </table:table-cell>
          <table:table-cell office:value-type="float" office:value="62.9004">
            <text:p>62.9004</text:p>
          </table:table-cell>
          <table:table-cell office:value-type="float" office:value="225.251">
            <text:p>225.251</text:p>
          </table:table-cell>
          <table:table-cell office:value-type="float" office:value="65.4019">
            <text:p>65.4019</text:p>
          </table:table-cell>
          <table:table-cell office:value-type="float" office:value="247.769">
            <text:p>247.769</text:p>
          </table:table-cell>
          <table:table-cell office:value-type="float" office:value="60.935">
            <text:p>60.935</text:p>
          </table:table-cell>
          <table:table-cell office:value-type="float" office:value="218.938">
            <text:p>218.938</text:p>
          </table:table-cell>
          <table:table-cell office:value-type="float" office:value="60.935">
            <text:p>60.935</text:p>
          </table:table-cell>
          <table:table-cell office:value-type="float" office:value="121.006">
            <text:p>121.006</text:p>
          </table:table-cell>
          <table:table-cell office:value-type="float" office:value="20.0727">
            <text:p>20.072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9.57204">
            <text:p>-9.57204</text:p>
          </table:table-cell>
          <table:table-cell office:value-type="float" office:value="3.26203">
            <text:p>3.26203</text:p>
          </table:table-cell>
          <table:table-cell office:value-type="float" office:value="-19.4546">
            <text:p>-19.4546</text:p>
          </table:table-cell>
          <table:table-cell office:value-type="float" office:value="7.76088">
            <text:p>7.76088</text:p>
          </table:table-cell>
          <table:table-cell office:value-type="float" office:value="-19.2149">
            <text:p>-19.2149</text:p>
          </table:table-cell>
          <table:table-cell office:value-type="float" office:value="7.32934">
            <text:p>7.32934</text:p>
          </table:table-cell>
          <table:table-cell office:value-type="float" office:value="-18.0172">
            <text:p>-18.0172</text:p>
          </table:table-cell>
          <table:table-cell office:value-type="float" office:value="7.45142">
            <text:p>7.45142</text:p>
          </table:table-cell>
          <table:table-cell office:value-type="float" office:value="-19.6904">
            <text:p>-19.6904</text:p>
          </table:table-cell>
          <table:table-cell office:value-type="float" office:value="7.70124">
            <text:p>7.70124</text:p>
          </table:table-cell>
          <table:table-cell office:value-type="float" office:value="-18.19847">
            <text:p>-18.19847</text:p>
          </table:table-cell>
          <table:table-cell office:value-type="float" office:value="7.13563">
            <text:p>7.13563</text:p>
          </table:table-cell>
          <table:table-cell office:value-type="float" office:value="1.65556">
            <text:p>1.65556</text:p>
          </table:table-cell>
          <table:table-cell office:value-type="float" office:value="7.13563">
            <text:p>7.13563</text:p>
          </table:table-cell>
          <table:table-cell office:value-type="float" office:value="-6.68447">
            <text:p>-6.68447</text:p>
          </table:table-cell>
          <table:table-cell office:value-type="float" office:value="2.31006">
            <text:p>2.31006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151635">
            <text:p>0.151635</text:p>
          </table:table-cell>
          <table:table-cell office:value-type="float" office:value="0.0426459">
            <text:p>0.0426459</text:p>
          </table:table-cell>
          <table:table-cell office:value-type="float" office:value="0.247206">
            <text:p>0.247206</text:p>
          </table:table-cell>
          <table:table-cell office:value-type="float" office:value="0.100287">
            <text:p>0.100287</text:p>
          </table:table-cell>
          <table:table-cell office:value-type="float" office:value="0.243745">
            <text:p>0.243745</text:p>
          </table:table-cell>
          <table:table-cell office:value-type="float" office:value="0.0946559">
            <text:p>0.0946559</text:p>
          </table:table-cell>
          <table:table-cell office:value-type="float" office:value="0.229293">
            <text:p>0.229293</text:p>
          </table:table-cell>
          <table:table-cell office:value-type="float" office:value="0.0961425">
            <text:p>0.0961425</text:p>
          </table:table-cell>
          <table:table-cell office:value-type="float" office:value="0.247491">
            <text:p>0.247491</text:p>
          </table:table-cell>
          <table:table-cell office:value-type="float" office:value="0.0993491">
            <text:p>0.0993491</text:p>
          </table:table-cell>
          <table:table-cell office:value-type="float" office:value="0.25688">
            <text:p>0.25688</text:p>
          </table:table-cell>
          <table:table-cell office:value-type="float" office:value="0.0922639">
            <text:p>0.0922639</text:p>
          </table:table-cell>
          <table:table-cell office:value-type="float" office:value="0.0144593">
            <text:p>0.0144593</text:p>
          </table:table-cell>
          <table:table-cell office:value-type="float" office:value="0.0922639">
            <text:p>0.0922639</text:p>
          </table:table-cell>
          <table:table-cell office:value-type="float" office:value="0.0853753">
            <text:p>0.0853753</text:p>
          </table:table-cell>
          <table:table-cell office:value-type="float" office:value="0.0298957">
            <text:p>0.0298957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93]" office:value-type="float" office:value="20.8250865502357">
            <text:p>20.8250865502</text:p>
          </table:table-cell>
          <table:table-cell/>
          <table:table-cell table:formula="of:=2*SQRT(2*LN(2))*[.D93]" office:value-type="float" office:value="21.6636379682712">
            <text:p>21.6636379683</text:p>
          </table:table-cell>
          <table:table-cell office:value-type="string">
            <text:p>Max Row</text:p>
          </table:table-cell>
          <table:table-cell table:formula="of:=2*SQRT(2*LN(2))*[.F93]" office:value-type="float" office:value="21.9132488930445">
            <text:p>21.913248893</text:p>
          </table:table-cell>
          <table:table-cell/>
          <table:table-cell table:formula="of:=2*SQRT(2*LN(2))*[.H93]" office:value-type="float" office:value="21.7610333253337">
            <text:p>21.7610333253</text:p>
          </table:table-cell>
          <table:table-cell/>
          <table:table-cell table:formula="of:=2*SQRT(2*LN(2))*[.J93]" office:value-type="float" office:value="21.9280371629273">
            <text:p>21.9280371629</text:p>
          </table:table-cell>
          <table:table-cell/>
          <table:table-cell table:formula="of:=2*SQRT(2*LN(2))*[.L93]" office:value-type="float" office:value="21.8617489786597">
            <text:p>21.8617489787</text:p>
          </table:table-cell>
          <table:table-cell/>
          <table:table-cell table:formula="of:=2*SQRT(2*LN(2))*[.N93]" office:value-type="float" office:value="2.24938062269464">
            <text:p>2.2493806227</text:p>
          </table:table-cell>
          <table:table-cell/>
          <table:table-cell table:formula="of:=2*SQRT(2*LN(2))*[.P93]" office:value-type="float" office:value="21.4078809631804">
            <text:p>21.4078809632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107.29">
            <text:p>1107.29</text:p>
          </table:table-cell>
          <table:table-cell/>
          <table:table-cell office:value-type="float" office:value="1955">
            <text:p>1955</text:p>
          </table:table-cell>
          <table:table-cell/>
          <table:table-cell office:value-type="float" office:value="1957.86">
            <text:p>1957.86</text:p>
          </table:table-cell>
          <table:table-cell/>
          <table:table-cell office:value-type="float" office:value="1970.14">
            <text:p>1970.14</text:p>
          </table:table-cell>
          <table:table-cell/>
          <table:table-cell office:value-type="float" office:value="1931.71">
            <text:p>1931.71</text:p>
          </table:table-cell>
          <table:table-cell/>
          <table:table-cell office:value-type="float" office:value="1697.71">
            <text:p>1697.71</text:p>
          </table:table-cell>
          <table:table-cell/>
          <table:table-cell office:value-type="float" office:value="757.429">
            <text:p>757.429</text:p>
          </table:table-cell>
          <table:table-cell/>
          <table:table-cell office:value-type="float" office:value="758.857">
            <text:p>758.857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362.286">
            <text:p>362.286</text:p>
          </table:table-cell>
          <table:table-cell/>
          <table:table-cell office:value-type="float" office:value="87.5714">
            <text:p>87.5714</text:p>
          </table:table-cell>
          <table:table-cell/>
          <table:table-cell office:value-type="float" office:value="183.714">
            <text:p>183.714</text:p>
          </table:table-cell>
          <table:table-cell/>
          <table:table-cell office:value-type="float" office:value="205.857">
            <text:p>205.857</text:p>
          </table:table-cell>
          <table:table-cell/>
          <table:table-cell office:value-type="float" office:value="100.857">
            <text:p>100.857</text:p>
          </table:table-cell>
          <table:table-cell/>
          <table:table-cell office:value-type="float" office:value="127.857">
            <text:p>127.857</text:p>
          </table:table-cell>
          <table:table-cell/>
          <table:table-cell office:value-type="float" office:value="212.857">
            <text:p>212.857</text:p>
          </table:table-cell>
          <table:table-cell/>
          <table:table-cell office:value-type="float" office:value="72.8571">
            <text:p>72.8571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-8/0</text:p>
          </table:table-cell>
          <table:table-cell/>
          <table:table-cell table:style-name="ce2" office:value-type="string">
            <text:p>(7-8)/1</text:p>
          </table:table-cell>
          <table:table-cell/>
          <table:table-cell table:style-name="ce2" office:value-type="string">
            <text:p>(7-8)/2</text:p>
          </table:table-cell>
          <table:table-cell/>
          <table:table-cell table:style-name="ce2" office:value-type="string">
            <text:p>(7-8)/3</text:p>
          </table:table-cell>
          <table:table-cell/>
          <table:table-cell table:style-name="ce2" office:value-type="string">
            <text:p>(7-8)/4</text:p>
          </table:table-cell>
          <table:table-cell/>
          <table:table-cell table:style-name="ce2" office:value-type="string">
            <text:p>(7-8)/5</text:p>
          </table:table-cell>
          <table:table-cell/>
          <table:table-cell table:style-name="ce2" office:value-type="string">
            <text:p>(7-8)/6</text:p>
          </table:table-cell>
          <table:table-cell/>
          <table:table-cell table:style-name="ce2" office:value-type="string">
            <text:p>(7-8)/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696.967">
            <text:p>696.967</text:p>
          </table:table-cell>
          <table:table-cell office:value-type="float" office:value="11.9513">
            <text:p>11.9513</text:p>
          </table:table-cell>
          <table:table-cell office:value-type="float" office:value="1763.73">
            <text:p>1763.73</text:p>
          </table:table-cell>
          <table:table-cell office:value-type="float" office:value="33.2433">
            <text:p>33.2433</text:p>
          </table:table-cell>
          <table:table-cell office:value-type="float" office:value="1657.48">
            <text:p>1657.48</text:p>
          </table:table-cell>
          <table:table-cell office:value-type="float" office:value="33.4873">
            <text:p>33.4873</text:p>
          </table:table-cell>
          <table:table-cell office:value-type="float" office:value="1635.97">
            <text:p>1635.97</text:p>
          </table:table-cell>
          <table:table-cell office:value-type="float" office:value="34.4583">
            <text:p>34.4583</text:p>
          </table:table-cell>
          <table:table-cell office:value-type="float" office:value="1761.44">
            <text:p>1761.44</text:p>
          </table:table-cell>
          <table:table-cell office:value-type="float" office:value="34.768">
            <text:p>34.768</text:p>
          </table:table-cell>
          <table:table-cell office:value-type="float" office:value="1523.48">
            <text:p>1523.48</text:p>
          </table:table-cell>
          <table:table-cell office:value-type="float" office:value="30.9885">
            <text:p>30.9885</text:p>
          </table:table-cell>
          <table:table-cell office:value-type="float" office:value="121.496">
            <text:p>121.496</text:p>
          </table:table-cell>
          <table:table-cell office:value-type="float" office:value="3.49926">
            <text:p>3.49926</text:p>
          </table:table-cell>
          <table:table-cell office:value-type="float" office:value="670.539">
            <text:p>670.539</text:p>
          </table:table-cell>
          <table:table-cell office:value-type="float" office:value="12.0266">
            <text:p>12.0266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1.8711">
            <text:p>51.8711</text:p>
          </table:table-cell>
          <table:table-cell office:value-type="float" office:value="0.129798">
            <text:p>0.129798</text:p>
          </table:table-cell>
          <table:table-cell office:value-type="float" office:value="52.0241">
            <text:p>52.0241</text:p>
          </table:table-cell>
          <table:table-cell office:value-type="float" office:value="0.143449">
            <text:p>0.143449</text:p>
          </table:table-cell>
          <table:table-cell office:value-type="float" office:value="50.1634">
            <text:p>50.1634</text:p>
          </table:table-cell>
          <table:table-cell office:value-type="float" office:value="0.154082">
            <text:p>0.154082</text:p>
          </table:table-cell>
          <table:table-cell office:value-type="float" office:value="52.0381">
            <text:p>52.0381</text:p>
          </table:table-cell>
          <table:table-cell office:value-type="float" office:value="0.160811">
            <text:p>0.160811</text:p>
          </table:table-cell>
          <table:table-cell office:value-type="float" office:value="52.1018">
            <text:p>52.1018</text:p>
          </table:table-cell>
          <table:table-cell office:value-type="float" office:value="0.150491">
            <text:p>0.150491</text:p>
          </table:table-cell>
          <table:table-cell office:value-type="float" office:value="52.2343">
            <text:p>52.2343</text:p>
          </table:table-cell>
          <table:table-cell office:value-type="float" office:value="0.155262">
            <text:p>0.155262</text:p>
          </table:table-cell>
          <table:table-cell office:value-type="float" office:value="52.996">
            <text:p>52.996</text:p>
          </table:table-cell>
          <table:table-cell office:value-type="float" office:value="0.22167">
            <text:p>0.22167</text:p>
          </table:table-cell>
          <table:table-cell office:value-type="float" office:value="51.9571">
            <text:p>51.9571</text:p>
          </table:table-cell>
          <table:table-cell office:value-type="float" office:value="0.136164">
            <text:p>0.136164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34709">
            <text:p>8.34709</text:p>
          </table:table-cell>
          <table:table-cell office:value-type="float" office:value="0.182229">
            <text:p>0.182229</text:p>
          </table:table-cell>
          <table:table-cell office:value-type="float" office:value="8.5704">
            <text:p>8.5704</text:p>
          </table:table-cell>
          <table:table-cell office:value-type="float" office:value="0.204139">
            <text:p>0.204139</text:p>
          </table:table-cell>
          <table:table-cell office:value-type="float" office:value="8.63887">
            <text:p>8.63887</text:p>
          </table:table-cell>
          <table:table-cell office:value-type="float" office:value="0.220734">
            <text:p>0.220734</text:p>
          </table:table-cell>
          <table:table-cell office:value-type="float" office:value="8.73781">
            <text:p>8.73781</text:p>
          </table:table-cell>
          <table:table-cell office:value-type="float" office:value="0.23034">
            <text:p>0.23034</text:p>
          </table:table-cell>
          <table:table-cell office:value-type="float" office:value="8.66333">
            <text:p>8.66333</text:p>
          </table:table-cell>
          <table:table-cell office:value-type="float" office:value="0.214494">
            <text:p>0.214494</text:p>
          </table:table-cell>
          <table:table-cell office:value-type="float" office:value="8.70249">
            <text:p>8.70249</text:p>
          </table:table-cell>
          <table:table-cell office:value-type="float" office:value="0.221769">
            <text:p>0.221769</text:p>
          </table:table-cell>
          <table:table-cell office:value-type="float" office:value="9.11786">
            <text:p>9.11786</text:p>
          </table:table-cell>
          <table:table-cell office:value-type="float" office:value="0.325065">
            <text:p>0.325065</text:p>
          </table:table-cell>
          <table:table-cell office:value-type="float" office:value="8.50232">
            <text:p>8.50232</text:p>
          </table:table-cell>
          <table:table-cell office:value-type="float" office:value="0.192015">
            <text:p>0.192015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14.958">
            <text:p>214.958</text:p>
          </table:table-cell>
          <table:table-cell office:value-type="float" office:value="10.1204">
            <text:p>10.1204</text:p>
          </table:table-cell>
          <table:table-cell office:value-type="float" office:value="119.952">
            <text:p>119.952</text:p>
          </table:table-cell>
          <table:table-cell office:value-type="float" office:value="28.14444">
            <text:p>28.14444</text:p>
          </table:table-cell>
          <table:table-cell office:value-type="float" office:value="137.297">
            <text:p>137.297</text:p>
          </table:table-cell>
          <table:table-cell office:value-type="float" office:value="28.3525">
            <text:p>28.3525</text:p>
          </table:table-cell>
          <table:table-cell office:value-type="float" office:value="147.765">
            <text:p>147.765</text:p>
          </table:table-cell>
          <table:table-cell office:value-type="float" office:value="29.1407">
            <text:p>29.1407</text:p>
          </table:table-cell>
          <table:table-cell office:value-type="float" office:value="136.406">
            <text:p>136.406</text:p>
          </table:table-cell>
          <table:table-cell office:value-type="float" office:value="29.4514">
            <text:p>29.4514</text:p>
          </table:table-cell>
          <table:table-cell office:value-type="float" office:value="133.764">
            <text:p>133.764</text:p>
          </table:table-cell>
          <table:table-cell office:value-type="float" office:value="26.2761">
            <text:p>26.2761</text:p>
          </table:table-cell>
          <table:table-cell office:value-type="float" office:value="106.377">
            <text:p>106.377</text:p>
          </table:table-cell>
          <table:table-cell office:value-type="float" office:value="2.97036">
            <text:p>2.97036</text:p>
          </table:table-cell>
          <table:table-cell office:value-type="float" office:value="86.0996">
            <text:p>86.0996</text:p>
          </table:table-cell>
          <table:table-cell office:value-type="float" office:value="10.1888">
            <text:p>10.1888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2.23107">
            <text:p>-2.23107</text:p>
          </table:table-cell>
          <table:table-cell office:value-type="float" office:value="0.66473">
            <text:p>0.66473</text:p>
          </table:table-cell>
          <table:table-cell office:value-type="float" office:value="-4.79975">
            <text:p>-4.79975</text:p>
          </table:table-cell>
          <table:table-cell office:value-type="float" office:value="1.8733">
            <text:p>1.8733</text:p>
          </table:table-cell>
          <table:table-cell office:value-type="float" office:value="-4.68227">
            <text:p>-4.68227</text:p>
          </table:table-cell>
          <table:table-cell office:value-type="float" office:value="1.89892">
            <text:p>1.89892</text:p>
          </table:table-cell>
          <table:table-cell office:value-type="float" office:value="-5.02086">
            <text:p>-5.02086</text:p>
          </table:table-cell>
          <table:table-cell office:value-type="float" office:value="1.95251">
            <text:p>1.95251</text:p>
          </table:table-cell>
          <table:table-cell office:value-type="float" office:value="-5.0631">
            <text:p>-5.0631</text:p>
          </table:table-cell>
          <table:table-cell office:value-type="float" office:value="1.96268">
            <text:p>1.96268</text:p>
          </table:table-cell>
          <table:table-cell office:value-type="float" office:value="-4.54947">
            <text:p>-4.54947</text:p>
          </table:table-cell>
          <table:table-cell office:value-type="float" office:value="1.75379">
            <text:p>1.75379</text:p>
          </table:table-cell>
          <table:table-cell office:value-type="string">
            <text:p>0-0.362002</text:p>
          </table:table-cell>
          <table:table-cell office:value-type="float" office:value="0.202859">
            <text:p>0.202859</text:p>
          </table:table-cell>
          <table:table-cell office:value-type="float" office:value="-1.8123">
            <text:p>-1.8123</text:p>
          </table:table-cell>
          <table:table-cell office:value-type="float" office:value="0.672021">
            <text:p>0.672021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187536">
            <text:p>0.0187536</text:p>
          </table:table-cell>
          <table:table-cell office:value-type="float" office:value="0.00641125">
            <text:p>0.00641125</text:p>
          </table:table-cell>
          <table:table-cell office:value-type="float" office:value="0.0469002">
            <text:p>0.0469002</text:p>
          </table:table-cell>
          <table:table-cell office:value-type="float" office:value="0.0180574">
            <text:p>0.0180574</text:p>
          </table:table-cell>
          <table:table-cell office:value-type="float" office:value="0.0455323">
            <text:p>0.0455323</text:p>
          </table:table-cell>
          <table:table-cell office:value-type="float" office:value="0.0182933">
            <text:p>0.0182933</text:p>
          </table:table-cell>
          <table:table-cell office:value-type="float" office:value="0.0480078">
            <text:p>0.0480078</text:p>
          </table:table-cell>
          <table:table-cell office:value-type="float" office:value="0.0188216">
            <text:p>0.0188216</text:p>
          </table:table-cell>
          <table:table-cell office:value-type="float" office:value="0.0492562">
            <text:p>0.0492562</text:p>
          </table:table-cell>
          <table:table-cell office:value-type="float" office:value="0.0189111">
            <text:p>0.0189111</text:p>
          </table:table-cell>
          <table:table-cell office:value-type="float" office:value="0.0440366">
            <text:p>0.0440366</text:p>
          </table:table-cell>
          <table:table-cell office:value-type="float" office:value="0.0168864">
            <text:p>0.0168864</text:p>
          </table:table-cell>
          <table:table-cell office:value-type="float" office:value="0.0037221">
            <text:p>0.0037221</text:p>
          </table:table-cell>
          <table:table-cell office:value-type="float" office:value="0.00194519">
            <text:p>0.00194519</text:p>
          </table:table-cell>
          <table:table-cell office:value-type="float" office:value="0.0177355">
            <text:p>0.0177355</text:p>
          </table:table-cell>
          <table:table-cell office:value-type="float" office:value="0.00647903">
            <text:p>0.00647903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10]" office:value-type="float" office:value="19.6558948496774">
            <text:p>19.6558948497</text:p>
          </table:table-cell>
          <table:table-cell/>
          <table:table-cell table:formula="of:=2*SQRT(2*LN(2))*[.D110]" office:value-type="float" office:value="20.1817497139332">
            <text:p>20.1817497139</text:p>
          </table:table-cell>
          <table:table-cell office:value-type="string">
            <text:p>Max Row</text:p>
          </table:table-cell>
          <table:table-cell table:formula="of:=2*SQRT(2*LN(2))*[.F110]" office:value-type="float" office:value="20.3429842424165">
            <text:p>20.3429842424</text:p>
          </table:table-cell>
          <table:table-cell/>
          <table:table-cell table:formula="of:=2*SQRT(2*LN(2))*[.H110]" office:value-type="float" office:value="20.5759701376719">
            <text:p>20.5759701377</text:p>
          </table:table-cell>
          <table:table-cell/>
          <table:table-cell table:formula="of:=2*SQRT(2*LN(2))*[.J110]" office:value-type="float" office:value="20.400583140718">
            <text:p>20.4005831407</text:p>
          </table:table-cell>
          <table:table-cell/>
          <table:table-cell table:formula="of:=2*SQRT(2*LN(2))*[.L110]" office:value-type="float" office:value="20.4927978936814">
            <text:p>20.4927978937</text:p>
          </table:table-cell>
          <table:table-cell/>
          <table:table-cell table:formula="of:=2*SQRT(2*LN(2))*[.N110]" office:value-type="float" office:value="21.4709194957859">
            <text:p>21.4709194958</text:p>
          </table:table-cell>
          <table:table-cell/>
          <table:table-cell table:formula="of:=2*SQRT(2*LN(2))*[.P110]" office:value-type="float" office:value="20.0214335652675">
            <text:p>20.0214335653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807.125">
            <text:p>807.125</text:p>
          </table:table-cell>
          <table:table-cell/>
          <table:table-cell office:value-type="float" office:value="1660.75">
            <text:p>1660.75</text:p>
          </table:table-cell>
          <table:table-cell/>
          <table:table-cell office:value-type="float" office:value="1591.13">
            <text:p>1591.13</text:p>
          </table:table-cell>
          <table:table-cell/>
          <table:table-cell office:value-type="float" office:value="1584.5">
            <text:p>1584.5</text:p>
          </table:table-cell>
          <table:table-cell/>
          <table:table-cell office:value-type="float" office:value="1672.88">
            <text:p>1672.88</text:p>
          </table:table-cell>
          <table:table-cell/>
          <table:table-cell office:value-type="float" office:value="1480.13">
            <text:p>1480.13</text:p>
          </table:table-cell>
          <table:table-cell/>
          <table:table-cell office:value-type="float" office:value="217.875">
            <text:p>217.875</text:p>
          </table:table-cell>
          <table:table-cell/>
          <table:table-cell office:value-type="float" office:value="666.875">
            <text:p>666.875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163.875">
            <text:p>163.875</text:p>
          </table:table-cell>
          <table:table-cell/>
          <table:table-cell office:value-type="float" office:value="73.125">
            <text:p>73.125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94.375">
            <text:p>94.375</text:p>
          </table:table-cell>
          <table:table-cell/>
          <table:table-cell office:value-type="float" office:value="85.75">
            <text:p>85.75</text:p>
          </table:table-cell>
          <table:table-cell/>
          <table:table-cell office:value-type="float" office:value="88.5">
            <text:p>88.5</text:p>
          </table:table-cell>
          <table:table-cell/>
          <table:table-cell office:value-type="float" office:value="96.25">
            <text:p>96.25</text:p>
          </table:table-cell>
          <table:table-cell/>
          <table:table-cell office:value-type="float" office:value="65.5">
            <text:p>65.5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-8/0</text:p>
          </table:table-cell>
          <table:table-cell/>
          <table:table-cell table:style-name="ce2" office:value-type="string">
            <text:p>7.8/1</text:p>
          </table:table-cell>
          <table:table-cell/>
          <table:table-cell table:style-name="ce2" office:value-type="string">
            <text:p>7.8/2</text:p>
          </table:table-cell>
          <table:table-cell/>
          <table:table-cell table:style-name="ce2" office:value-type="string">
            <text:p>7.8/3</text:p>
          </table:table-cell>
          <table:table-cell/>
          <table:table-cell table:style-name="ce2" office:value-type="string">
            <text:p>7.8/4</text:p>
          </table:table-cell>
          <table:table-cell/>
          <table:table-cell table:style-name="ce2" office:value-type="string">
            <text:p>7.8/5</text:p>
          </table:table-cell>
          <table:table-cell/>
          <table:table-cell table:style-name="ce2" office:value-type="string">
            <text:p>7.8/6</text:p>
          </table:table-cell>
          <table:table-cell/>
          <table:table-cell table:style-name="ce2" office:value-type="string">
            <text:p>7.8/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523.433">
            <text:p>523.433</text:p>
          </table:table-cell>
          <table:table-cell office:value-type="float" office:value="11.3437">
            <text:p>11.3437</text:p>
          </table:table-cell>
          <table:table-cell office:value-type="float" office:value="1340.67">
            <text:p>1340.67</text:p>
          </table:table-cell>
          <table:table-cell office:value-type="float" office:value="35.2242">
            <text:p>35.2242</text:p>
          </table:table-cell>
          <table:table-cell office:value-type="float" office:value="1265.46">
            <text:p>1265.46</text:p>
          </table:table-cell>
          <table:table-cell office:value-type="float" office:value="33.5632">
            <text:p>33.5632</text:p>
          </table:table-cell>
          <table:table-cell office:value-type="float" office:value="1258.76">
            <text:p>1258.76</text:p>
          </table:table-cell>
          <table:table-cell office:value-type="float" office:value="33.7671">
            <text:p>33.7671</text:p>
          </table:table-cell>
          <table:table-cell office:value-type="float" office:value="1310.07">
            <text:p>1310.07</text:p>
          </table:table-cell>
          <table:table-cell office:value-type="float" office:value="35.0426">
            <text:p>35.0426</text:p>
          </table:table-cell>
          <table:table-cell office:value-type="float" office:value="1141.88">
            <text:p>1141.88</text:p>
          </table:table-cell>
          <table:table-cell office:value-type="float" office:value="30.3428">
            <text:p>30.3428</text:p>
          </table:table-cell>
          <table:table-cell office:value-type="float" office:value="123.23">
            <text:p>123.23</text:p>
          </table:table-cell>
          <table:table-cell office:value-type="float" office:value="6.25003">
            <text:p>6.25003</text:p>
          </table:table-cell>
          <table:table-cell office:value-type="float" office:value="477.949">
            <text:p>477.949</text:p>
          </table:table-cell>
          <table:table-cell office:value-type="float" office:value="11.4872">
            <text:p>11.4872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8.8554">
            <text:p>48.8554</text:p>
          </table:table-cell>
          <table:table-cell office:value-type="float" office:value="0.129505">
            <text:p>0.129505</text:p>
          </table:table-cell>
          <table:table-cell office:value-type="float" office:value="43.8455">
            <text:p>43.8455</text:p>
          </table:table-cell>
          <table:table-cell office:value-type="float" office:value="0.154947">
            <text:p>0.154947</text:p>
          </table:table-cell>
          <table:table-cell office:value-type="float" office:value="43.9294">
            <text:p>43.9294</text:p>
          </table:table-cell>
          <table:table-cell office:value-type="float" office:value="0.15629">
            <text:p>0.15629</text:p>
          </table:table-cell>
          <table:table-cell office:value-type="float" office:value="43.9535">
            <text:p>43.9535</text:p>
          </table:table-cell>
          <table:table-cell office:value-type="float" office:value="0.157132">
            <text:p>0.157132</text:p>
          </table:table-cell>
          <table:table-cell office:value-type="float" office:value="44.0184">
            <text:p>44.0184</text:p>
          </table:table-cell>
          <table:table-cell office:value-type="float" office:value="0.158406">
            <text:p>0.158406</text:p>
          </table:table-cell>
          <table:table-cell office:value-type="float" office:value="44.2289">
            <text:p>44.2289</text:p>
          </table:table-cell>
          <table:table-cell office:value-type="float" office:value="0.157792">
            <text:p>0.157792</text:p>
          </table:table-cell>
          <table:table-cell office:value-type="float" office:value="48.713">
            <text:p>48.713</text:p>
          </table:table-cell>
          <table:table-cell office:value-type="float" office:value="0.355969">
            <text:p>0.355969</text:p>
          </table:table-cell>
          <table:table-cell office:value-type="float" office:value="43.8828">
            <text:p>43.8828</text:p>
          </table:table-cell>
          <table:table-cell office:value-type="float" office:value="0.143153">
            <text:p>0.14315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68707">
            <text:p>8.68707</text:p>
          </table:table-cell>
          <table:table-cell office:value-type="float" office:value="0.214901">
            <text:p>0.214901</text:p>
          </table:table-cell>
          <table:table-cell office:value-type="float" office:value="8.77369">
            <text:p>8.77369</text:p>
          </table:table-cell>
          <table:table-cell office:value-type="float" office:value="0.261023">
            <text:p>0.261023</text:p>
          </table:table-cell>
          <table:table-cell office:value-type="float" office:value="8.80112">
            <text:p>8.80112</text:p>
          </table:table-cell>
          <table:table-cell office:value-type="float" office:value="0.263753">
            <text:p>0.263753</text:p>
          </table:table-cell>
          <table:table-cell office:value-type="float" office:value="8.88081">
            <text:p>8.88081</text:p>
          </table:table-cell>
          <table:table-cell office:value-type="float" office:value="0.267328">
            <text:p>0.267328</text:p>
          </table:table-cell>
          <table:table-cell office:value-type="float" office:value="8.75866">
            <text:p>8.75866</text:p>
          </table:table-cell>
          <table:table-cell office:value-type="float" office:value="0.265772">
            <text:p>0.265772</text:p>
          </table:table-cell>
          <table:table-cell office:value-type="float" office:value="8.79421">
            <text:p>8.79421</text:p>
          </table:table-cell>
          <table:table-cell office:value-type="float" office:value="0.264521">
            <text:p>0.264521</text:p>
          </table:table-cell>
          <table:table-cell office:value-type="float" office:value="8.56292">
            <text:p>8.56292</text:p>
          </table:table-cell>
          <table:table-cell office:value-type="float" office:value="0.512195">
            <text:p>0.512195</text:p>
          </table:table-cell>
          <table:table-cell office:value-type="float" office:value="8.67306">
            <text:p>8.67306</text:p>
          </table:table-cell>
          <table:table-cell office:value-type="float" office:value="0.238127">
            <text:p>0.238127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609.525">
            <text:p>609.525</text:p>
          </table:table-cell>
          <table:table-cell office:value-type="float" office:value="9.10201">
            <text:p>9.10201</text:p>
          </table:table-cell>
          <table:table-cell office:value-type="float" office:value="134.255">
            <text:p>134.255</text:p>
          </table:table-cell>
          <table:table-cell office:value-type="float" office:value="27.874">
            <text:p>27.874</text:p>
          </table:table-cell>
          <table:table-cell office:value-type="float" office:value="202.122">
            <text:p>202.122</text:p>
          </table:table-cell>
          <table:table-cell office:value-type="float" office:value="26.5289">
            <text:p>26.5289</text:p>
          </table:table-cell>
          <table:table-cell office:value-type="float" office:value="218.005">
            <text:p>218.005</text:p>
          </table:table-cell>
          <table:table-cell office:value-type="float" office:value="26.4834">
            <text:p>26.4834</text:p>
          </table:table-cell>
          <table:table-cell office:value-type="float" office:value="148.475">
            <text:p>148.475</text:p>
          </table:table-cell>
          <table:table-cell office:value-type="float" office:value="27.8667">
            <text:p>27.8667</text:p>
          </table:table-cell>
          <table:table-cell office:value-type="float" office:value="233.351">
            <text:p>233.351</text:p>
          </table:table-cell>
          <table:table-cell office:value-type="float" office:value="24.1736">
            <text:p>24.1736</text:p>
          </table:table-cell>
          <table:table-cell office:value-type="float" office:value="377.833">
            <text:p>377.833</text:p>
          </table:table-cell>
          <table:table-cell office:value-type="float" office:value="5.63747">
            <text:p>5.63747</text:p>
          </table:table-cell>
          <table:table-cell office:value-type="float" office:value="93.3266">
            <text:p>93.3266</text:p>
          </table:table-cell>
          <table:table-cell office:value-type="float" office:value="9.20004">
            <text:p>9.20004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4.54956">
            <text:p>-4.54956</text:p>
          </table:table-cell>
          <table:table-cell office:value-type="float" office:value="0.863893">
            <text:p>0.863893</text:p>
          </table:table-cell>
          <table:table-cell office:value-type="float" office:value="-6.72158">
            <text:p>-6.72158</text:p>
          </table:table-cell>
          <table:table-cell office:value-type="float" office:value="2.68448">
            <text:p>2.68448</text:p>
          </table:table-cell>
          <table:table-cell office:value-type="float" office:value="-5.41498">
            <text:p>-5.41498</text:p>
          </table:table-cell>
          <table:table-cell office:value-type="float" office:value="2.55822">
            <text:p>2.55822</text:p>
          </table:table-cell>
          <table:table-cell office:value-type="float" office:value="-5.11135">
            <text:p>-5.11135</text:p>
          </table:table-cell>
          <table:table-cell office:value-type="float" office:value="2.57368">
            <text:p>2.57368</text:p>
          </table:table-cell>
          <table:table-cell office:value-type="float" office:value="-6.32924">
            <text:p>-6.32924</text:p>
          </table:table-cell>
          <table:table-cell office:value-type="float" office:value="2.67093">
            <text:p>2.67093</text:p>
          </table:table-cell>
          <table:table-cell office:value-type="float" office:value="-6.30353">
            <text:p>-6.30353</text:p>
          </table:table-cell>
          <table:table-cell office:value-type="float" office:value="2.31295">
            <text:p>2.31295</text:p>
          </table:table-cell>
          <table:table-cell office:value-type="float" office:value="-2.28427">
            <text:p>-2.28427</text:p>
          </table:table-cell>
          <table:table-cell office:value-type="float" office:value="0.459943">
            <text:p>0.459943</text:p>
          </table:table-cell>
          <table:table-cell office:value-type="float" office:value="-2.28625">
            <text:p>-2.28625</text:p>
          </table:table-cell>
          <table:table-cell office:value-type="float" office:value="0.875074">
            <text:p>0.875074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634638">
            <text:p>0.0634638</text:p>
          </table:table-cell>
          <table:table-cell office:value-type="float" office:value="0.0101895">
            <text:p>0.0101895</text:p>
          </table:table-cell>
          <table:table-cell office:value-type="float" office:value="0.0791298">
            <text:p>0.0791298</text:p>
          </table:table-cell>
          <table:table-cell office:value-type="float" office:value="0.0316571">
            <text:p>0.0316571</text:p>
          </table:table-cell>
          <table:table-cell office:value-type="float" office:value="0.0681789">
            <text:p>0.0681789</text:p>
          </table:table-cell>
          <table:table-cell office:value-type="float" office:value="0.030142">
            <text:p>0.030142</text:p>
          </table:table-cell>
          <table:table-cell office:value-type="float" office:value="0.0652171">
            <text:p>0.0652171</text:p>
          </table:table-cell>
          <table:table-cell office:value-type="float" office:value="0.0303127">
            <text:p>0.0303127</text:p>
          </table:table-cell>
          <table:table-cell office:value-type="float" office:value="0.0737168">
            <text:p>0.0737168</text:p>
          </table:table-cell>
          <table:table-cell office:value-type="float" office:value="0.0314454">
            <text:p>0.0314454</text:p>
          </table:table-cell>
          <table:table-cell office:value-type="float" office:value="0.0756142">
            <text:p>0.0756142</text:p>
          </table:table-cell>
          <table:table-cell office:value-type="float" office:value="0.0271743">
            <text:p>0.0271743</text:p>
          </table:table-cell>
          <table:table-cell office:value-type="float" office:value="0.0372321">
            <text:p>0.0372321</text:p>
          </table:table-cell>
          <table:table-cell office:value-type="float" office:value="0.00520376">
            <text:p>0.00520376</text:p>
          </table:table-cell>
          <table:table-cell office:value-type="float" office:value="0.0270695">
            <text:p>0.0270695</text:p>
          </table:table-cell>
          <table:table-cell office:value-type="float" office:value="0.0103179">
            <text:p>0.0103179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27]" office:value-type="float" office:value="20.456486568587">
            <text:p>20.4564865686</text:p>
          </table:table-cell>
          <table:table-cell/>
          <table:table-cell table:formula="of:=2*SQRT(2*LN(2))*[.D127]" office:value-type="float" office:value="20.6604610808876">
            <text:p>20.6604610809</text:p>
          </table:table-cell>
          <table:table-cell office:value-type="string">
            <text:p>Max Row</text:p>
          </table:table-cell>
          <table:table-cell table:formula="of:=2*SQRT(2*LN(2))*[.F127]" office:value-type="float" office:value="20.7250537947228">
            <text:p>20.7250537947</text:p>
          </table:table-cell>
          <table:table-cell/>
          <table:table-cell table:formula="of:=2*SQRT(2*LN(2))*[.H127]" office:value-type="float" office:value="20.9127094041113">
            <text:p>20.9127094041</text:p>
          </table:table-cell>
          <table:table-cell/>
          <table:table-cell table:formula="of:=2*SQRT(2*LN(2))*[.J127]" office:value-type="float" office:value="20.6250681356108">
            <text:p>20.6250681356</text:p>
          </table:table-cell>
          <table:table-cell/>
          <table:table-cell table:formula="of:=2*SQRT(2*LN(2))*[.L127]" office:value-type="float" office:value="20.7087819882116">
            <text:p>20.7087819882</text:p>
          </table:table-cell>
          <table:table-cell/>
          <table:table-cell table:formula="of:=2*SQRT(2*LN(2))*[.N127]" office:value-type="float" office:value="20.1641356599964">
            <text:p>20.16413566</text:p>
          </table:table-cell>
          <table:table-cell/>
          <table:table-cell table:formula="of:=2*SQRT(2*LN(2))*[.P127]" office:value-type="float" office:value="20.4234955397561">
            <text:p>20.4234955398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059">
            <text:p>1059</text:p>
          </table:table-cell>
          <table:table-cell/>
          <table:table-cell office:value-type="float" office:value="1295.14">
            <text:p>1295.14</text:p>
          </table:table-cell>
          <table:table-cell/>
          <table:table-cell office:value-type="float" office:value="1322.29">
            <text:p>1322.29</text:p>
          </table:table-cell>
          <table:table-cell/>
          <table:table-cell office:value-type="float" office:value="1252.57">
            <text:p>1252.57</text:p>
          </table:table-cell>
          <table:table-cell/>
          <table:table-cell office:value-type="float" office:value="1325">
            <text:p>1325</text:p>
          </table:table-cell>
          <table:table-cell/>
          <table:table-cell office:value-type="float" office:value="1230.57">
            <text:p>1230.57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511">
            <text:p>511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551.857">
            <text:p>551.857</text:p>
          </table:table-cell>
          <table:table-cell/>
          <table:table-cell office:value-type="float" office:value="77.8571">
            <text:p>77.8571</text:p>
          </table:table-cell>
          <table:table-cell/>
          <table:table-cell office:value-type="float" office:value="152">
            <text:p>152</text:p>
          </table:table-cell>
          <table:table-cell/>
          <table:table-cell office:value-type="float" office:value="161.571">
            <text:p>161.571</text:p>
          </table:table-cell>
          <table:table-cell/>
          <table:table-cell office:value-type="float" office:value="95.8571">
            <text:p>95.8571</text:p>
          </table:table-cell>
          <table:table-cell/>
          <table:table-cell office:value-type="float" office:value="173.857">
            <text:p>173.857</text:p>
          </table:table-cell>
          <table:table-cell/>
          <table:table-cell office:value-type="float" office:value="330.429">
            <text:p>330.429</text:p>
          </table:table-cell>
          <table:table-cell/>
          <table:table-cell office:value-type="float" office:value="70.5714">
            <text:p>70.5714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-8/0</text:p>
          </table:table-cell>
          <table:table-cell/>
          <table:table-cell office:value-type="string">
            <text:p>7.8/1</text:p>
          </table:table-cell>
          <table:table-cell/>
          <table:table-cell office:value-type="string">
            <text:p>7.8/2</text:p>
          </table:table-cell>
          <table:table-cell/>
          <table:table-cell office:value-type="string">
            <text:p>7.8/3</text:p>
          </table:table-cell>
          <table:table-cell/>
          <table:table-cell office:value-type="string">
            <text:p>7.8/4</text:p>
          </table:table-cell>
          <table:table-cell/>
          <table:table-cell office:value-type="string">
            <text:p>7.8/5</text:p>
          </table:table-cell>
          <table:table-cell/>
          <table:table-cell office:value-type="string">
            <text:p>7.8/6</text:p>
          </table:table-cell>
          <table:table-cell/>
          <table:table-cell office:value-type="string">
            <text:p>7.8/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746.025">
            <text:p>746.025</text:p>
          </table:table-cell>
          <table:table-cell office:value-type="float" office:value="13.6829">
            <text:p>13.6829</text:p>
          </table:table-cell>
          <table:table-cell office:value-type="float" office:value="1923.28">
            <text:p>1923.28</text:p>
          </table:table-cell>
          <table:table-cell office:value-type="float" office:value="40.6062">
            <text:p>40.6062</text:p>
          </table:table-cell>
          <table:table-cell office:value-type="float" office:value="1805.87">
            <text:p>1805.87</text:p>
          </table:table-cell>
          <table:table-cell office:value-type="float" office:value="39.7499">
            <text:p>39.7499</text:p>
          </table:table-cell>
          <table:table-cell office:value-type="float" office:value="1771.54">
            <text:p>1771.54</text:p>
          </table:table-cell>
          <table:table-cell office:value-type="float" office:value="38.1489">
            <text:p>38.1489</text:p>
          </table:table-cell>
          <table:table-cell office:value-type="float" office:value="1846.88">
            <text:p>1846.88</text:p>
          </table:table-cell>
          <table:table-cell office:value-type="float" office:value="40.9466">
            <text:p>40.9466</text:p>
          </table:table-cell>
          <table:table-cell office:value-type="float" office:value="1581.83">
            <text:p>1581.83</text:p>
          </table:table-cell>
          <table:table-cell office:value-type="float" office:value="36.125">
            <text:p>36.125</text:p>
          </table:table-cell>
          <table:table-cell office:value-type="float" office:value="111.071">
            <text:p>111.071</text:p>
          </table:table-cell>
          <table:table-cell office:value-type="float" office:value="4.19196">
            <text:p>4.19196</text:p>
          </table:table-cell>
          <table:table-cell office:value-type="float" office:value="679.667">
            <text:p>679.667</text:p>
          </table:table-cell>
          <table:table-cell office:value-type="float" office:value="13.1638">
            <text:p>13.1638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2.0431">
            <text:p>52.0431</text:p>
          </table:table-cell>
          <table:table-cell office:value-type="float" office:value="0.138837">
            <text:p>0.138837</text:p>
          </table:table-cell>
          <table:table-cell office:value-type="float" office:value="51.9514">
            <text:p>51.9514</text:p>
          </table:table-cell>
          <table:table-cell office:value-type="float" office:value="0.161033">
            <text:p>0.161033</text:p>
          </table:table-cell>
          <table:table-cell office:value-type="float" office:value="52.0856">
            <text:p>52.0856</text:p>
          </table:table-cell>
          <table:table-cell office:value-type="float" office:value="0.168051">
            <text:p>0.168051</text:p>
          </table:table-cell>
          <table:table-cell office:value-type="float" office:value="52.0945">
            <text:p>52.0945</text:p>
          </table:table-cell>
          <table:table-cell office:value-type="float" office:value="0.16452">
            <text:p>0.16452</text:p>
          </table:table-cell>
          <table:table-cell office:value-type="float" office:value="52.0609">
            <text:p>52.0609</text:p>
          </table:table-cell>
          <table:table-cell office:value-type="float" office:value="0.169484">
            <text:p>0.169484</text:p>
          </table:table-cell>
          <table:table-cell office:value-type="float" office:value="52.1644">
            <text:p>52.1644</text:p>
          </table:table-cell>
          <table:table-cell office:value-type="float" office:value="0.174565">
            <text:p>0.174565</text:p>
          </table:table-cell>
          <table:table-cell office:value-type="float" office:value="53.4019">
            <text:p>53.4019</text:p>
          </table:table-cell>
          <table:table-cell office:value-type="float" office:value="0.290377">
            <text:p>0.290377</text:p>
          </table:table-cell>
          <table:table-cell office:value-type="float" office:value="52.0821">
            <text:p>52.0821</text:p>
          </table:table-cell>
          <table:table-cell office:value-type="float" office:value="0.149338">
            <text:p>0.149338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401847">
            <text:p>8.401847</text:p>
          </table:table-cell>
          <table:table-cell office:value-type="float" office:value="0.194357">
            <text:p>0.194357</text:p>
          </table:table-cell>
          <table:table-cell office:value-type="float" office:value="8.68638">
            <text:p>8.68638</text:p>
          </table:table-cell>
          <table:table-cell office:value-type="float" office:value="0.231437">
            <text:p>0.231437</text:p>
          </table:table-cell>
          <table:table-cell office:value-type="float" office:value="8.73113">
            <text:p>8.73113</text:p>
          </table:table-cell>
          <table:table-cell office:value-type="float" office:value="0.240464">
            <text:p>0.240464</text:p>
          </table:table-cell>
          <table:table-cell office:value-type="float" office:value="8.769683">
            <text:p>8.769683</text:p>
          </table:table-cell>
          <table:table-cell office:value-type="float" office:value="0.236049">
            <text:p>0.236049</text:p>
          </table:table-cell>
          <table:table-cell office:value-type="float" office:value="8.80796">
            <text:p>8.80796</text:p>
          </table:table-cell>
          <table:table-cell office:value-type="float" office:value="0.143937">
            <text:p>0.143937</text:p>
          </table:table-cell>
          <table:table-cell office:value-type="float" office:value="8.81005">
            <text:p>8.81005</text:p>
          </table:table-cell>
          <table:table-cell office:value-type="float" office:value="0.253654">
            <text:p>0.253654</text:p>
          </table:table-cell>
          <table:table-cell office:value-type="float" office:value="8.975">
            <text:p>8.975</text:p>
          </table:table-cell>
          <table:table-cell office:value-type="float" office:value="0.42427">
            <text:p>0.42427</text:p>
          </table:table-cell>
          <table:table-cell office:value-type="float" office:value="8.57031">
            <text:p>8.57031</text:p>
          </table:table-cell>
          <table:table-cell office:value-type="float" office:value="0.208657">
            <text:p>0.208657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176.536">
            <text:p>176.536</text:p>
          </table:table-cell>
          <table:table-cell office:value-type="float" office:value="11.36102">
            <text:p>11.36102</text:p>
          </table:table-cell>
          <table:table-cell office:value-type="float" office:value="122.37">
            <text:p>122.37</text:p>
          </table:table-cell>
          <table:table-cell office:value-type="float" office:value="34.2796">
            <text:p>34.2796</text:p>
          </table:table-cell>
          <table:table-cell office:value-type="float" office:value="132.241">
            <text:p>132.241</text:p>
          </table:table-cell>
          <table:table-cell office:value-type="float" office:value="33.64">
            <text:p>33.64</text:p>
          </table:table-cell>
          <table:table-cell office:value-type="float" office:value="135.125">
            <text:p>135.125</text:p>
          </table:table-cell>
          <table:table-cell office:value-type="float" office:value="32.2692">
            <text:p>32.2692</text:p>
          </table:table-cell>
          <table:table-cell office:value-type="float" office:value="139.569">
            <text:p>139.569</text:p>
          </table:table-cell>
          <table:table-cell office:value-type="float" office:value="34.5976">
            <text:p>34.5976</text:p>
          </table:table-cell>
          <table:table-cell office:value-type="float" office:value="128.698">
            <text:p>128.698</text:p>
          </table:table-cell>
          <table:table-cell office:value-type="float" office:value="30.4775">
            <text:p>30.4775</text:p>
          </table:table-cell>
          <table:table-cell office:value-type="float" office:value="73.7893">
            <text:p>73.7893</text:p>
          </table:table-cell>
          <table:table-cell office:value-type="float" office:value="3.57806">
            <text:p>3.57806</text:p>
          </table:table-cell>
          <table:table-cell office:value-type="float" office:value="89.2148">
            <text:p>89.2148</text:p>
          </table:table-cell>
          <table:table-cell office:value-type="float" office:value="11.1605">
            <text:p>11.1605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2.14695">
            <text:p>-2.14695</text:p>
          </table:table-cell>
          <table:table-cell office:value-type="float" office:value="0.759685">
            <text:p>0.759685</text:p>
          </table:table-cell>
          <table:table-cell office:value-type="float" office:value="-5.62903">
            <text:p>-5.62903</text:p>
          </table:table-cell>
          <table:table-cell office:value-type="float" office:value="2.30589">
            <text:p>2.30589</text:p>
          </table:table-cell>
          <table:table-cell office:value-type="float" office:value="-5.51412">
            <text:p>-5.51412</text:p>
          </table:table-cell>
          <table:table-cell office:value-type="float" office:value="2.25106">
            <text:p>2.25106</text:p>
          </table:table-cell>
          <table:table-cell office:value-type="float" office:value="-5.44676">
            <text:p>-5.44676</text:p>
          </table:table-cell>
          <table:table-cell office:value-type="float" office:value="2.16526">
            <text:p>2.16526</text:p>
          </table:table-cell>
          <table:table-cell office:value-type="float" office:value="-5.85562">
            <text:p>-5.85562</text:p>
          </table:table-cell>
          <table:table-cell office:value-type="float" office:value="2.3294">
            <text:p>2.3294</text:p>
          </table:table-cell>
          <table:table-cell office:value-type="float" office:value="-4.80811">
            <text:p>-4.80811</text:p>
          </table:table-cell>
          <table:table-cell office:value-type="float" office:value="2.07107">
            <text:p>2.07107</text:p>
          </table:table-cell>
          <table:table-cell office:value-type="float" office:value="-0.061546">
            <text:p>-0.061546</text:p>
          </table:table-cell>
          <table:table-cell office:value-type="float" office:value="0.242977">
            <text:p>0.242977</text:p>
          </table:table-cell>
          <table:table-cell office:value-type="float" office:value="-2.06796">
            <text:p>-2.06796</text:p>
          </table:table-cell>
          <table:table-cell office:value-type="float" office:value="0.738915">
            <text:p>0.738915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215778">
            <text:p>0.0215778</text:p>
          </table:table-cell>
          <table:table-cell office:value-type="float" office:value="0.00731967">
            <text:p>0.00731967</text:p>
          </table:table-cell>
          <table:table-cell office:value-type="float" office:value="0.0547043">
            <text:p>0.0547043</text:p>
          </table:table-cell>
          <table:table-cell office:value-type="float" office:value="0.0222409">
            <text:p>0.0222409</text:p>
          </table:table-cell>
          <table:table-cell office:value-type="float" office:value="0.0536091">
            <text:p>0.0536091</text:p>
          </table:table-cell>
          <table:table-cell office:value-type="float" office:value="0.0216932">
            <text:p>0.0216932</text:p>
          </table:table-cell>
          <table:table-cell office:value-type="float" office:value="0.0528731">
            <text:p>0.0528731</text:p>
          </table:table-cell>
          <table:table-cell office:value-type="float" office:value="0.0208664">
            <text:p>0.0208664</text:p>
          </table:table-cell>
          <table:table-cell office:value-type="float" office:value="0.0566248">
            <text:p>0.0566248</text:p>
          </table:table-cell>
          <table:table-cell office:value-type="float" office:value="0.0224537">
            <text:p>0.0224537</text:p>
          </table:table-cell>
          <table:table-cell office:value-type="float" office:value="0.046845">
            <text:p>0.046845</text:p>
          </table:table-cell>
          <table:table-cell office:value-type="float" office:value="0.0199552">
            <text:p>0.0199552</text:p>
          </table:table-cell>
          <table:table-cell office:value-type="float" office:value="0.00115092">
            <text:p>0.00115092</text:p>
          </table:table-cell>
          <table:table-cell office:value-type="float" office:value="0.00232408">
            <text:p>0.00232408</text:p>
          </table:table-cell>
          <table:table-cell office:value-type="float" office:value="0.0197261">
            <text:p>0.0197261</text:p>
          </table:table-cell>
          <table:table-cell office:value-type="float" office:value="0.00711963">
            <text:p>0.00711963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44]" office:value-type="float" office:value="19.7848377308831">
            <text:p>19.7848377309</text:p>
          </table:table-cell>
          <table:table-cell/>
          <table:table-cell table:formula="of:=2*SQRT(2*LN(2))*[.D144]" office:value-type="float" office:value="20.4548617427559">
            <text:p>20.4548617428</text:p>
          </table:table-cell>
          <table:table-cell office:value-type="string">
            <text:p>Max Row</text:p>
          </table:table-cell>
          <table:table-cell table:formula="of:=2*SQRT(2*LN(2))*[.F144]" office:value-type="float" office:value="20.5602399397711">
            <text:p>20.5602399398</text:p>
          </table:table-cell>
          <table:table-cell/>
          <table:table-cell table:formula="of:=2*SQRT(2*LN(2))*[.H144]" office:value-type="float" office:value="20.6510253169672">
            <text:p>20.651025317</text:p>
          </table:table-cell>
          <table:table-cell/>
          <table:table-cell table:formula="of:=2*SQRT(2*LN(2))*[.J144]" office:value-type="float" office:value="20.7411607638308">
            <text:p>20.7411607638</text:p>
          </table:table-cell>
          <table:table-cell/>
          <table:table-cell table:formula="of:=2*SQRT(2*LN(2))*[.L144]" office:value-type="float" office:value="20.7460823377249">
            <text:p>20.7460823377</text:p>
          </table:table-cell>
          <table:table-cell/>
          <table:table-cell table:formula="of:=2*SQRT(2*LN(2))*[.N144]" office:value-type="float" office:value="21.1345099041528">
            <text:p>21.1345099042</text:p>
          </table:table-cell>
          <table:table-cell/>
          <table:table-cell table:formula="of:=2*SQRT(2*LN(2))*[.P144]" office:value-type="float" office:value="20.1815377801292">
            <text:p>20.1815377801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039">
            <text:p>1039</text:p>
          </table:table-cell>
          <table:table-cell/>
          <table:table-cell office:value-type="float" office:value="1787.71">
            <text:p>1787.71</text:p>
          </table:table-cell>
          <table:table-cell/>
          <table:table-cell office:value-type="float" office:value="1701.29">
            <text:p>1701.29</text:p>
          </table:table-cell>
          <table:table-cell/>
          <table:table-cell office:value-type="float" office:value="1646.71">
            <text:p>1646.71</text:p>
          </table:table-cell>
          <table:table-cell/>
          <table:table-cell office:value-type="float" office:value="1745.57">
            <text:p>1745.57</text:p>
          </table:table-cell>
          <table:table-cell/>
          <table:table-cell office:value-type="float" office:value="1484">
            <text:p>1484</text:p>
          </table:table-cell>
          <table:table-cell/>
          <table:table-cell office:value-type="float" office:value="184.143">
            <text:p>184.143</text:p>
          </table:table-cell>
          <table:table-cell/>
          <table:table-cell office:value-type="float" office:value="682.429">
            <text:p>682.429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124">
            <text:p>124</text:p>
          </table:table-cell>
          <table:table-cell/>
          <table:table-cell office:value-type="float" office:value="67.7143">
            <text:p>67.7143</text:p>
          </table:table-cell>
          <table:table-cell/>
          <table:table-cell office:value-type="float" office:value="78.7143">
            <text:p>78.7143</text:p>
          </table:table-cell>
          <table:table-cell/>
          <table:table-cell office:value-type="float" office:value="80.5714">
            <text:p>80.5714</text:p>
          </table:table-cell>
          <table:table-cell/>
          <table:table-cell office:value-type="float" office:value="82.8571">
            <text:p>82.8571</text:p>
          </table:table-cell>
          <table:table-cell/>
          <table:table-cell office:value-type="float" office:value="79.7143">
            <text:p>79.7143</text:p>
          </table:table-cell>
          <table:table-cell/>
          <table:table-cell office:value-type="float" office:value="66.7143">
            <text:p>66.7143</text:p>
          </table:table-cell>
          <table:table-cell/>
          <table:table-cell office:value-type="float" office:value="62.7143">
            <text:p>62.7143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-8/0</text:p>
          </table:table-cell>
          <table:table-cell/>
          <table:table-cell office:value-type="string">
            <text:p>7.8/1</text:p>
          </table:table-cell>
          <table:table-cell/>
          <table:table-cell office:value-type="string">
            <text:p>7.8/2</text:p>
          </table:table-cell>
          <table:table-cell/>
          <table:table-cell office:value-type="string">
            <text:p>7.8/3</text:p>
          </table:table-cell>
          <table:table-cell/>
          <table:table-cell office:value-type="string">
            <text:p>7.8/4</text:p>
          </table:table-cell>
          <table:table-cell/>
          <table:table-cell office:value-type="string">
            <text:p>7.8/5</text:p>
          </table:table-cell>
          <table:table-cell/>
          <table:table-cell office:value-type="string">
            <text:p>7.8/6</text:p>
          </table:table-cell>
          <table:table-cell/>
          <table:table-cell office:value-type="string">
            <text:p>7.8/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792.987">
            <text:p>792.987</text:p>
          </table:table-cell>
          <table:table-cell office:value-type="float" office:value="14.5768">
            <text:p>14.5768</text:p>
          </table:table-cell>
          <table:table-cell office:value-type="float" office:value="2048.26">
            <text:p>2048.26</text:p>
          </table:table-cell>
          <table:table-cell office:value-type="float" office:value="44.221">
            <text:p>44.221</text:p>
          </table:table-cell>
          <table:table-cell office:value-type="float" office:value="1951.35">
            <text:p>1951.35</text:p>
          </table:table-cell>
          <table:table-cell office:value-type="float" office:value="41.7622">
            <text:p>41.7622</text:p>
          </table:table-cell>
          <table:table-cell office:value-type="float" office:value="1925.59">
            <text:p>1925.59</text:p>
          </table:table-cell>
          <table:table-cell office:value-type="float" office:value="42.3484">
            <text:p>42.3484</text:p>
          </table:table-cell>
          <table:table-cell office:value-type="float" office:value="2001.48">
            <text:p>2001.48</text:p>
          </table:table-cell>
          <table:table-cell office:value-type="float" office:value="45.0359">
            <text:p>45.0359</text:p>
          </table:table-cell>
          <table:table-cell office:value-type="float" office:value="1703.38">
            <text:p>1703.38</text:p>
          </table:table-cell>
          <table:table-cell office:value-type="float" office:value="40.2038">
            <text:p>40.2038</text:p>
          </table:table-cell>
          <table:table-cell office:value-type="float" office:value="189.979">
            <text:p>189.979</text:p>
          </table:table-cell>
          <table:table-cell office:value-type="float" office:value="8.86782">
            <text:p>8.86782</text:p>
          </table:table-cell>
          <table:table-cell office:value-type="float" office:value="730.633">
            <text:p>730.633</text:p>
          </table:table-cell>
          <table:table-cell office:value-type="float" office:value="13.3556">
            <text:p>13.3556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9.9817">
            <text:p>49.9817</text:p>
          </table:table-cell>
          <table:table-cell office:value-type="float" office:value="0.139584">
            <text:p>0.139584</text:p>
          </table:table-cell>
          <table:table-cell office:value-type="float" office:value="49.8451">
            <text:p>49.8451</text:p>
          </table:table-cell>
          <table:table-cell office:value-type="float" office:value="3164820">
            <text:p>3164820</text:p>
          </table:table-cell>
          <table:table-cell office:value-type="float" office:value="49.9378">
            <text:p>49.9378</text:p>
          </table:table-cell>
          <table:table-cell office:value-type="float" office:value="0.163441">
            <text:p>0.163441</text:p>
          </table:table-cell>
          <table:table-cell office:value-type="float" office:value="49.9686">
            <text:p>49.9686</text:p>
          </table:table-cell>
          <table:table-cell office:value-type="float" office:value="0.168085">
            <text:p>0.168085</text:p>
          </table:table-cell>
          <table:table-cell office:value-type="float" office:value="49.9604">
            <text:p>49.9604</text:p>
          </table:table-cell>
          <table:table-cell office:value-type="float" office:value="0.172195">
            <text:p>0.172195</text:p>
          </table:table-cell>
          <table:table-cell office:value-type="float" office:value="50.1571">
            <text:p>50.1571</text:p>
          </table:table-cell>
          <table:table-cell office:value-type="float" office:value="0.180737">
            <text:p>0.180737</text:p>
          </table:table-cell>
          <table:table-cell office:value-type="float" office:value="55.5374">
            <text:p>55.5374</text:p>
          </table:table-cell>
          <table:table-cell office:value-type="float" office:value="0.3666639">
            <text:p>0.3666639</text:p>
          </table:table-cell>
          <table:table-cell office:value-type="float" office:value="49.9369">
            <text:p>49.9369</text:p>
          </table:table-cell>
          <table:table-cell office:value-type="float" office:value="0.138977">
            <text:p>0.138977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50514">
            <text:p>8.50514</text:p>
          </table:table-cell>
          <table:table-cell office:value-type="float" office:value="0.196888">
            <text:p>0.196888</text:p>
          </table:table-cell>
          <table:table-cell office:value-type="float" office:value="8.71587">
            <text:p>8.71587</text:p>
          </table:table-cell>
          <table:table-cell office:value-type="float" office:value="0.237223">
            <text:p>0.237223</text:p>
          </table:table-cell>
          <table:table-cell office:value-type="float" office:value="8.74997">
            <text:p>8.74997</text:p>
          </table:table-cell>
          <table:table-cell office:value-type="float" office:value="0.234287">
            <text:p>0.234287</text:p>
          </table:table-cell>
          <table:table-cell office:value-type="float" office:value="8.83896">
            <text:p>8.83896</text:p>
          </table:table-cell>
          <table:table-cell office:value-type="float" office:value="0.244439">
            <text:p>0.244439</text:p>
          </table:table-cell>
          <table:table-cell office:value-type="float" office:value="8.88189">
            <text:p>8.88189</text:p>
          </table:table-cell>
          <table:table-cell office:value-type="float" office:value="0.249091">
            <text:p>0.249091</text:p>
          </table:table-cell>
          <table:table-cell office:value-type="float" office:value="8.98296">
            <text:p>8.98296</text:p>
          </table:table-cell>
          <table:table-cell office:value-type="float" office:value="0.263512">
            <text:p>0.263512</text:p>
          </table:table-cell>
          <table:table-cell office:value-type="float" office:value="9.15123">
            <text:p>9.15123</text:p>
          </table:table-cell>
          <table:table-cell office:value-type="float" office:value="0.531016">
            <text:p>0.531016</text:p>
          </table:table-cell>
          <table:table-cell office:value-type="float" office:value="8.54869">
            <text:p>8.54869</text:p>
          </table:table-cell>
          <table:table-cell office:value-type="float" office:value="0.196566">
            <text:p>0.196566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417.737">
            <text:p>417.737</text:p>
          </table:table-cell>
          <table:table-cell office:value-type="float" office:value="12.0968">
            <text:p>12.0968</text:p>
          </table:table-cell>
          <table:table-cell office:value-type="float" office:value="182.472">
            <text:p>182.472</text:p>
          </table:table-cell>
          <table:table-cell office:value-type="float" office:value="36.4498">
            <text:p>36.4498</text:p>
          </table:table-cell>
          <table:table-cell office:value-type="float" office:value="239.54">
            <text:p>239.54</text:p>
          </table:table-cell>
          <table:table-cell office:value-type="float" office:value="34.5031">
            <text:p>34.5031</text:p>
          </table:table-cell>
          <table:table-cell office:value-type="float" office:value="253.031">
            <text:p>253.031</text:p>
          </table:table-cell>
          <table:table-cell office:value-type="float" office:value="34.8291">
            <text:p>34.8291</text:p>
          </table:table-cell>
          <table:table-cell office:value-type="float" office:value="197.947">
            <text:p>197.947</text:p>
          </table:table-cell>
          <table:table-cell office:value-type="float" office:value="37.1071">
            <text:p>37.1071</text:p>
          </table:table-cell>
          <table:table-cell office:value-type="float" office:value="280.058">
            <text:p>280.058</text:p>
          </table:table-cell>
          <table:table-cell office:value-type="float" office:value="33.106">
            <text:p>33.106</text:p>
          </table:table-cell>
          <table:table-cell office:value-type="float" office:value="386.762">
            <text:p>386.762</text:p>
          </table:table-cell>
          <table:table-cell office:value-type="float" office:value="7.74482">
            <text:p>7.74482</text:p>
          </table:table-cell>
          <table:table-cell office:value-type="float" office:value="102.435">
            <text:p>102.435</text:p>
          </table:table-cell>
          <table:table-cell office:value-type="float" office:value="11.0719">
            <text:p>11.0719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0.0911166">
            <text:p>0.0911166</text:p>
          </table:table-cell>
          <table:table-cell office:value-type="float" office:value="0.805891">
            <text:p>0.805891</text:p>
          </table:table-cell>
          <table:table-cell office:value-type="float" office:value="-5.81601">
            <text:p>-5.81601</text:p>
          </table:table-cell>
          <table:table-cell office:value-type="float" office:value="2.48383">
            <text:p>2.48383</text:p>
          </table:table-cell>
          <table:table-cell office:value-type="float" office:value="-5.82697">
            <text:p>-5.82697</text:p>
          </table:table-cell>
          <table:table-cell office:value-type="float" office:value="2.33966">
            <text:p>2.33966</text:p>
          </table:table-cell>
          <table:table-cell office:value-type="float" office:value="-5.8515">
            <text:p>-5.8515</text:p>
          </table:table-cell>
          <table:table-cell office:value-type="float" office:value="2.39839">
            <text:p>2.39839</text:p>
          </table:table-cell>
          <table:table-cell office:value-type="float" office:value="-6.21437">
            <text:p>-6.21437</text:p>
          </table:table-cell>
          <table:table-cell office:value-type="float" office:value="2.54082">
            <text:p>2.54082</text:p>
          </table:table-cell>
          <table:table-cell office:value-type="float" office:value="-4.5116">
            <text:p>-4.5116</text:p>
          </table:table-cell>
          <table:table-cell office:value-type="float" office:value="2.28351">
            <text:p>2.28351</text:p>
          </table:table-cell>
          <table:table-cell office:value-type="float" office:value="1.3559">
            <text:p>1.3559</text:p>
          </table:table-cell>
          <table:table-cell office:value-type="float" office:value="0.516805">
            <text:p>0.516805</text:p>
          </table:table-cell>
          <table:table-cell office:value-type="float" office:value="-1.96847">
            <text:p>-1.96847</text:p>
          </table:table-cell>
          <table:table-cell office:value-type="float" office:value="0.739963">
            <text:p>0.739963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00663532">
            <text:p>-0.00663532</text:p>
          </table:table-cell>
          <table:table-cell office:value-type="float" office:value="0.00785481">
            <text:p>0.00785481</text:p>
          </table:table-cell>
          <table:table-cell office:value-type="float" office:value="0.0587005">
            <text:p>0.0587005</text:p>
          </table:table-cell>
          <table:table-cell office:value-type="float" office:value="0.242489">
            <text:p>0.242489</text:p>
          </table:table-cell>
          <table:table-cell office:value-type="float" office:value="0.0549109">
            <text:p>0.0549109</text:p>
          </table:table-cell>
          <table:table-cell office:value-type="float" office:value="0.02528255">
            <text:p>0.02528255</text:p>
          </table:table-cell>
          <table:table-cell office:value-type="float" office:value="0.0546274">
            <text:p>0.0546274</text:p>
          </table:table-cell>
          <table:table-cell office:value-type="float" office:value="0.0234076">
            <text:p>0.0234076</text:p>
          </table:table-cell>
          <table:table-cell office:value-type="float" office:value="0.0623669">
            <text:p>0.0623669</text:p>
          </table:table-cell>
          <table:table-cell office:value-type="float" office:value="0.024794">
            <text:p>0.024794</text:p>
          </table:table-cell>
          <table:table-cell office:value-type="float" office:value="0.0412164">
            <text:p>0.0412164</text:p>
          </table:table-cell>
          <table:table-cell office:value-type="float" office:value="0.0222642">
            <text:p>0.0222642</text:p>
          </table:table-cell>
          <table:table-cell office:value-type="float" office:value="-0.0282363">
            <text:p>-0.0282363</text:p>
          </table:table-cell>
          <table:table-cell office:value-type="float" office:value="0.00487924">
            <text:p>0.00487924</text:p>
          </table:table-cell>
          <table:table-cell office:value-type="float" office:value="0.0194793">
            <text:p>0.0194793</text:p>
          </table:table-cell>
          <table:table-cell office:value-type="float" office:value="0.0072149">
            <text:p>0.0072149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61]" office:value-type="float" office:value="20.0280741577945">
            <text:p>20.0280741578</text:p>
          </table:table-cell>
          <table:table-cell/>
          <table:table-cell table:formula="of:=2*SQRT(2*LN(2))*[.D161]" office:value-type="float" office:value="20.5243053858839">
            <text:p>20.5243053859</text:p>
          </table:table-cell>
          <table:table-cell office:value-type="string">
            <text:p>Max Row</text:p>
          </table:table-cell>
          <table:table-cell table:formula="of:=2*SQRT(2*LN(2))*[.F161]" office:value-type="float" office:value="20.6046047494195">
            <text:p>20.6046047494</text:p>
          </table:table-cell>
          <table:table-cell/>
          <table:table-cell table:formula="of:=2*SQRT(2*LN(2))*[.H161]" office:value-type="float" office:value="20.8141601852268">
            <text:p>20.8141601852</text:p>
          </table:table-cell>
          <table:table-cell/>
          <table:table-cell table:formula="of:=2*SQRT(2*LN(2))*[.J161]" office:value-type="float" office:value="20.9152526097599">
            <text:p>20.9152526098</text:p>
          </table:table-cell>
          <table:table-cell/>
          <table:table-cell table:formula="of:=2*SQRT(2*LN(2))*[.L161]" office:value-type="float" office:value="21.1532542717112">
            <text:p>21.1532542717</text:p>
          </table:table-cell>
          <table:table-cell/>
          <table:table-cell table:formula="of:=2*SQRT(2*LN(2))*[.N161]" office:value-type="float" office:value="21.5494998406886">
            <text:p>21.5494998407</text:p>
          </table:table-cell>
          <table:table-cell/>
          <table:table-cell table:formula="of:=2*SQRT(2*LN(2))*[.P161]" office:value-type="float" office:value="20.1306265707556">
            <text:p>20.1306265708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157.57">
            <text:p>1157.57</text:p>
          </table:table-cell>
          <table:table-cell/>
          <table:table-cell office:value-type="float" office:value="1972">
            <text:p>1972</text:p>
          </table:table-cell>
          <table:table-cell/>
          <table:table-cell office:value-type="float" office:value="1912.29">
            <text:p>1912.29</text:p>
          </table:table-cell>
          <table:table-cell/>
          <table:table-cell office:value-type="float" office:value="1879.86">
            <text:p>1879.86</text:p>
          </table:table-cell>
          <table:table-cell/>
          <table:table-cell office:value-type="float" office:value="1941.86">
            <text:p>1941.86</text:p>
          </table:table-cell>
          <table:table-cell/>
          <table:table-cell office:value-type="float" office:value="1779.43">
            <text:p>1779.43</text:p>
          </table:table-cell>
          <table:table-cell/>
          <table:table-cell office:value-type="float" office:value="227.286">
            <text:p>227.286</text:p>
          </table:table-cell>
          <table:table-cell/>
          <table:table-cell office:value-type="float" office:value="755.143">
            <text:p>755.143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338.714">
            <text:p>338.714</text:p>
          </table:table-cell>
          <table:table-cell/>
          <table:table-cell office:value-type="float" office:value="127.857">
            <text:p>127.857</text:p>
          </table:table-cell>
          <table:table-cell/>
          <table:table-cell office:value-type="float" office:value="154.857">
            <text:p>154.857</text:p>
          </table:table-cell>
          <table:table-cell/>
          <table:table-cell office:value-type="float" office:value="168.714">
            <text:p>168.714</text:p>
          </table:table-cell>
          <table:table-cell/>
          <table:table-cell office:value-type="float" office:value="140.286">
            <text:p>140.286</text:p>
          </table:table-cell>
          <table:table-cell/>
          <table:table-cell office:value-type="float" office:value="203.857">
            <text:p>203.857</text:p>
          </table:table-cell>
          <table:table-cell/>
          <table:table-cell office:value-type="float" office:value="557.286">
            <text:p>557.286</text:p>
          </table:table-cell>
          <table:table-cell/>
          <table:table-cell office:value-type="float" office:value="78.8571">
            <text:p>78.8571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8/0</text:p>
          </table:table-cell>
          <table:table-cell/>
          <table:table-cell office:value-type="float" office:value="8.1">
            <text:p>8.1</text:p>
          </table:table-cell>
          <table:table-cell/>
          <table:table-cell office:value-type="float" office:value="8.2">
            <text:p>8.2</text:p>
          </table:table-cell>
          <table:table-cell/>
          <table:table-cell office:value-type="float" office:value="8.3">
            <text:p>8.3</text:p>
          </table:table-cell>
          <table:table-cell/>
          <table:table-cell office:value-type="float" office:value="8.4">
            <text:p>8.4</text:p>
          </table:table-cell>
          <table:table-cell/>
          <table:table-cell office:value-type="float" office:value="8.5">
            <text:p>8.5</text:p>
          </table:table-cell>
          <table:table-cell/>
          <table:table-cell office:value-type="float" office:value="8.6">
            <text:p>8.6</text:p>
          </table:table-cell>
          <table:table-cell/>
          <table:table-cell office:value-type="float" office:value="8.7">
            <text:p>8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421.087">
            <text:p>421.087</text:p>
          </table:table-cell>
          <table:table-cell office:value-type="float" office:value="13.4706">
            <text:p>13.4706</text:p>
          </table:table-cell>
          <table:table-cell office:value-type="float" office:value="1150.97">
            <text:p>1150.97</text:p>
          </table:table-cell>
          <table:table-cell office:value-type="float" office:value="33.419">
            <text:p>33.419</text:p>
          </table:table-cell>
          <table:table-cell office:value-type="float" office:value="1077.64">
            <text:p>1077.64</text:p>
          </table:table-cell>
          <table:table-cell office:value-type="float" office:value="32.6932">
            <text:p>32.6932</text:p>
          </table:table-cell>
          <table:table-cell office:value-type="float" office:value="1057.07">
            <text:p>1057.07</text:p>
          </table:table-cell>
          <table:table-cell office:value-type="float" office:value="32.7643">
            <text:p>32.7643</text:p>
          </table:table-cell>
          <table:table-cell office:value-type="float" office:value="1088.8">
            <text:p>1088.8</text:p>
          </table:table-cell>
          <table:table-cell office:value-type="float" office:value="34.4067">
            <text:p>34.4067</text:p>
          </table:table-cell>
          <table:table-cell office:value-type="float" office:value="936.766">
            <text:p>936.766</text:p>
          </table:table-cell>
          <table:table-cell office:value-type="float" office:value="29.3673">
            <text:p>29.3673</text:p>
          </table:table-cell>
          <table:table-cell office:value-type="float" office:value="68.218">
            <text:p>68.218</text:p>
          </table:table-cell>
          <table:table-cell office:value-type="float" office:value="3.09307">
            <text:p>3.09307</text:p>
          </table:table-cell>
          <table:table-cell office:value-type="float" office:value="388.855">
            <text:p>388.855</text:p>
          </table:table-cell>
          <table:table-cell office:value-type="float" office:value="12.2657">
            <text:p>12.265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5.7867">
            <text:p>45.7867</text:p>
          </table:table-cell>
          <table:table-cell office:value-type="float" office:value="0.208171">
            <text:p>0.208171</text:p>
          </table:table-cell>
          <table:table-cell office:value-type="float" office:value="45.9613">
            <text:p>45.9613</text:p>
          </table:table-cell>
          <table:table-cell office:value-type="float" office:value="0.18723">
            <text:p>0.18723</text:p>
          </table:table-cell>
          <table:table-cell office:value-type="float" office:value="46.0906">
            <text:p>46.0906</text:p>
          </table:table-cell>
          <table:table-cell office:value-type="float" office:value="0.194503">
            <text:p>0.194503</text:p>
          </table:table-cell>
          <table:table-cell office:value-type="float" office:value="46.1677">
            <text:p>46.1677</text:p>
          </table:table-cell>
          <table:table-cell office:value-type="float" office:value="0.199406">
            <text:p>0.199406</text:p>
          </table:table-cell>
          <table:table-cell office:value-type="float" office:value="46.1074">
            <text:p>46.1074</text:p>
          </table:table-cell>
          <table:table-cell office:value-type="float" office:value="0.202806">
            <text:p>0.202806</text:p>
          </table:table-cell>
          <table:table-cell office:value-type="float" office:value="46.1238">
            <text:p>46.1238</text:p>
          </table:table-cell>
          <table:table-cell office:value-type="float" office:value="0.200662">
            <text:p>0.200662</text:p>
          </table:table-cell>
          <table:table-cell office:value-type="float" office:value="47.1452">
            <text:p>47.1452</text:p>
          </table:table-cell>
          <table:table-cell office:value-type="float" office:value="0.300055">
            <text:p>0.300055</text:p>
          </table:table-cell>
          <table:table-cell office:value-type="float" office:value="45.81428">
            <text:p>45.81428</text:p>
          </table:table-cell>
          <table:table-cell office:value-type="float" office:value="0.205705">
            <text:p>0.205705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28942">
            <text:p>8.28942</text:p>
          </table:table-cell>
          <table:table-cell office:value-type="float" office:value="0.322576">
            <text:p>0.322576</text:p>
          </table:table-cell>
          <table:table-cell office:value-type="float" office:value="8.58126">
            <text:p>8.58126</text:p>
          </table:table-cell>
          <table:table-cell office:value-type="float" office:value="0.297607">
            <text:p>0.297607</text:p>
          </table:table-cell>
          <table:table-cell office:value-type="float" office:value="8.73957">
            <text:p>8.73957</text:p>
          </table:table-cell>
          <table:table-cell office:value-type="float" office:value="0.313299">
            <text:p>0.313299</text:p>
          </table:table-cell>
          <table:table-cell office:value-type="float" office:value="8.69674">
            <text:p>8.69674</text:p>
          </table:table-cell>
          <table:table-cell office:value-type="float" office:value="0.319519">
            <text:p>0.319519</text:p>
          </table:table-cell>
          <table:table-cell office:value-type="float" office:value="8.74964">
            <text:p>8.74964</text:p>
          </table:table-cell>
          <table:table-cell office:value-type="float" office:value="0.326425">
            <text:p>0.326425</text:p>
          </table:table-cell>
          <table:table-cell office:value-type="float" office:value="8.75098">
            <text:p>8.75098</text:p>
          </table:table-cell>
          <table:table-cell office:value-type="float" office:value="0.324007">
            <text:p>0.324007</text:p>
          </table:table-cell>
          <table:table-cell office:value-type="float" office:value="8.35942">
            <text:p>8.35942</text:p>
          </table:table-cell>
          <table:table-cell office:value-type="float" office:value="0.460282">
            <text:p>0.460282</text:p>
          </table:table-cell>
          <table:table-cell office:value-type="float" office:value="8.27407">
            <text:p>8.27407</text:p>
          </table:table-cell>
          <table:table-cell office:value-type="float" office:value="0.317414">
            <text:p>0.317414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79.812">
            <text:p>279.812</text:p>
          </table:table-cell>
          <table:table-cell office:value-type="float" office:value="11.2797">
            <text:p>11.2797</text:p>
          </table:table-cell>
          <table:table-cell office:value-type="float" office:value="474.126">
            <text:p>474.126</text:p>
          </table:table-cell>
          <table:table-cell office:value-type="float" office:value="27.564">
            <text:p>27.564</text:p>
          </table:table-cell>
          <table:table-cell office:value-type="float" office:value="460.322">
            <text:p>460.322</text:p>
          </table:table-cell>
          <table:table-cell office:value-type="float" office:value="26.7347">
            <text:p>26.7347</text:p>
          </table:table-cell>
          <table:table-cell office:value-type="float" office:value="469.713">
            <text:p>469.713</text:p>
          </table:table-cell>
          <table:table-cell office:value-type="float" office:value="26.9211">
            <text:p>26.9211</text:p>
          </table:table-cell>
          <table:table-cell office:value-type="float" office:value="467.102">
            <text:p>467.102</text:p>
          </table:table-cell>
          <table:table-cell office:value-type="float" office:value="28.1568">
            <text:p>28.1568</text:p>
          </table:table-cell>
          <table:table-cell office:value-type="float" office:value="465.365">
            <text:p>465.365</text:p>
          </table:table-cell>
          <table:table-cell office:value-type="float" office:value="213.9772">
            <text:p>213.9772</text:p>
          </table:table-cell>
          <table:table-cell office:value-type="float" office:value="99.6901">
            <text:p>99.6901</text:p>
          </table:table-cell>
          <table:table-cell office:value-type="float" office:value="2.64158">
            <text:p>2.64158</text:p>
          </table:table-cell>
          <table:table-cell office:value-type="float" office:value="164.376">
            <text:p>164.376</text:p>
          </table:table-cell>
          <table:table-cell office:value-type="float" office:value="10.2996">
            <text:p>10.2996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1.05218">
            <text:p>-1.05218</text:p>
          </table:table-cell>
          <table:table-cell office:value-type="float" office:value="0.948727">
            <text:p>0.948727</text:p>
          </table:table-cell>
          <table:table-cell office:value-type="float" office:value="-2.16829">
            <text:p>-2.16829</text:p>
          </table:table-cell>
          <table:table-cell office:value-type="float" office:value="2.37447">
            <text:p>2.37447</text:p>
          </table:table-cell>
          <table:table-cell office:value-type="float" office:value="-2.38803">
            <text:p>-2.38803</text:p>
          </table:table-cell>
          <table:table-cell office:value-type="float" office:value="2.33119">
            <text:p>2.33119</text:p>
          </table:table-cell>
          <table:table-cell office:value-type="float" office:value="-2.35404">
            <text:p>-2.35404</text:p>
          </table:table-cell>
          <table:table-cell office:value-type="float" office:value="2.33447">
            <text:p>2.33447</text:p>
          </table:table-cell>
          <table:table-cell office:value-type="float" office:value="-2.36353">
            <text:p>-2.36353</text:p>
          </table:table-cell>
          <table:table-cell office:value-type="float" office:value="2.45316">
            <text:p>2.45316</text:p>
          </table:table-cell>
          <table:table-cell office:value-type="float" office:value="-1.67213">
            <text:p>-1.67213</text:p>
          </table:table-cell>
          <table:table-cell office:value-type="float" office:value="2.0953">
            <text:p>2.0953</text:p>
          </table:table-cell>
          <table:table-cell office:value-type="float" office:value="-0.377035">
            <text:p>-0.377035</text:p>
          </table:table-cell>
          <table:table-cell office:value-type="float" office:value="0.218468">
            <text:p>0.218468</text:p>
          </table:table-cell>
          <table:table-cell table:formula="of:=-0.7479*65" office:value-type="float" office:value="-48.6135">
            <text:p>-48.6135</text:p>
          </table:table-cell>
          <table:table-cell office:value-type="float" office:value="0.962595">
            <text:p>0.962595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42768">
            <text:p>0.042768</text:p>
          </table:table-cell>
          <table:table-cell office:value-type="float" office:value="0.0106191">
            <text:p>0.0106191</text:p>
          </table:table-cell>
          <table:table-cell office:value-type="float" office:value="0.0921248">
            <text:p>0.0921248</text:p>
          </table:table-cell>
          <table:table-cell office:value-type="float" office:value="0.02653796">
            <text:p>0.02653796</text:p>
          </table:table-cell>
          <table:table-cell office:value-type="float" office:value="0.0904011">
            <text:p>0.0904011</text:p>
          </table:table-cell>
          <table:table-cell office:value-type="float" office:value="0.0260226">
            <text:p>0.0260226</text:p>
          </table:table-cell>
          <table:table-cell office:value-type="float" office:value="0.0904779">
            <text:p>0.0904779</text:p>
          </table:table-cell>
          <table:table-cell office:value-type="float" office:value="0.0260439">
            <text:p>0.0260439</text:p>
          </table:table-cell>
          <table:table-cell office:value-type="float" office:value="0.097811">
            <text:p>0.097811</text:p>
          </table:table-cell>
          <table:table-cell office:value-type="float" office:value="0.0273809">
            <text:p>0.0273809</text:p>
          </table:table-cell>
          <table:table-cell office:value-type="float" office:value="0.078655">
            <text:p>0.078655</text:p>
          </table:table-cell>
          <table:table-cell office:value-type="float" office:value="0.0233824">
            <text:p>0.0233824</text:p>
          </table:table-cell>
          <table:table-cell office:value-type="float" office:value="0.00867312">
            <text:p>0.00867312</text:p>
          </table:table-cell>
          <table:table-cell office:value-type="float" office:value="0.00241886">
            <text:p>0.00241886</text:p>
          </table:table-cell>
          <table:table-cell office:value-type="float" office:value="0.044003">
            <text:p>0.044003</text:p>
          </table:table-cell>
          <table:table-cell office:value-type="float" office:value="0.00965339">
            <text:p>0.00965339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78]" office:value-type="float" office:value="19.5200923776805">
            <text:p>19.5200923777</text:p>
          </table:table-cell>
          <table:table-cell/>
          <table:table-cell table:formula="of:=2*SQRT(2*LN(2))*[.D178]" office:value-type="float" office:value="20.2073230596223">
            <text:p>20.2073230596</text:p>
          </table:table-cell>
          <table:table-cell office:value-type="string">
            <text:p>Max Row</text:p>
          </table:table-cell>
          <table:table-cell table:formula="of:=2*SQRT(2*LN(2))*[.F178]" office:value-type="float" office:value="20.5801146209511">
            <text:p>20.580114621</text:p>
          </table:table-cell>
          <table:table-cell/>
          <table:table-cell table:formula="of:=2*SQRT(2*LN(2))*[.H178]" office:value-type="float" office:value="20.4792576784225">
            <text:p>20.4792576784</text:p>
          </table:table-cell>
          <table:table-cell/>
          <table:table-cell table:formula="of:=2*SQRT(2*LN(2))*[.J178]" office:value-type="float" office:value="20.6038276588046">
            <text:p>20.6038276588</text:p>
          </table:table-cell>
          <table:table-cell/>
          <table:table-cell table:formula="of:=2*SQRT(2*LN(2))*[.L178]" office:value-type="float" office:value="20.6069831176649">
            <text:p>20.6069831177</text:p>
          </table:table-cell>
          <table:table-cell/>
          <table:table-cell table:formula="of:=2*SQRT(2*LN(2))*[.N178]" office:value-type="float" office:value="19.6849297808326">
            <text:p>19.6849297808</text:p>
          </table:table-cell>
          <table:table-cell/>
          <table:table-cell table:formula="of:=2*SQRT(2*LN(2))*[.P178]" office:value-type="float" office:value="19.4839458899892">
            <text:p>19.48394589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746.429">
            <text:p>746.429</text:p>
          </table:table-cell>
          <table:table-cell/>
          <table:table-cell office:value-type="float" office:value="1740.43">
            <text:p>1740.43</text:p>
          </table:table-cell>
          <table:table-cell/>
          <table:table-cell office:value-type="float" office:value="1595.14">
            <text:p>1595.14</text:p>
          </table:table-cell>
          <table:table-cell/>
          <table:table-cell office:value-type="float" office:value="405.571">
            <text:p>405.571</text:p>
          </table:table-cell>
          <table:table-cell/>
          <table:table-cell office:value-type="float" office:value="1674.43">
            <text:p>1674.43</text:p>
          </table:table-cell>
          <table:table-cell/>
          <table:table-cell office:value-type="float" office:value="1465">
            <text:p>1465</text:p>
          </table:table-cell>
          <table:table-cell/>
          <table:table-cell office:value-type="float" office:value="171.143">
            <text:p>171.143</text:p>
          </table:table-cell>
          <table:table-cell/>
          <table:table-cell office:value-type="float" office:value="613.286">
            <text:p>613.286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248.143">
            <text:p>248.143</text:p>
          </table:table-cell>
          <table:table-cell/>
          <table:table-cell office:value-type="float" office:value="403.286">
            <text:p>403.286</text:p>
          </table:table-cell>
          <table:table-cell/>
          <table:table-cell office:value-type="float" office:value="388.714">
            <text:p>388.714</text:p>
          </table:table-cell>
          <table:table-cell/>
          <table:table-cell office:value-type="float" office:value="1630.86">
            <text:p>1630.86</text:p>
          </table:table-cell>
          <table:table-cell/>
          <table:table-cell office:value-type="float" office:value="395.429">
            <text:p>395.429</text:p>
          </table:table-cell>
          <table:table-cell/>
          <table:table-cell office:value-type="float" office:value="408.429">
            <text:p>408.429</text:p>
          </table:table-cell>
          <table:table-cell/>
          <table:table-cell office:value-type="float" office:value="90.1429">
            <text:p>90.1429</text:p>
          </table:table-cell>
          <table:table-cell/>
          <table:table-cell office:value-type="float" office:value="128.571">
            <text:p>128.571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column table:style-name="co2" table:number-columns-repeated="14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Date</text:p>
          </table:table-cell>
          <table:table-cell office:value-type="string">
            <text:p>11-16-2011</text:p>
          </table:table-cell>
          <table:table-cell table:number-columns-repeated="2"/>
          <table:table-cell office:value-type="string">
            <text:p>11-13-2011</text:p>
          </table:table-cell>
          <table:table-cell table:number-columns-repeated="2"/>
          <table:table-cell office:value-type="string">
            <text:p>11-06-2011</text:p>
          </table:table-cell>
          <table:table-cell table:number-columns-repeated="2"/>
          <table:table-cell office:value-type="string">
            <text:p>11-05-2011</text:p>
          </table:table-cell>
          <table:table-cell table:number-columns-repeated="4"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6/0</text:p>
          </table:table-cell>
          <table:table-cell table:number-columns-repeated="2"/>
          <table:table-cell office:value-type="string">
            <text:p>6/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string">
            <text:p>7/0</text:p>
          </table:table-cell>
          <table:table-cell table:number-columns-repeated="4"/>
        </table:table-row>
        <table:table-row table:style-name="ro1">
          <table:table-cell office:value-type="string">
            <text:p>Rows Averaged</text:p>
          </table:table-cell>
          <table:table-cell office:value-type="string">
            <text:p>37-61</text:p>
          </table:table-cell>
          <table:table-cell table:number-columns-repeated="2"/>
          <table:table-cell office:value-type="string">
            <text:p>62-88</text:p>
          </table:table-cell>
          <table:table-cell table:number-columns-repeated="2"/>
          <table:table-cell table:style-name="ce2" office:value-type="string">
            <text:p>5—30</text:p>
          </table:table-cell>
          <table:table-cell table:number-columns-repeated="2"/>
          <table:table-cell office:value-type="string">
            <text:p>13-38</text:p>
          </table:table-cell>
          <table:table-cell table:number-columns-repeated="4"/>
        </table:table-row>
        <table:table-row table:style-name="ro1">
          <table:table-cell office:value-type="string">
            <text:p>Columns plotted</text:p>
          </table:table-cell>
          <table:table-cell office:value-type="string">
            <text:p>305-335</text:p>
          </table:table-cell>
          <table:table-cell table:number-columns-repeated="2"/>
          <table:table-cell office:value-type="string">
            <text:p>305-335</text:p>
          </table:table-cell>
          <table:table-cell table:number-columns-repeated="2"/>
          <table:table-cell office:value-type="string">
            <text:p>300-330</text:p>
          </table:table-cell>
          <table:table-cell table:number-columns-repeated="2"/>
          <table:table-cell office:value-type="string">
            <text:p>280-330</text:p>
          </table:table-cell>
          <table:table-cell table:number-columns-repeated="4"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3"/>
        </table:table-row>
        <table:table-row table:style-name="ro1">
          <table:table-cell office:value-type="string">
            <text:p>A0</text:p>
          </table:table-cell>
          <table:table-cell office:value-type="float" office:value="125.705">
            <text:p>125.705</text:p>
          </table:table-cell>
          <table:table-cell office:value-type="float" office:value="3.25081">
            <text:p>3.25081</text:p>
          </table:table-cell>
          <table:table-cell/>
          <table:table-cell office:value-type="float" office:value="587.538">
            <text:p>587.538</text:p>
          </table:table-cell>
          <table:table-cell office:value-type="float" office:value="12.6292">
            <text:p>12.6292</text:p>
          </table:table-cell>
          <table:table-cell/>
          <table:table-cell office:value-type="float" office:value="786.207">
            <text:p>786.207</text:p>
          </table:table-cell>
          <table:table-cell office:value-type="float" office:value="15.3163">
            <text:p>15.3163</text:p>
          </table:table-cell>
          <table:table-cell/>
          <table:table-cell office:value-type="float" office:value="809.97">
            <text:p>809.97</text:p>
          </table:table-cell>
          <table:table-cell office:value-type="float" office:value="60.1365">
            <text:p>60.1365</text:p>
          </table:table-cell>
          <table:table-cell table:number-columns-repeated="3"/>
        </table:table-row>
        <table:table-row table:style-name="ro1">
          <table:table-cell office:value-type="string">
            <text:p>A1</text:p>
          </table:table-cell>
          <table:table-cell office:value-type="float" office:value="15.8912">
            <text:p>15.8912</text:p>
          </table:table-cell>
          <table:table-cell office:value-type="float" office:value="0.0568409">
            <text:p>0.0568409</text:p>
          </table:table-cell>
          <table:table-cell/>
          <table:table-cell office:value-type="float" office:value="16.6993">
            <text:p>16.6993</text:p>
          </table:table-cell>
          <table:table-cell office:value-type="float" office:value="0.0455307">
            <text:p>0.0455307</text:p>
          </table:table-cell>
          <table:table-cell/>
          <table:table-cell office:value-type="float" office:value="15.9708">
            <text:p>15.9708</text:p>
          </table:table-cell>
          <table:table-cell office:value-type="float" office:value="0.0412768">
            <text:p>0.0412768</text:p>
          </table:table-cell>
          <table:table-cell/>
          <table:table-cell office:value-type="float" office:value="24.6425">
            <text:p>24.6425</text:p>
          </table:table-cell>
          <table:table-cell office:value-type="float" office:value="0.179955">
            <text:p>0.179955</text:p>
          </table:table-cell>
          <table:table-cell table:number-columns-repeated="3"/>
        </table:table-row>
        <table:table-row table:style-name="ro1">
          <table:table-cell office:value-type="string">
            <text:p>A2</text:p>
          </table:table-cell>
          <table:table-cell office:value-type="float" office:value="2.26319">
            <text:p>2.26319</text:p>
          </table:table-cell>
          <table:table-cell office:value-type="float" office:value="0.0746894">
            <text:p>0.0746894</text:p>
          </table:table-cell>
          <table:table-cell/>
          <table:table-cell office:value-type="float" office:value="2.10316">
            <text:p>2.10316</text:p>
          </table:table-cell>
          <table:table-cell office:value-type="float" office:value="0.0580307">
            <text:p>0.0580307</text:p>
          </table:table-cell>
          <table:table-cell/>
          <table:table-cell office:value-type="float" office:value="2.11557">
            <text:p>2.11557</text:p>
          </table:table-cell>
          <table:table-cell office:value-type="float" office:value="0.0528529">
            <text:p>0.0528529</text:p>
          </table:table-cell>
          <table:table-cell/>
          <table:table-cell office:value-type="float" office:value="2.21641">
            <text:p>2.21641</text:p>
          </table:table-cell>
          <table:table-cell office:value-type="float" office:value="0.204102">
            <text:p>0.204102</text:p>
          </table:table-cell>
          <table:table-cell table:number-columns-repeated="3"/>
        </table:table-row>
        <table:table-row table:style-name="ro1">
          <table:table-cell office:value-type="string">
            <text:p>A3</text:p>
          </table:table-cell>
          <table:table-cell office:value-type="float" office:value="590.506">
            <text:p>590.506</text:p>
          </table:table-cell>
          <table:table-cell office:value-type="float" office:value="2.8647">
            <text:p>2.8647</text:p>
          </table:table-cell>
          <table:table-cell/>
          <table:table-cell office:value-type="float" office:value="875.928">
            <text:p>875.928</text:p>
          </table:table-cell>
          <table:table-cell office:value-type="float" office:value="11.1594">
            <text:p>11.1594</text:p>
          </table:table-cell>
          <table:table-cell/>
          <table:table-cell office:value-type="float" office:value="331.43">
            <text:p>331.43</text:p>
          </table:table-cell>
          <table:table-cell office:value-type="float" office:value="13.3255">
            <text:p>13.3255</text:p>
          </table:table-cell>
          <table:table-cell/>
          <table:table-cell office:value-type="float" office:value="547.286">
            <text:p>547.286</text:p>
          </table:table-cell>
          <table:table-cell office:value-type="float" office:value="41.8292">
            <text:p>41.8292</text:p>
          </table:table-cell>
          <table:table-cell table:number-columns-repeated="3"/>
        </table:table-row>
        <table:table-row table:style-name="ro1">
          <table:table-cell office:value-type="string">
            <text:p>A4</text:p>
          </table:table-cell>
          <table:table-cell office:value-type="float" office:value="0.0892536">
            <text:p>0.0892536</text:p>
          </table:table-cell>
          <table:table-cell office:value-type="float" office:value="0.553549">
            <text:p>0.553549</text:p>
          </table:table-cell>
          <table:table-cell/>
          <table:table-cell office:value-type="float" office:value="-1.70289">
            <text:p>-1.70289</text:p>
          </table:table-cell>
          <table:table-cell office:value-type="float" office:value="2.07237">
            <text:p>2.07237</text:p>
          </table:table-cell>
          <table:table-cell/>
          <table:table-cell office:value-type="float" office:value="-0.210655">
            <text:p>-0.210655</text:p>
          </table:table-cell>
          <table:table-cell office:value-type="float" office:value="2.50527">
            <text:p>2.50527</text:p>
          </table:table-cell>
          <table:table-cell/>
          <table:table-cell office:value-type="float" office:value="32.4737">
            <text:p>32.4737</text:p>
          </table:table-cell>
          <table:table-cell office:value-type="float" office:value="4.28605">
            <text:p>4.28605</text:p>
          </table:table-cell>
          <table:table-cell table:number-columns-repeated="3"/>
        </table:table-row>
        <table:table-row table:style-name="ro1">
          <table:table-cell office:value-type="string">
            <text:p>A5</text:p>
          </table:table-cell>
          <table:table-cell office:value-type="float" office:value="0.0300763">
            <text:p>0.0300763</text:p>
          </table:table-cell>
          <table:table-cell office:value-type="float" office:value="0.0170976">
            <text:p>0.0170976</text:p>
          </table:table-cell>
          <table:table-cell/>
          <table:table-cell office:value-type="float" office:value="0.0573691">
            <text:p>0.0573691</text:p>
          </table:table-cell>
          <table:table-cell office:value-type="float" office:value="0.0632172">
            <text:p>0.0632172</text:p>
          </table:table-cell>
          <table:table-cell/>
          <table:table-cell office:value-type="float" office:value="0.0909927">
            <text:p>0.0909927</text:p>
          </table:table-cell>
          <table:table-cell office:value-type="float" office:value="0.0772065">
            <text:p>0.0772065</text:p>
          </table:table-cell>
          <table:table-cell/>
          <table:table-cell office:value-type="float" office:value="-0.650669">
            <text:p>-0.650669</text:p>
          </table:table-cell>
          <table:table-cell office:value-type="float" office:value="0.0812586">
            <text:p>0.0812586</text:p>
          </table:table-cell>
          <table:table-cell table:number-columns-repeated="3"/>
        </table:table-row>
        <table:table-row table:style-name="ro1">
          <table:table-cell office:value-type="string">
            <text:p>FWHM</text:p>
          </table:table-cell>
          <table:table-cell table:formula="of:=2*SQRT(2*LN(2))*[.B11]" office:value-type="float" office:value="5.32940517771359">
            <text:p>5.3294051777</text:p>
          </table:table-cell>
          <table:table-cell table:number-columns-repeated="2"/>
          <table:table-cell table:formula="of:=2*SQRT(2*LN(2))*[.E11]" office:value-type="float" office:value="4.95256332590729">
            <text:p>4.9525633259</text:p>
          </table:table-cell>
          <table:table-cell office:value-type="float" office:value="0.00723694">
            <text:p>0.00723694</text:p>
          </table:table-cell>
          <table:table-cell/>
          <table:table-cell table:formula="of:=2*SQRT(2*LN(2))*[.H11]" office:value-type="float" office:value="4.98178664266613">
            <text:p>4.9817866427</text:p>
          </table:table-cell>
          <table:table-cell table:number-columns-repeated="2"/>
          <table:table-cell table:formula="of:=2*SQRT(2*LN(2))*[.K11]" office:value-type="float" office:value="5.21924669600705">
            <text:p>5.219246696</text:p>
          </table:table-cell>
          <table:table-cell table:number-columns-repeated="4"/>
        </table:table-row>
        <table:table-row table:style-name="ro1">
          <table:table-cell office:value-type="string">
            <text:p>Max Count</text:p>
          </table:table-cell>
          <table:table-cell office:value-type="float" office:value="722.04">
            <text:p>722.04</text:p>
          </table:table-cell>
          <table:table-cell table:number-columns-repeated="2"/>
          <table:table-cell office:value-type="float" office:value="1424.63">
            <text:p>1424.63</text:p>
          </table:table-cell>
          <table:table-cell table:number-columns-repeated="2"/>
          <table:table-cell office:value-type="float" office:value="1107.42">
            <text:p>1107.42</text:p>
          </table:table-cell>
          <table:table-cell table:number-columns-repeated="2"/>
          <table:table-cell office:value-type="float" office:value="1732.42">
            <text:p>1732.42</text:p>
          </table:table-cell>
          <table:table-cell table:number-columns-repeated="4"/>
        </table:table-row>
        <table:table-row table:style-name="ro1">
          <table:table-cell office:value-type="string">
            <text:p>Min Count</text:p>
          </table:table-cell>
          <table:table-cell office:value-type="float" office:value="587.92">
            <text:p>587.92</text:p>
          </table:table-cell>
          <table:table-cell table:number-columns-repeated="2"/>
          <table:table-cell office:value-type="float" office:value="861.926">
            <text:p>861.926</text:p>
          </table:table-cell>
          <table:table-cell table:number-columns-repeated="2"/>
          <table:table-cell office:value-type="float" office:value="320.654">
            <text:p>320.654</text:p>
          </table:table-cell>
          <table:table-cell table:number-columns-repeated="2"/>
          <table:table-cell office:value-type="float" office:value="489.5">
            <text:p>489.5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Date</text:p>
          </table:table-cell>
          <table:table-cell office:value-type="string">
            <text:p>11-01-2011</text:p>
          </table:table-cell>
          <table:table-cell table:number-columns-repeated="2"/>
          <table:table-cell office:value-type="string">
            <text:p>10-31-2011</text:p>
          </table:table-cell>
          <table:table-cell table:number-columns-repeated="2"/>
          <table:table-cell office:value-type="string">
            <text:p>10-30-2011</text:p>
          </table:table-cell>
          <table:table-cell table:number-columns-repeated="2"/>
          <table:table-cell office:value-type="string">
            <text:p>10-24-2011</text:p>
          </table:table-cell>
          <table:table-cell table:number-columns-repeated="2"/>
          <table:table-cell office:value-type="string">
            <text:p>10-23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/0</text:p>
          </table:table-cell>
          <table:table-cell table:number-columns-repeated="2"/>
          <table:table-cell office:value-type="string">
            <text:p>7/0</text:p>
          </table:table-cell>
          <table:table-cell table:number-columns-repeated="2"/>
          <table:table-cell office:value-type="string">
            <text:p>7/0</text:p>
          </table:table-cell>
          <table:table-cell table:number-columns-repeated="2"/>
          <table:table-cell office:value-type="string">
            <text:p>8/0</text:p>
          </table:table-cell>
          <table:table-cell table:number-columns-repeated="2"/>
          <table:table-cell office:value-type="string">
            <text:p>8/0</text:p>
          </table:table-cell>
          <table:table-cell/>
        </table:table-row>
        <table:table-row table:style-name="ro1">
          <table:table-cell office:value-type="string">
            <text:p>Rows Averaged</text:p>
          </table:table-cell>
          <table:table-cell office:value-type="string">
            <text:p>49-74</text:p>
          </table:table-cell>
          <table:table-cell table:number-columns-repeated="2"/>
          <table:table-cell office:value-type="string">
            <text:p>57-84</text:p>
          </table:table-cell>
          <table:table-cell table:number-columns-repeated="2"/>
          <table:table-cell office:value-type="string">
            <text:p>66-92</text:p>
          </table:table-cell>
          <table:table-cell table:number-columns-repeated="2"/>
          <table:table-cell office:value-type="string">
            <text:p>0-26</text:p>
          </table:table-cell>
          <table:table-cell table:number-columns-repeated="2"/>
          <table:table-cell office:value-type="string">
            <text:p>9-35</text:p>
          </table:table-cell>
          <table:table-cell/>
        </table:table-row>
        <table:table-row table:style-name="ro1">
          <table:table-cell office:value-type="string">
            <text:p>Columns plotted</text:p>
          </table:table-cell>
          <table:table-cell office:value-type="string">
            <text:p>304-334</text:p>
          </table:table-cell>
          <table:table-cell table:number-columns-repeated="2"/>
          <table:table-cell office:value-type="string">
            <text:p>310-340</text:p>
          </table:table-cell>
          <table:table-cell table:number-columns-repeated="2"/>
          <table:table-cell office:value-type="string">
            <text:p>310-340</text:p>
          </table:table-cell>
          <table:table-cell table:number-columns-repeated="2"/>
          <table:table-cell office:value-type="string">
            <text:p>305-338</text:p>
          </table:table-cell>
          <table:table-cell table:number-columns-repeated="2"/>
          <table:table-cell office:value-type="string">
            <text:p>309-339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775.188">
            <text:p>775.188</text:p>
          </table:table-cell>
          <table:table-cell office:value-type="float" office:value="34.8408">
            <text:p>34.8408</text:p>
          </table:table-cell>
          <table:table-cell/>
          <table:table-cell office:value-type="float" office:value="791.074">
            <text:p>791.074</text:p>
          </table:table-cell>
          <table:table-cell office:value-type="float" office:value="20.4867">
            <text:p>20.4867</text:p>
          </table:table-cell>
          <table:table-cell/>
          <table:table-cell office:value-type="float" office:value="777.376">
            <text:p>777.376</text:p>
          </table:table-cell>
          <table:table-cell office:value-type="float" office:value="14.9465">
            <text:p>14.9465</text:p>
          </table:table-cell>
          <table:table-cell/>
          <table:table-cell office:value-type="float" office:value="494.406">
            <text:p>494.406</text:p>
          </table:table-cell>
          <table:table-cell office:value-type="float" office:value="7.60969">
            <text:p>7.60969</text:p>
          </table:table-cell>
          <table:table-cell/>
          <table:table-cell office:value-type="float" office:value="755.108">
            <text:p>755.108</text:p>
          </table:table-cell>
          <table:table-cell office:value-type="float" office:value="17.5943">
            <text:p>17.5943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15.5921">
            <text:p>15.5921</text:p>
          </table:table-cell>
          <table:table-cell office:value-type="float" office:value="0.0948377">
            <text:p>0.0948377</text:p>
          </table:table-cell>
          <table:table-cell/>
          <table:table-cell office:value-type="float" office:value="13.6468">
            <text:p>13.6468</text:p>
          </table:table-cell>
          <table:table-cell office:value-type="float" office:value="0.0551958">
            <text:p>0.0551958</text:p>
          </table:table-cell>
          <table:table-cell/>
          <table:table-cell office:value-type="float" office:value="16.5418">
            <text:p>16.5418</text:p>
          </table:table-cell>
          <table:table-cell office:value-type="float" office:value="0.0403788">
            <text:p>0.0403788</text:p>
          </table:table-cell>
          <table:table-cell/>
          <table:table-cell office:value-type="float" office:value="17.9883">
            <text:p>17.9883</text:p>
          </table:table-cell>
          <table:table-cell office:value-type="float" office:value="0.0334375">
            <text:p>0.0334375</text:p>
          </table:table-cell>
          <table:table-cell/>
          <table:table-cell office:value-type="float" office:value="15.7047">
            <text:p>15.7047</text:p>
          </table:table-cell>
          <table:table-cell office:value-type="float" office:value="0.0489901">
            <text:p>0.0489901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2.08686">
            <text:p>2.08686</text:p>
          </table:table-cell>
          <table:table-cell office:value-type="float" office:value="0.120916">
            <text:p>0.120916</text:p>
          </table:table-cell>
          <table:table-cell/>
          <table:table-cell office:value-type="float" office:value="2.05888">
            <text:p>2.05888</text:p>
          </table:table-cell>
          <table:table-cell office:value-type="float" office:value="0.0680862">
            <text:p>0.0680862</text:p>
          </table:table-cell>
          <table:table-cell/>
          <table:table-cell office:value-type="float" office:value="2.0802">
            <text:p>2.0802</text:p>
          </table:table-cell>
          <table:table-cell office:value-type="float" office:value="0.0512959">
            <text:p>0.0512959</text:p>
          </table:table-cell>
          <table:table-cell/>
          <table:table-cell office:value-type="float" office:value="2.10273">
            <text:p>2.10273</text:p>
          </table:table-cell>
          <table:table-cell office:value-type="float" office:value="0.0412909">
            <text:p>0.0412909</text:p>
          </table:table-cell>
          <table:table-cell/>
          <table:table-cell office:value-type="float" office:value="2.0823">
            <text:p>2.0823</text:p>
          </table:table-cell>
          <table:table-cell office:value-type="float" office:value="0.0623793">
            <text:p>0.0623793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553.41">
            <text:p>2553.41</text:p>
          </table:table-cell>
          <table:table-cell office:value-type="float" office:value="29.9703">
            <text:p>29.9703</text:p>
          </table:table-cell>
          <table:table-cell/>
          <table:table-cell office:value-type="float" office:value="583.529">
            <text:p>583.529</text:p>
          </table:table-cell>
          <table:table-cell office:value-type="float" office:value="16.8893">
            <text:p>16.8893</text:p>
          </table:table-cell>
          <table:table-cell/>
          <table:table-cell office:value-type="float" office:value="217.428">
            <text:p>217.428</text:p>
          </table:table-cell>
          <table:table-cell office:value-type="float" office:value="13.1137">
            <text:p>13.1137</text:p>
          </table:table-cell>
          <table:table-cell/>
          <table:table-cell office:value-type="float" office:value="643.096">
            <text:p>643.096</text:p>
          </table:table-cell>
          <table:table-cell office:value-type="float" office:value="6.42672">
            <text:p>6.42672</text:p>
          </table:table-cell>
          <table:table-cell/>
          <table:table-cell office:value-type="float" office:value="162.515">
            <text:p>162.515</text:p>
          </table:table-cell>
          <table:table-cell office:value-type="float" office:value="15.1547">
            <text:p>15.154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2.36654">
            <text:p>2.36654</text:p>
          </table:table-cell>
          <table:table-cell office:value-type="float" office:value="5.63006">
            <text:p>5.63006</text:p>
          </table:table-cell>
          <table:table-cell/>
          <table:table-cell office:value-type="float" office:value="-19.6232">
            <text:p>-19.6232</text:p>
          </table:table-cell>
          <table:table-cell office:value-type="float" office:value="3.0749">
            <text:p>3.0749</text:p>
          </table:table-cell>
          <table:table-cell/>
          <table:table-cell office:value-type="float" office:value="-6.29905">
            <text:p>-6.29905</text:p>
          </table:table-cell>
          <table:table-cell office:value-type="float" office:value="2.43142">
            <text:p>2.43142</text:p>
          </table:table-cell>
          <table:table-cell/>
          <table:table-cell office:value-type="float" office:value="-5.11572">
            <text:p>-5.11572</text:p>
          </table:table-cell>
          <table:table-cell office:value-type="float" office:value="1.06146">
            <text:p>1.06146</text:p>
          </table:table-cell>
          <table:table-cell/>
          <table:table-cell office:value-type="float" office:value="-3.33823">
            <text:p>-3.33823</text:p>
          </table:table-cell>
          <table:table-cell office:value-type="float" office:value="2.84008">
            <text:p>2.84008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297854">
            <text:p>-0.297854</text:p>
          </table:table-cell>
          <table:table-cell office:value-type="float" office:value="0.174356">
            <text:p>0.174356</text:p>
          </table:table-cell>
          <table:table-cell/>
          <table:table-cell office:value-type="float" office:value="0.429232">
            <text:p>0.429232</text:p>
          </table:table-cell>
          <table:table-cell office:value-type="float" office:value="0.0973526">
            <text:p>0.0973526</text:p>
          </table:table-cell>
          <table:table-cell/>
          <table:table-cell office:value-type="float" office:value="0.172768">
            <text:p>0.172768</text:p>
          </table:table-cell>
          <table:table-cell office:value-type="float" office:value="0.07473273">
            <text:p>0.07473273</text:p>
          </table:table-cell>
          <table:table-cell/>
          <table:table-cell office:value-type="float" office:value="0.0622563">
            <text:p>0.0622563</text:p>
          </table:table-cell>
          <table:table-cell office:value-type="float" office:value="0.0296824">
            <text:p>0.0296824</text:p>
          </table:table-cell>
          <table:table-cell/>
          <table:table-cell office:value-type="float" office:value="0.110923">
            <text:p>0.110923</text:p>
          </table:table-cell>
          <table:table-cell office:value-type="float" office:value="0.0878183">
            <text:p>0.0878183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28]" office:value-type="float" office:value="4.91417975917329">
            <text:p>4.9141797592</text:p>
          </table:table-cell>
          <table:table-cell table:number-columns-repeated="2"/>
          <table:table-cell table:formula="of:=2*SQRT(2*LN(2))*[.E28]" office:value-type="float" office:value="4.84829189431332">
            <text:p>4.8482918943</text:p>
          </table:table-cell>
          <table:table-cell table:number-columns-repeated="2"/>
          <table:table-cell table:formula="of:=2*SQRT(2*LN(2))*[.H28]" office:value-type="float" office:value="4.89849665767338">
            <text:p>4.8984966577</text:p>
          </table:table-cell>
          <table:table-cell table:number-columns-repeated="2"/>
          <table:table-cell table:formula="of:=2*SQRT(2*LN(2))*[.K28]" office:value-type="float" office:value="4.95155075328793">
            <text:p>4.9515507533</text:p>
          </table:table-cell>
          <table:table-cell table:number-columns-repeated="2"/>
          <table:table-cell table:formula="of:=2*SQRT(2*LN(2))*[.N28]" office:value-type="float" office:value="4.90344177976795">
            <text:p>4.9034417798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3251.38">
            <text:p>3251.38</text:p>
          </table:table-cell>
          <table:table-cell table:number-columns-repeated="2"/>
          <table:table-cell office:value-type="float" office:value="1138.36">
            <text:p>1138.36</text:p>
          </table:table-cell>
          <table:table-cell table:number-columns-repeated="2"/>
          <table:table-cell office:value-type="float" office:value="894.778">
            <text:p>894.778</text:p>
          </table:table-cell>
          <table:table-cell table:number-columns-repeated="2"/>
          <table:table-cell office:value-type="float" office:value="1050.04">
            <text:p>1050.04</text:p>
          </table:table-cell>
          <table:table-cell table:number-columns-repeated="2"/>
          <table:table-cell office:value-type="float" office:value="848.222">
            <text:p>848.222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2387.46">
            <text:p>2387.46</text:p>
          </table:table-cell>
          <table:table-cell table:number-columns-repeated="2"/>
          <table:table-cell office:value-type="float" office:value="358.143">
            <text:p>358.143</text:p>
          </table:table-cell>
          <table:table-cell table:number-columns-repeated="2"/>
          <table:table-cell office:value-type="float" office:value="174.593">
            <text:p>174.593</text:p>
          </table:table-cell>
          <table:table-cell table:number-columns-repeated="2"/>
          <table:table-cell office:value-type="float" office:value="536.259">
            <text:p>536.259</text:p>
          </table:table-cell>
          <table:table-cell table:number-columns-repeated="2"/>
          <table:table-cell office:value-type="float" office:value="147.556">
            <text:p>147.556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Date</text:p>
          </table:table-cell>
          <table:table-cell office:value-type="string">
            <text:p>10-21-2011</text:p>
          </table:table-cell>
          <table:table-cell table:number-columns-repeated="2"/>
          <table:table-cell office:value-type="string">
            <text:p>10-18-2011</text:p>
          </table:table-cell>
          <table:table-cell table:number-columns-repeated="10"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8/0</text:p>
          </table:table-cell>
          <table:table-cell table:number-columns-repeated="2"/>
          <table:table-cell office:value-type="string">
            <text:p>8/0</text:p>
          </table:table-cell>
          <table:table-cell table:number-columns-repeated="10"/>
        </table:table-row>
        <table:table-row table:style-name="ro1">
          <table:table-cell office:value-type="string">
            <text:p>Rows Averaged</text:p>
          </table:table-cell>
          <table:table-cell office:value-type="string">
            <text:p>26-52</text:p>
          </table:table-cell>
          <table:table-cell table:number-columns-repeated="2"/>
          <table:table-cell office:value-type="string">
            <text:p>20-105</text:p>
          </table:table-cell>
          <table:table-cell table:number-columns-repeated="10"/>
        </table:table-row>
        <table:table-row table:style-name="ro1">
          <table:table-cell office:value-type="string">
            <text:p>Columns plotted</text:p>
          </table:table-cell>
          <table:table-cell office:value-type="string">
            <text:p>308-338</text:p>
          </table:table-cell>
          <table:table-cell table:number-columns-repeated="2"/>
          <table:table-cell office:value-type="string">
            <text:p>317-323</text:p>
          </table:table-cell>
          <table:table-cell table:number-columns-repeated="10"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9"/>
        </table:table-row>
        <table:table-row table:style-name="ro1">
          <table:table-cell office:value-type="string">
            <text:p>A0</text:p>
          </table:table-cell>
          <table:table-cell office:value-type="float" office:value="802.261">
            <text:p>802.261</text:p>
          </table:table-cell>
          <table:table-cell office:value-type="float" office:value="14.5768">
            <text:p>14.5768</text:p>
          </table:table-cell>
          <table:table-cell/>
          <table:table-cell office:value-type="float" office:value="457.783">
            <text:p>457.783</text:p>
          </table:table-cell>
          <table:table-cell office:value-type="float" office:value="8.48002">
            <text:p>8.48002</text:p>
          </table:table-cell>
          <table:table-cell table:number-columns-repeated="9"/>
        </table:table-row>
        <table:table-row table:style-name="ro1">
          <table:table-cell office:value-type="string">
            <text:p>A1</text:p>
          </table:table-cell>
          <table:table-cell office:value-type="float" office:value="14.833">
            <text:p>14.833</text:p>
          </table:table-cell>
          <table:table-cell office:value-type="float" office:value="0.139584">
            <text:p>0.139584</text:p>
          </table:table-cell>
          <table:table-cell/>
          <table:table-cell office:value-type="float" office:value="15.3898">
            <text:p>15.3898</text:p>
          </table:table-cell>
          <table:table-cell office:value-type="float" office:value="0.0394073">
            <text:p>0.0394073</text:p>
          </table:table-cell>
          <table:table-cell table:number-columns-repeated="9"/>
        </table:table-row>
        <table:table-row table:style-name="ro1">
          <table:table-cell office:value-type="string">
            <text:p>A2</text:p>
          </table:table-cell>
          <table:table-cell office:value-type="float" office:value="2.071">
            <text:p>2.071</text:p>
          </table:table-cell>
          <table:table-cell office:value-type="float" office:value="0.196888">
            <text:p>0.196888</text:p>
          </table:table-cell>
          <table:table-cell/>
          <table:table-cell office:value-type="float" office:value="2.12532">
            <text:p>2.12532</text:p>
          </table:table-cell>
          <table:table-cell office:value-type="float" office:value="0.0504176">
            <text:p>0.0504176</text:p>
          </table:table-cell>
          <table:table-cell table:number-columns-repeated="9"/>
        </table:table-row>
        <table:table-row table:style-name="ro1">
          <table:table-cell office:value-type="string">
            <text:p>A3</text:p>
          </table:table-cell>
          <table:table-cell office:value-type="float" office:value="582.134">
            <text:p>582.134</text:p>
          </table:table-cell>
          <table:table-cell office:value-type="float" office:value="12.0968">
            <text:p>12.0968</text:p>
          </table:table-cell>
          <table:table-cell/>
          <table:table-cell office:value-type="float" office:value="322.162">
            <text:p>322.162</text:p>
          </table:table-cell>
          <table:table-cell office:value-type="float" office:value="7.28112">
            <text:p>7.28112</text:p>
          </table:table-cell>
          <table:table-cell table:number-columns-repeated="9"/>
        </table:table-row>
        <table:table-row table:style-name="ro1">
          <table:table-cell office:value-type="string">
            <text:p>A4</text:p>
          </table:table-cell>
          <table:table-cell office:value-type="float" office:value="-14.8905">
            <text:p>-14.8905</text:p>
          </table:table-cell>
          <table:table-cell office:value-type="float" office:value="0.805891">
            <text:p>0.805891</text:p>
          </table:table-cell>
          <table:table-cell/>
          <table:table-cell office:value-type="float" office:value="-1.15915">
            <text:p>-1.15915</text:p>
          </table:table-cell>
          <table:table-cell office:value-type="float" office:value="1.37542">
            <text:p>1.37542</text:p>
          </table:table-cell>
          <table:table-cell table:number-columns-repeated="9"/>
        </table:table-row>
        <table:table-row table:style-name="ro1">
          <table:table-cell office:value-type="string">
            <text:p>A5</text:p>
          </table:table-cell>
          <table:table-cell office:value-type="float" office:value="0.286275">
            <text:p>0.286275</text:p>
          </table:table-cell>
          <table:table-cell office:value-type="float" office:value="0.00785481">
            <text:p>0.00785481</text:p>
          </table:table-cell>
          <table:table-cell/>
          <table:table-cell office:value-type="float" office:value="0.0322588">
            <text:p>0.0322588</text:p>
          </table:table-cell>
          <table:table-cell office:value-type="float" office:value="0.042726">
            <text:p>0.042726</text:p>
          </table:table-cell>
          <table:table-cell table:number-columns-repeated="9"/>
        </table:table-row>
        <table:table-row table:style-name="ro1">
          <table:table-cell office:value-type="string">
            <text:p>FWHM</text:p>
          </table:table-cell>
          <table:table-cell table:formula="of:=2*SQRT(2*LN(2))*[.B45]" office:value-type="float" office:value="4.8768323132591">
            <text:p>4.8768323133</text:p>
          </table:table-cell>
          <table:table-cell table:number-columns-repeated="2"/>
          <table:table-cell table:formula="of:=2*SQRT(2*LN(2))*[.E45]" office:value-type="float" office:value="5.00474613810518">
            <text:p>5.0047461381</text:p>
          </table:table-cell>
          <table:table-cell table:number-columns-repeated="10"/>
        </table:table-row>
        <table:table-row table:style-name="ro1">
          <table:table-cell office:value-type="string">
            <text:p>Max Count</text:p>
          </table:table-cell>
          <table:table-cell office:value-type="float" office:value="1165">
            <text:p>1165</text:p>
          </table:table-cell>
          <table:table-cell table:number-columns-repeated="2"/>
          <table:table-cell office:value-type="float" office:value="748.63">
            <text:p>748.63</text:p>
          </table:table-cell>
          <table:table-cell table:number-columns-repeated="10"/>
        </table:table-row>
        <table:table-row table:style-name="ro1">
          <table:table-cell office:value-type="string">
            <text:p>Min Count</text:p>
          </table:table-cell>
          <table:table-cell office:value-type="float" office:value="380.037">
            <text:p>380.037</text:p>
          </table:table-cell>
          <table:table-cell table:number-columns-repeated="2"/>
          <table:table-cell office:value-type="float" office:value="310.519">
            <text:p>310.519</text:p>
          </table:table-cell>
          <table:table-cell table:number-columns-repeated="10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2012-07-17</text:date>, <text:time>16:2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5T14:06:46.33</meta:creation-date>
    <dc:date>2012-07-17T16:23:27.06</dc:date>
    <meta:editing-duration>P8DT16H41M37S</meta:editing-duration>
    <meta:editing-cycles>8</meta:editing-cycles>
    <meta:generator>OpenOffice.org/3.3$Win32 OpenOffice.org_project/330m20$Build-9567</meta:generator>
    <meta:document-statistic meta:table-count="3" meta:cell-count="2179" meta:object-count="0"/>
  </office:meta>
</office:document-meta>
</file>